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462cm"/>
    </style:style>
    <style:style style:name="co11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11" style:family="table-cell" style:parent-style-name="Default" style:data-style-name="N107"/>
    <style:style style:name="ce12" style:family="table-cell" style:parent-style-name="Default" style:data-style-name="N107"/>
    <style:style style:name="ce2" style:family="table-cell" style:parent-style-name="Default" style:data-style-name="N107"/>
    <style:style style:name="ce14" style:family="table-cell" style:parent-style-name="Default" style:data-style-name="N107"/>
    <style:style style:name="ce15" style:family="table-cell" style:parent-style-name="Default" style:data-style-name="N107"/>
    <style:style style:name="ce3" style:family="table-cell" style:parent-style-name="Default" style:data-style-name="N107"/>
    <style:style style:name="ce17" style:family="table-cell" style:parent-style-name="Default" style:data-style-name="N107"/>
    <style:style style:name="ce18" style:family="table-cell" style:parent-style-name="Default" style:data-style-name="N107"/>
    <style:style style:name="ce4" style:family="table-cell" style:parent-style-name="Default" style:data-style-name="N107"/>
    <style:style style:name="ce20" style:family="table-cell" style:parent-style-name="Default" style:data-style-name="N107"/>
    <style:style style:name="ce21" style:family="table-cell" style:parent-style-name="Default" style:data-style-name="N107"/>
    <style:style style:name="ce5" style:family="table-cell" style:parent-style-name="Default" style:data-style-name="N107"/>
    <style:style style:name="ce23" style:family="table-cell" style:parent-style-name="Default" style:data-style-name="N107"/>
    <style:style style:name="ce24" style:family="table-cell" style:parent-style-name="Default" style:data-style-name="N107"/>
    <style:style style:name="ce6" style:family="table-cell" style:parent-style-name="Default" style:data-style-name="N107"/>
    <style:style style:name="ce26" style:family="table-cell" style:parent-style-name="Default" style:data-style-name="N107"/>
    <style:style style:name="ce27" style:family="table-cell" style:parent-style-name="Default" style:data-style-name="N107"/>
    <style:style style:name="ce7" style:family="table-cell" style:parent-style-name="Default" style:data-style-name="N107"/>
    <style:style style:name="ce29" style:family="table-cell" style:parent-style-name="Default" style:data-style-name="N107"/>
    <style:style style:name="ce30" style:family="table-cell" style:parent-style-name="Default" style:data-style-name="N107"/>
    <style:style style:name="ce8" style:family="table-cell" style:parent-style-name="Default" style:data-style-name="N107"/>
    <style:style style:name="ce32" style:family="table-cell" style:parent-style-name="Default" style:data-style-name="N107"/>
    <style:style style:name="ce33" style:family="table-cell" style:parent-style-name="Default" style:data-style-name="N107"/>
    <style:style style:name="ce9" style:family="table-cell" style:parent-style-name="Default" style:data-style-name="N107"/>
    <style:style style:name="ce60" style:family="table-cell" style:parent-style-name="Default" style:data-style-name="N107"/>
    <style:style style:name="ce61" style:family="table-cell" style:parent-style-name="Default" style:data-style-name="N107"/>
    <style:style style:name="ce62" style:family="table-cell" style:parent-style-name="Default" style:data-style-name="N107"/>
    <style:style style:name="ce63" style:family="table-cell" style:parent-style-name="Default" style:data-style-name="N107"/>
    <style:style style:name="ce65" style:family="table-cell" style:parent-style-name="Default" style:data-style-name="N107"/>
    <style:style style:name="ce66" style:family="table-cell" style:parent-style-name="Default" style:data-style-name="N107"/>
    <style:style style:name="ce67" style:family="table-cell" style:parent-style-name="Default" style:data-style-name="N107"/>
    <style:style style:name="ce68" style:family="table-cell" style:parent-style-name="Default" style:data-style-name="N107"/>
    <style:style style:name="ce69" style:family="table-cell" style:parent-style-name="Default" style:data-style-name="N107"/>
    <style:style style:name="ce70" style:family="table-cell" style:parent-style-name="Default" style:data-style-name="N107"/>
    <style:style style:name="ce71" style:family="table-cell" style:parent-style-name="Default" style:data-style-name="N107"/>
    <style:style style:name="ce72" style:family="table-cell" style:parent-style-name="Default" style:data-style-name="N107"/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47.829cm" svg:y="5.325cm">
            <draw:object draw:notify-on-update-of-ranges="Sheet1.V3:Sheet1.V3 Sheet1.Y4:Sheet1.Y4 Sheet1.W3:Sheet1.W3 Sheet1.W4:Sheet1.W9 Sheet1.Y4:Sheet1.Y9 Sheet1.Y4:Sheet1.Y9 Sheet1.X3:Sheet1.X3 Sheet1.X4:Sheet1.X9 Sheet1.Z4:Sheet1.Z9 Sheet1.Z4:Sheet1.Z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/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  <table:table-cell table:number-columns-repeated="5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 and recall confus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/>
          <table:table-cell table:style-name="ce1" table:formula="of:=AVERAGE([.I$20:.I$25])" office:value-type="percentage" office:value="0.983972136750749" calcext:value-type="percentage">
            <text:p>98,40%</text:p>
          </table:table-cell>
          <table:table-cell table:style-name="ce1" table:formula="of:=AVERAGE([.J$20:.J$25])" office:value-type="percentage" office:value="0.289219555887725" calcext:value-type="percentage">
            <text:p>28,92%</text:p>
          </table:table-cell>
          <table:table-cell table:style-name="ce1" table:formula="of:=AVERAGE([.K$20:.K$25])" office:value-type="percentage" office:value="0.299509001636661" calcext:value-type="percentage">
            <text:p>29,95%</text:p>
          </table:table-cell>
          <table:table-cell table:style-name="ce1" table:formula="of:=AVERAGE([.L$20:.L$25])" office:value-type="percentage" office:value="0.288574917691343" calcext:value-type="percentage">
            <text:p>28,86%</text:p>
          </table:table-cell>
          <table:table-cell table:style-name="ce1"/>
          <table:table-cell table:style-name="ce1" table:formula="of:=AVERAGE([.N$20:.N$25])" office:value-type="percentage" office:value="0.982976788744286" calcext:value-type="percentage">
            <text:p>98,30%</text:p>
          </table:table-cell>
          <table:table-cell table:style-name="ce1" table:formula="of:=AVERAGE([.O$20:.O$25])" office:value-type="percentage" office:value="0.203522752105649" calcext:value-type="percentage">
            <text:p>20,35%</text:p>
          </table:table-cell>
          <table:table-cell table:style-name="ce1" table:formula="of:=AVERAGE([.P$20:.P$25])" office:value-type="percentage" office:value="0.228577977478784" calcext:value-type="percentage">
            <text:p>22,86%</text:p>
          </table:table-cell>
          <table:table-cell table:style-name="ce1" table:formula="of:=AVERAGE([.Q$20:.Q$25])" office:value-type="percentage" office:value="0.212255770807049" calcext:value-type="percentage">
            <text:p>21,23%</text:p>
          </table:table-cell>
          <table:table-cell table:number-columns-repeated="3"/>
          <table:table-cell office:value-type="string" calcext:value-type="string">
            <text:p>Diagramm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f_dm</text:p>
          </table:table-cell>
          <table:table-cell office:value-type="string" calcext:value-type="string">
            <text:p>f_pdtb</text:p>
          </table:table-cell>
          <table:table-cell office:value-type="string" calcext:value-type="string">
            <text:p>f_dm</text:p>
          </table:table-cell>
          <table:table-cell office:value-type="string" calcext:value-type="string">
            <text:p>f_pdt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1"/>
          <table:table-cell table:style-name="ce1" table:formula="of:=AVERAGE([.I$26:.I$40])" office:value-type="percentage" office:value="0.979876109212246" calcext:value-type="percentage">
            <text:p>97,99%</text:p>
          </table:table-cell>
          <table:table-cell table:style-name="ce1" table:formula="of:=AVERAGE([.J$26:.J$40])" office:value-type="percentage" office:value="0.290680799514699" calcext:value-type="percentage">
            <text:p>29,07%</text:p>
          </table:table-cell>
          <table:table-cell table:style-name="ce1" table:formula="of:=AVERAGE([.K$26:.K$40])" office:value-type="percentage" office:value="0.477277686852155" calcext:value-type="percentage">
            <text:p>47,73%</text:p>
          </table:table-cell>
          <table:table-cell table:style-name="ce1" table:formula="of:=AVERAGE([.L$26:.L$40])" office:value-type="percentage" office:value="0.358172120543579" calcext:value-type="percentage">
            <text:p>35,82%</text:p>
          </table:table-cell>
          <table:table-cell table:style-name="ce1"/>
          <table:table-cell table:style-name="ce1" table:formula="of:=AVERAGE([.N$26:.N$40])" office:value-type="percentage" office:value="0.978336486080553" calcext:value-type="percentage">
            <text:p>97,83%</text:p>
          </table:table-cell>
          <table:table-cell table:style-name="ce1" table:formula="of:=AVERAGE([.O$26:.O$40])" office:value-type="percentage" office:value="0.21000714250124" calcext:value-type="percentage">
            <text:p>21,00%</text:p>
          </table:table-cell>
          <table:table-cell table:style-name="ce1" table:formula="of:=AVERAGE([.P$26:.P$40])" office:value-type="percentage" office:value="0.392435052649608" calcext:value-type="percentage">
            <text:p>39,24%</text:p>
          </table:table-cell>
          <table:table-cell table:style-name="ce1" table:formula="of:=AVERAGE([.Q$26:.Q$40])" office:value-type="percentage" office:value="0.270779053081145" calcext:value-type="percentage">
            <text:p>27,08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table:formula="of:=[.L3]" office:value-type="percentage" office:value="0.288574917691343" calcext:value-type="percentage">
            <text:p>28,86%</text:p>
          </table:table-cell>
          <table:table-cell table:style-name="ce1" table:formula="of:=[.Q3]" office:value-type="percentage" office:value="0.212255770807049" calcext:value-type="percentage">
            <text:p>21,23%</text:p>
          </table:table-cell>
          <table:table-cell table:style-name="ce1" table:formula="of:=[.L10]" office:value-type="percentage" office:value="0.140363272813714" calcext:value-type="percentage">
            <text:p>14,04%</text:p>
          </table:table-cell>
          <table:table-cell table:style-name="ce1" table:formula="of:=[.Q10]" office:value-type="percentage" office:value="0.15552566722873" calcext:value-type="percentage">
            <text:p>15,55%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1"/>
          <table:table-cell table:style-name="ce1" table:formula="of:=AVERAGE([.I$41:.I$60])" office:value-type="percentage" office:value="0.98235717243227" calcext:value-type="percentage">
            <text:p>98,24%</text:p>
          </table:table-cell>
          <table:table-cell table:style-name="ce1" table:formula="of:=AVERAGE([.J$41:.J$60])" office:value-type="percentage" office:value="0.334658540141399" calcext:value-type="percentage">
            <text:p>33,47%</text:p>
          </table:table-cell>
          <table:table-cell table:style-name="ce1" table:formula="of:=AVERAGE([.K$41:.K$60])" office:value-type="percentage" office:value="0.471037915984725" calcext:value-type="percentage">
            <text:p>47,10%</text:p>
          </table:table-cell>
          <table:table-cell table:style-name="ce1" table:formula="of:=AVERAGE([.L$41:.L$60])" office:value-type="percentage" office:value="0.389829994360556" calcext:value-type="percentage">
            <text:p>38,98%</text:p>
          </table:table-cell>
          <table:table-cell table:style-name="ce1"/>
          <table:table-cell table:style-name="ce1" table:formula="of:=AVERAGE([.N$41:.N$60])" office:value-type="percentage" office:value="0.980937786690265" calcext:value-type="percentage">
            <text:p>98,09%</text:p>
          </table:table-cell>
          <table:table-cell table:style-name="ce1" table:formula="of:=AVERAGE([.O$41:.O$60])" office:value-type="percentage" office:value="0.248902796964352" calcext:value-type="percentage">
            <text:p>24,89%</text:p>
          </table:table-cell>
          <table:table-cell table:style-name="ce1" table:formula="of:=AVERAGE([.P$41:.P$60])" office:value-type="percentage" office:value="0.395420239963168" calcext:value-type="percentage">
            <text:p>39,54%</text:p>
          </table:table-cell>
          <table:table-cell table:style-name="ce1" table:formula="of:=AVERAGE([.Q$41:.Q$60])" office:value-type="percentage" office:value="0.304368811587377" calcext:value-type="percentage">
            <text:p>30,44%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" table:formula="of:=[.L4]" office:value-type="percentage" office:value="0.358172120543579" calcext:value-type="percentage">
            <text:p>35,82%</text:p>
          </table:table-cell>
          <table:table-cell table:style-name="ce1" table:formula="of:=[.Q4]" office:value-type="percentage" office:value="0.270779053081145" calcext:value-type="percentage">
            <text:p>27,08%</text:p>
          </table:table-cell>
          <table:table-cell table:style-name="ce1" table:formula="of:=[.L11]" office:value-type="percentage" office:value="0.0483097097531922" calcext:value-type="percentage">
            <text:p>4,83%</text:p>
          </table:table-cell>
          <table:table-cell table:style-name="ce1" table:formula="of:=[.Q11]" office:value-type="percentage" office:value="0.0910588285243398" calcext:value-type="percentage">
            <text:p>9,11%</text:p>
          </table:table-cell>
        </table:table-row>
        <table:table-row table:style-name="ro1">
          <table:table-cell/>
          <table:table-cell office:value-type="string" calcext:value-type="string">
            <text:p>discourse markers: ba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"/>
          <table:table-cell table:style-name="ce1" table:formula="of:=AVERAGE([.I$61:.I$75])" office:value-type="percentage" office:value="0.984257372421986" calcext:value-type="percentage">
            <text:p>98,43%</text:p>
          </table:table-cell>
          <table:table-cell table:style-name="ce1" table:formula="of:=AVERAGE([.J$61:.J$75])" office:value-type="percentage" office:value="0.373736910461199" calcext:value-type="percentage">
            <text:p>37,37%</text:p>
          </table:table-cell>
          <table:table-cell table:style-name="ce1" table:formula="of:=AVERAGE([.K$61:.K$75])" office:value-type="percentage" office:value="0.472604109838152" calcext:value-type="percentage">
            <text:p>47,26%</text:p>
          </table:table-cell>
          <table:table-cell table:style-name="ce1" table:formula="of:=AVERAGE([.L$61:.L$75])" office:value-type="percentage" office:value="0.416649146190621" calcext:value-type="percentage">
            <text:p>41,66%</text:p>
          </table:table-cell>
          <table:table-cell table:style-name="ce1"/>
          <table:table-cell table:style-name="ce1" table:formula="of:=AVERAGE([.N$61:.N$75])" office:value-type="percentage" office:value="0.983004175698678" calcext:value-type="percentage">
            <text:p>98,30%</text:p>
          </table:table-cell>
          <table:table-cell table:style-name="ce1" table:formula="of:=AVERAGE([.O$61:.O$75])" office:value-type="percentage" office:value="0.288438187608475" calcext:value-type="percentage">
            <text:p>28,84%</text:p>
          </table:table-cell>
          <table:table-cell table:style-name="ce1" table:formula="of:=AVERAGE([.P$61:.P$75])" office:value-type="percentage" office:value="0.408067381225442" calcext:value-type="percentage">
            <text:p>40,81%</text:p>
          </table:table-cell>
          <table:table-cell table:style-name="ce1" table:formula="of:=AVERAGE([.Q$61:.Q$75])" office:value-type="percentage" office:value="0.337605396992057" calcext:value-type="percentage">
            <text:p>33,76%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" table:formula="of:=[.L5]" office:value-type="percentage" office:value="0.389829994360556" calcext:value-type="percentage">
            <text:p>38,98%</text:p>
          </table:table-cell>
          <table:table-cell table:style-name="ce1" table:formula="of:=[.Q5]" office:value-type="percentage" office:value="0.304368811587377" calcext:value-type="percentage">
            <text:p>30,44%</text:p>
          </table:table-cell>
          <table:table-cell table:style-name="ce1" table:formula="of:=[.L12]" office:value-type="percentage" office:value="0.0358043366777389" calcext:value-type="percentage">
            <text:p>3,58%</text:p>
          </table:table-cell>
          <table:table-cell table:style-name="ce1" table:formula="of:=[.Q12]" office:value-type="percentage" office:value="0.0660897519016815" calcext:value-type="percentage">
            <text:p>6,61%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1"/>
          <table:table-cell table:style-name="ce1" table:formula="of:=AVERAGE([.I$76:.I$81])" office:value-type="percentage" office:value="0.985311716041665" calcext:value-type="percentage">
            <text:p>98,53%</text:p>
          </table:table-cell>
          <table:table-cell table:style-name="ce1" table:formula="of:=AVERAGE([.J$76:.J$81])" office:value-type="percentage" office:value="0.401122601817269" calcext:value-type="percentage">
            <text:p>40,11%</text:p>
          </table:table-cell>
          <table:table-cell table:style-name="ce1" table:formula="of:=AVERAGE([.K$76:.K$81])" office:value-type="percentage" office:value="0.47008547008547" calcext:value-type="percentage">
            <text:p>47,01%</text:p>
          </table:table-cell>
          <table:table-cell table:style-name="ce1" table:formula="of:=AVERAGE([.L$76:.L$81])" office:value-type="percentage" office:value="0.432579222642019" calcext:value-type="percentage">
            <text:p>43,26%</text:p>
          </table:table-cell>
          <table:table-cell table:style-name="ce1"/>
          <table:table-cell table:style-name="ce1" table:formula="of:=AVERAGE([.N$76:.N$81])" office:value-type="percentage" office:value="0.984313661814413" calcext:value-type="percentage">
            <text:p>98,43%</text:p>
          </table:table-cell>
          <table:table-cell table:style-name="ce1" table:formula="of:=AVERAGE([.O$76:.O$81])" office:value-type="percentage" office:value="0.328613989033951" calcext:value-type="percentage">
            <text:p>32,86%</text:p>
          </table:table-cell>
          <table:table-cell table:style-name="ce1" table:formula="of:=AVERAGE([.P$76:.P$81])" office:value-type="percentage" office:value="0.420078015334875" calcext:value-type="percentage">
            <text:p>42,01%</text:p>
          </table:table-cell>
          <table:table-cell table:style-name="ce1" table:formula="of:=AVERAGE([.Q$76:.Q$81])" office:value-type="percentage" office:value="0.368583097842314" calcext:value-type="percentage">
            <text:p>36,86%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" table:formula="of:=[.L6]" office:value-type="percentage" office:value="0.416649146190621" calcext:value-type="percentage">
            <text:p>41,66%</text:p>
          </table:table-cell>
          <table:table-cell table:style-name="ce1" table:formula="of:=[.Q6]" office:value-type="percentage" office:value="0.337605396992057" calcext:value-type="percentage">
            <text:p>33,76%</text:p>
          </table:table-cell>
          <table:table-cell table:style-name="ce1" table:formula="of:=[.L13]" office:value-type="percentage" office:value="0.0285391928427744" calcext:value-type="percentage">
            <text:p>2,85%</text:p>
          </table:table-cell>
          <table:table-cell table:style-name="ce1" table:formula="of:=[.Q13]" office:value-type="percentage" office:value="0.0549723562608996" calcext:value-type="percentage">
            <text:p>5,50%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1"/>
          <table:table-cell table:style-name="ce1" table:formula="of:=[.I$82]" office:value-type="percentage" office:value="0.986417477856348" calcext:value-type="percentage">
            <text:p>98,64%</text:p>
          </table:table-cell>
          <table:table-cell table:style-name="ce1" table:formula="of:=[.J$82]" office:value-type="percentage" office:value="0.433671503788365" calcext:value-type="percentage">
            <text:p>43,37%</text:p>
          </table:table-cell>
          <table:table-cell table:style-name="ce1" table:formula="of:=[.K$82]" office:value-type="percentage" office:value="0.460583742498636" calcext:value-type="percentage">
            <text:p>46,06%</text:p>
          </table:table-cell>
          <table:table-cell table:style-name="ce1" table:formula="of:=[.L$82]" office:value-type="percentage" office:value="0.446722666843045" calcext:value-type="percentage">
            <text:p>44,67%</text:p>
          </table:table-cell>
          <table:table-cell table:style-name="ce1"/>
          <table:table-cell table:style-name="ce1" table:formula="of:=[.N$82]" office:value-type="percentage" office:value="0.985763113669392" calcext:value-type="percentage">
            <text:p>98,58%</text:p>
          </table:table-cell>
          <table:table-cell table:style-name="ce1" table:formula="of:=[.O$82]" office:value-type="percentage" office:value="0.381918582252472" calcext:value-type="percentage">
            <text:p>38,19%</text:p>
          </table:table-cell>
          <table:table-cell table:style-name="ce1" table:formula="of:=[.P$82]" office:value-type="percentage" office:value="0.429210564294992" calcext:value-type="percentage">
            <text:p>42,92%</text:p>
          </table:table-cell>
          <table:table-cell table:style-name="ce1" table:formula="of:=[.Q$82]" office:value-type="percentage" office:value="0.40418592008698" calcext:value-type="percentage">
            <text:p>40,42%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" table:formula="of:=[.L7]" office:value-type="percentage" office:value="0.432579222642019" calcext:value-type="percentage">
            <text:p>43,26%</text:p>
          </table:table-cell>
          <table:table-cell table:style-name="ce1" table:formula="of:=[.Q7]" office:value-type="percentage" office:value="0.368583097842314" calcext:value-type="percentage">
            <text:p>36,86%</text:p>
          </table:table-cell>
          <table:table-cell table:style-name="ce1" table:formula="of:=[.L14]" office:value-type="percentage" office:value="0.0178856946907332" calcext:value-type="percentage">
            <text:p>1,79%</text:p>
          </table:table-cell>
          <table:table-cell table:style-name="ce1" table:formula="of:=[.Q14]" office:value-type="percentage" office:value="0.0438091531241052" calcext:value-type="percentage">
            <text:p>4,38%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float" office:value="6" calcext:value-type="float">
            <text:p>6</text:p>
          </table:table-cell>
          <table:table-cell table:style-name="ce1" table:formula="of:=[.L8]" office:value-type="percentage" office:value="0.446722666843045" calcext:value-type="percentage">
            <text:p>44,67%</text:p>
          </table:table-cell>
          <table:table-cell table:style-name="ce1" table:formula="of:=[.Q8]" office:value-type="percentage" office:value="0.40418592008698" calcext:value-type="percentage">
            <text:p>40,42%</text:p>
          </table:table-cell>
          <table:table-cell table:style-name="ce1" table:formula="of:=[.L15]" office:value-type="percentage" office:value="0" calcext:value-type="percentage">
            <text:p>0,00%</text:p>
          </table:table-cell>
          <table:table-cell table:style-name="ce1" table:formula="of:=[.Q15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formula="of:=STDEV([.I$20:.I$25])" office:value-type="percentage" office:value="0.00204735396774313" calcext:value-type="percentage">
            <text:p>0,20%</text:p>
          </table:table-cell>
          <table:table-cell table:style-name="ce1" table:formula="of:=STDEV([.J$20:.J$25])" office:value-type="percentage" office:value="0.13400020359694" calcext:value-type="percentage">
            <text:p>13,40%</text:p>
          </table:table-cell>
          <table:table-cell table:style-name="ce1" table:formula="of:=STDEV([.K$20:.K$25])" office:value-type="percentage" office:value="0.157310446091163" calcext:value-type="percentage">
            <text:p>15,73%</text:p>
          </table:table-cell>
          <table:table-cell table:style-name="ce1" table:formula="of:=STDEV([.L$20:.L$25])" office:value-type="percentage" office:value="0.140363272813714" calcext:value-type="percentage">
            <text:p>14,04%</text:p>
          </table:table-cell>
          <table:table-cell table:style-name="ce1"/>
          <table:table-cell table:style-name="ce1" table:formula="of:=STDEV([.N$20:.N$25])" office:value-type="percentage" office:value="0.00277033733553468" calcext:value-type="percentage">
            <text:p>0,28%</text:p>
          </table:table-cell>
          <table:table-cell table:style-name="ce1" table:formula="of:=STDEV([.O$20:.O$25])" office:value-type="percentage" office:value="0.140531532517236" calcext:value-type="percentage">
            <text:p>14,05%</text:p>
          </table:table-cell>
          <table:table-cell table:style-name="ce1" table:formula="of:=STDEV([.P$20:.P$25])" office:value-type="percentage" office:value="0.177037336710005" calcext:value-type="percentage">
            <text:p>17,70%</text:p>
          </table:table-cell>
          <table:table-cell table:style-name="ce1" table:formula="of:=STDEV([.Q$20:.Q$25])" office:value-type="percentage" office:value="0.15552566722873" calcext:value-type="percentage">
            <text:p>15,55%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" table:formula="of:=STDEV([.I$26:.I$40])" office:value-type="percentage" office:value="0.00204482804410843" calcext:value-type="percentage">
            <text:p>0,20%</text:p>
          </table:table-cell>
          <table:table-cell table:style-name="ce1" table:formula="of:=STDEV([.J$26:.J$40])" office:value-type="percentage" office:value="0.0348158770567433" calcext:value-type="percentage">
            <text:p>3,48%</text:p>
          </table:table-cell>
          <table:table-cell table:style-name="ce1" table:formula="of:=STDEV([.K$26:.K$40])" office:value-type="percentage" office:value="0.100304925187677" calcext:value-type="percentage">
            <text:p>10,03%</text:p>
          </table:table-cell>
          <table:table-cell table:style-name="ce1" table:formula="of:=STDEV([.L$26:.L$40])" office:value-type="percentage" office:value="0.0483097097531922" calcext:value-type="percentage">
            <text:p>4,83%</text:p>
          </table:table-cell>
          <table:table-cell table:style-name="ce1"/>
          <table:table-cell table:style-name="ce1" table:formula="of:=STDEV([.N$26:.N$40])" office:value-type="percentage" office:value="0.00253434272791911" calcext:value-type="percentage">
            <text:p>0,25%</text:p>
          </table:table-cell>
          <table:table-cell table:style-name="ce1" table:formula="of:=STDEV([.O$26:.O$40])" office:value-type="percentage" office:value="0.0706585080266044" calcext:value-type="percentage">
            <text:p>7,07%</text:p>
          </table:table-cell>
          <table:table-cell table:style-name="ce1" table:formula="of:=STDEV([.P$26:.P$40])" office:value-type="percentage" office:value="0.140809963127942" calcext:value-type="percentage">
            <text:p>14,08%</text:p>
          </table:table-cell>
          <table:table-cell table:style-name="ce1" table:formula="of:=STDEV([.Q$26:.Q$40])" office:value-type="percentage" office:value="0.0910588285243398" calcext:value-type="percentage">
            <text:p>9,11%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1" table:formula="of:=STDEV([.I$41:.I$60])" office:value-type="percentage" office:value="0.00204656806445039" calcext:value-type="percentage">
            <text:p>0,20%</text:p>
          </table:table-cell>
          <table:table-cell table:style-name="ce1" table:formula="of:=STDEV([.J$41:.J$60])" office:value-type="percentage" office:value="0.0416927018845815" calcext:value-type="percentage">
            <text:p>4,17%</text:p>
          </table:table-cell>
          <table:table-cell table:style-name="ce1" table:formula="of:=STDEV([.K$41:.K$60])" office:value-type="percentage" office:value="0.0415848143006361" calcext:value-type="percentage">
            <text:p>4,16%</text:p>
          </table:table-cell>
          <table:table-cell table:style-name="ce1" table:formula="of:=STDEV([.L$41:.L$60])" office:value-type="percentage" office:value="0.0358043366777389" calcext:value-type="percentage">
            <text:p>3,58%</text:p>
          </table:table-cell>
          <table:table-cell table:style-name="ce1"/>
          <table:table-cell table:style-name="ce1" table:formula="of:=STDEV([.N$41:.N$60])" office:value-type="percentage" office:value="0.00224758927718206" calcext:value-type="percentage">
            <text:p>0,22%</text:p>
          </table:table-cell>
          <table:table-cell table:style-name="ce1" table:formula="of:=STDEV([.O$41:.O$60])" office:value-type="percentage" office:value="0.0597005710720467" calcext:value-type="percentage">
            <text:p>5,97%</text:p>
          </table:table-cell>
          <table:table-cell table:style-name="ce1" table:formula="of:=STDEV([.P$41:.P$60])" office:value-type="percentage" office:value="0.0776520949906843" calcext:value-type="percentage">
            <text:p>7,77%</text:p>
          </table:table-cell>
          <table:table-cell table:style-name="ce1" table:formula="of:=STDEV([.Q$41:.Q$60])" office:value-type="percentage" office:value="0.0660897519016815" calcext:value-type="percentage">
            <text:p>6,61%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" table:formula="of:=STDEV([.I$61:.I$75])" office:value-type="percentage" office:value="0.00101837020286658" calcext:value-type="percentage">
            <text:p>0,10%</text:p>
          </table:table-cell>
          <table:table-cell table:style-name="ce1" table:formula="of:=STDEV([.J$61:.J$75])" office:value-type="percentage" office:value="0.027237338833844" calcext:value-type="percentage">
            <text:p>2,72%</text:p>
          </table:table-cell>
          <table:table-cell table:style-name="ce1" table:formula="of:=STDEV([.K$61:.K$75])" office:value-type="percentage" office:value="0.0422312946317576" calcext:value-type="percentage">
            <text:p>4,22%</text:p>
          </table:table-cell>
          <table:table-cell table:style-name="ce1" table:formula="of:=STDEV([.L$61:.L$75])" office:value-type="percentage" office:value="0.0285391928427744" calcext:value-type="percentage">
            <text:p>2,85%</text:p>
          </table:table-cell>
          <table:table-cell table:style-name="ce1"/>
          <table:table-cell table:style-name="ce1" table:formula="of:=STDEV([.N$61:.N$75])" office:value-type="percentage" office:value="0.00107847060411487" calcext:value-type="percentage">
            <text:p>0,11%</text:p>
          </table:table-cell>
          <table:table-cell table:style-name="ce1" table:formula="of:=STDEV([.O$61:.O$75])" office:value-type="percentage" office:value="0.0473191283941987" calcext:value-type="percentage">
            <text:p>4,73%</text:p>
          </table:table-cell>
          <table:table-cell table:style-name="ce1" table:formula="of:=STDEV([.P$61:.P$75])" office:value-type="percentage" office:value="0.0693152818594336" calcext:value-type="percentage">
            <text:p>6,93%</text:p>
          </table:table-cell>
          <table:table-cell table:style-name="ce1" table:formula="of:=STDEV([.Q$61:.Q$75])" office:value-type="percentage" office:value="0.0549723562608996" calcext:value-type="percentage">
            <text:p>5,50%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" table:formula="of:=STDEV([.I$76:.I$81])" office:value-type="percentage" office:value="0.00074063064254178" calcext:value-type="percentage">
            <text:p>0,07%</text:p>
          </table:table-cell>
          <table:table-cell table:style-name="ce1" table:formula="of:=STDEV([.J$76:.J$81])" office:value-type="percentage" office:value="0.0210657248825874" calcext:value-type="percentage">
            <text:p>2,11%</text:p>
          </table:table-cell>
          <table:table-cell table:style-name="ce1" table:formula="of:=STDEV([.K$76:.K$81])" office:value-type="percentage" office:value="0.0214934786988044" calcext:value-type="percentage">
            <text:p>2,15%</text:p>
          </table:table-cell>
          <table:table-cell table:style-name="ce1" table:formula="of:=STDEV([.L$76:.L$81])" office:value-type="percentage" office:value="0.0178856946907332" calcext:value-type="percentage">
            <text:p>1,79%</text:p>
          </table:table-cell>
          <table:table-cell table:style-name="ce1"/>
          <table:table-cell table:style-name="ce1" table:formula="of:=STDEV([.N$76:.N$81])" office:value-type="percentage" office:value="0.000848183925417748" calcext:value-type="percentage">
            <text:p>0,08%</text:p>
          </table:table-cell>
          <table:table-cell table:style-name="ce1" table:formula="of:=STDEV([.O$76:.O$81])" office:value-type="percentage" office:value="0.042281773037926" calcext:value-type="percentage">
            <text:p>4,23%</text:p>
          </table:table-cell>
          <table:table-cell table:style-name="ce1" table:formula="of:=STDEV([.P$76:.P$81])" office:value-type="percentage" office:value="0.0470072330982526" calcext:value-type="percentage">
            <text:p>4,70%</text:p>
          </table:table-cell>
          <table:table-cell table:style-name="ce1" table:formula="of:=STDEV([.Q$76:.Q$81])" office:value-type="percentage" office:value="0.0438091531241052" calcext:value-type="percentage">
            <text:p>4,38%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 table:number-columns-repeated="9"/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1" table:number-columns-repeated="4"/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tgt</text:p>
          </table:table-cell>
          <table:table-cell/>
          <table:table-cell office:value-type="string" calcext:value-type="string">
            <text:p>src</text:p>
          </table:table-cell>
          <table:table-cell office:value-type="string" calcext:value-type="string">
            <text:p>predicted dm</text:p>
          </table:table-cell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  <table:table-cell office:value-type="string" calcext:value-type="string">
            <text:p>ensembl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43]</text:p>
          </table:table-cell>
          <table:table-cell office:value-type="float" office:value="9638" calcext:value-type="float">
            <text:p>9638</text:p>
          </table:table-cell>
          <table:table-cell office:value-type="float" office:value="7332" calcext:value-type="float">
            <text:p>73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|</text:p>
          </table:table-cell>
          <table:table-cell table:style-name="ce11" office:value-type="percentage" office:value="0.983928295973955" calcext:value-type="percentage">
            <text:p>98,39%</text:p>
          </table:table-cell>
          <table:table-cell table:style-name="ce14" office:value-type="percentage" office:value="0.366881095663001" calcext:value-type="percentage">
            <text:p>36,69%</text:p>
          </table:table-cell>
          <table:table-cell table:style-name="ce17" office:value-type="percentage" office:value="0.482269503546099" calcext:value-type="percentage">
            <text:p>48,23%</text:p>
          </table:table-cell>
          <table:table-cell table:style-name="ce20" office:value-type="percentage" office:value="0.41673541543901" calcext:value-type="percentage">
            <text:p>41,67%</text:p>
          </table:table-cell>
          <table:table-cell office:value-type="string" calcext:value-type="string">
            <text:p>|</text:p>
          </table:table-cell>
          <table:table-cell table:style-name="ce23" office:value-type="percentage" office:value="0.983608420676609" calcext:value-type="percentage">
            <text:p>98,36%</text:p>
          </table:table-cell>
          <table:table-cell table:style-name="ce26" office:value-type="percentage" office:value="0.346441170367296" calcext:value-type="percentage">
            <text:p>34,64%</text:p>
          </table:table-cell>
          <table:table-cell table:style-name="ce29" office:value-type="percentage" office:value="0.467974772249474" calcext:value-type="percentage">
            <text:p>46,80%</text:p>
          </table:table-cell>
          <table:table-cell table:style-name="ce32" office:value-type="percentage" office:value="0.398139867644429" calcext:value-type="percentage">
            <text:p>39,81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7]</text:p>
          </table:table-cell>
          <table:table-cell office:value-type="float" office:value="1956" calcext:value-type="float">
            <text:p>1956</text:p>
          </table:table-cell>
          <table:table-cell office:value-type="float" office:value="7332" calcext:value-type="float">
            <text:p>73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2078702313" calcext:value-type="percentage">
            <text:p>98,52%</text:p>
          </table:table-cell>
          <table:table-cell table:style-name="ce15" office:value-type="percentage" office:value="0.0475460122699387" calcext:value-type="percentage">
            <text:p>4,75%</text:p>
          </table:table-cell>
          <table:table-cell table:style-name="ce18" office:value-type="percentage" office:value="0.012684124386252" calcext:value-type="percentage">
            <text:p>1,27%</text:p>
          </table:table-cell>
          <table:table-cell table:style-name="ce21" office:value-type="percentage" office:value="0.0200258397932816" calcext:value-type="percentage">
            <text:p>2,0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131481737069" calcext:value-type="percentage">
            <text:p>98,51%</text:p>
          </table:table-cell>
          <table:table-cell table:style-name="ce27" office:value-type="percentage" office:value="0.0194274028629857" calcext:value-type="percentage">
            <text:p>1,94%</text:p>
          </table:table-cell>
          <table:table-cell table:style-name="ce30" office:value-type="percentage" office:value="0.00522193211488251" calcext:value-type="percentage">
            <text:p>0,52%</text:p>
          </table:table-cell>
          <table:table-cell table:style-name="ce33" office:value-type="percentage" office:value="0.00823134409184447" calcext:value-type="percentage">
            <text:p>0,82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]</text:p>
          </table:table-cell>
          <table:table-cell office:value-type="float" office:value="6967" calcext:value-type="float">
            <text:p>6967</text:p>
          </table:table-cell>
          <table:table-cell office:value-type="float" office:value="7332" calcext:value-type="float">
            <text:p>7332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618163071452" calcext:value-type="percentage">
            <text:p>98,36%</text:p>
          </table:table-cell>
          <table:table-cell table:style-name="ce15" office:value-type="percentage" office:value="0.302138653652935" calcext:value-type="percentage">
            <text:p>30,21%</text:p>
          </table:table-cell>
          <table:table-cell table:style-name="ce18" office:value-type="percentage" office:value="0.287097654118931" calcext:value-type="percentage">
            <text:p>28,71%</text:p>
          </table:table-cell>
          <table:table-cell table:style-name="ce21" office:value-type="percentage" office:value="0.294426183649206" calcext:value-type="percentage">
            <text:p>29,4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332386156057" calcext:value-type="percentage">
            <text:p>98,33%</text:p>
          </table:table-cell>
          <table:table-cell table:style-name="ce27" office:value-type="percentage" office:value="0.276876704463901" calcext:value-type="percentage">
            <text:p>27,69%</text:p>
          </table:table-cell>
          <table:table-cell table:style-name="ce30" office:value-type="percentage" office:value="0.269564002235886" calcext:value-type="percentage">
            <text:p>26,96%</text:p>
          </table:table-cell>
          <table:table-cell table:style-name="ce33" office:value-type="percentage" office:value="0.273171422502301" calcext:value-type="percentage">
            <text:p>27,32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]</text:p>
          </table:table-cell>
          <table:table-cell office:value-type="float" office:value="5226" calcext:value-type="float">
            <text:p>5226</text:p>
          </table:table-cell>
          <table:table-cell office:value-type="float" office:value="7332" calcext:value-type="float">
            <text:p>7332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7117306552572" calcext:value-type="percentage">
            <text:p>98,71%</text:p>
          </table:table-cell>
          <table:table-cell table:style-name="ce15" office:value-type="percentage" office:value="0.442403367776502" calcext:value-type="percentage">
            <text:p>44,24%</text:p>
          </table:table-cell>
          <table:table-cell table:style-name="ce18" office:value-type="percentage" office:value="0.315330060010911" calcext:value-type="percentage">
            <text:p>31,53%</text:p>
          </table:table-cell>
          <table:table-cell table:style-name="ce21" office:value-type="percentage" office:value="0.368211498646281" calcext:value-type="percentage">
            <text:p>36,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578008167374" calcext:value-type="percentage">
            <text:p>98,56%</text:p>
          </table:table-cell>
          <table:table-cell table:style-name="ce27" office:value-type="percentage" office:value="0.261002678913127" calcext:value-type="percentage">
            <text:p>26,10%</text:p>
          </table:table-cell>
          <table:table-cell table:style-name="ce30" office:value-type="percentage" office:value="0.213659147869674" calcext:value-type="percentage">
            <text:p>21,37%</text:p>
          </table:table-cell>
          <table:table-cell table:style-name="ce33" office:value-type="percentage" office:value="0.234969853574505" calcext:value-type="percentage">
            <text:p>23,50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]</text:p>
          </table:table-cell>
          <table:table-cell office:value-type="float" office:value="8913" calcext:value-type="float">
            <text:p>8913</text:p>
          </table:table-cell>
          <table:table-cell office:value-type="float" office:value="7332" calcext:value-type="float">
            <text:p>7332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809544299481" calcext:value-type="percentage">
            <text:p>98,28%</text:p>
          </table:table-cell>
          <table:table-cell table:style-name="ce15" office:value-type="percentage" office:value="0.317401548300236" calcext:value-type="percentage">
            <text:p>31,74%</text:p>
          </table:table-cell>
          <table:table-cell table:style-name="ce18" office:value-type="percentage" office:value="0.385842880523732" calcext:value-type="percentage">
            <text:p>38,58%</text:p>
          </table:table-cell>
          <table:table-cell table:style-name="ce21" office:value-type="percentage" office:value="0.348291782086796" calcext:value-type="percentage">
            <text:p>34,8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335414417121" calcext:value-type="percentage">
            <text:p>98,23%</text:p>
          </table:table-cell>
          <table:table-cell table:style-name="ce27" office:value-type="percentage" office:value="0.284640412880063" calcext:value-type="percentage">
            <text:p>28,46%</text:p>
          </table:table-cell>
          <table:table-cell table:style-name="ce30" office:value-type="percentage" office:value="0.360369318181818" calcext:value-type="percentage">
            <text:p>36,04%</text:p>
          </table:table-cell>
          <table:table-cell table:style-name="ce33" office:value-type="percentage" office:value="0.318059299191375" calcext:value-type="percentage">
            <text:p>31,81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]</text:p>
          </table:table-cell>
          <table:table-cell office:value-type="float" office:value="8886" calcext:value-type="float">
            <text:p>8886</text:p>
          </table:table-cell>
          <table:table-cell office:value-type="float" office:value="7332" calcext:value-type="float">
            <text:p>7332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38723583902" calcext:value-type="percentage">
            <text:p>98,11%</text:p>
          </table:table-cell>
          <table:table-cell table:style-name="ce15" office:value-type="percentage" office:value="0.258946657663741" calcext:value-type="percentage">
            <text:p>25,89%</text:p>
          </table:table-cell>
          <table:table-cell table:style-name="ce18" office:value-type="percentage" office:value="0.313829787234043" calcext:value-type="percentage">
            <text:p>31,38%</text:p>
          </table:table-cell>
          <table:table-cell table:style-name="ce21" office:value-type="percentage" office:value="0.283758786533481" calcext:value-type="percentage">
            <text:p>28,3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875021311489" calcext:value-type="percentage">
            <text:p>97,79%</text:p>
          </table:table-cell>
          <table:table-cell table:style-name="ce27" office:value-type="percentage" office:value="0.0327481431465226" calcext:value-type="percentage">
            <text:p>3,27%</text:p>
          </table:table-cell>
          <table:table-cell table:style-name="ce30" office:value-type="percentage" office:value="0.0546786922209696" calcext:value-type="percentage">
            <text:p>5,47%</text:p>
          </table:table-cell>
          <table:table-cell table:style-name="ce33" office:value-type="percentage" office:value="0.0409628378378378" calcext:value-type="percentage">
            <text:p>4,10%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7, 43]</text:p>
          </table:table-cell>
          <table:table-cell office:value-type="float" office:value="11450" calcext:value-type="float">
            <text:p>11450</text:p>
          </table:table-cell>
          <table:table-cell office:value-type="float" office:value="7332" calcext:value-type="float">
            <text:p>733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25733724112" calcext:value-type="percentage">
            <text:p>98,11%</text:p>
          </table:table-cell>
          <table:table-cell table:style-name="ce15" office:value-type="percentage" office:value="0.312576419213974" calcext:value-type="percentage">
            <text:p>31,26%</text:p>
          </table:table-cell>
          <table:table-cell table:style-name="ce18" office:value-type="percentage" office:value="0.488134206219313" calcext:value-type="percentage">
            <text:p>48,81%</text:p>
          </table:table-cell>
          <table:table-cell table:style-name="ce21" office:value-type="percentage" office:value="0.381109572995421" calcext:value-type="percentage">
            <text:p>38,1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230480706" calcext:value-type="percentage">
            <text:p>98,07%</text:p>
          </table:table-cell>
          <table:table-cell table:style-name="ce27" office:value-type="percentage" office:value="0.290917030567686" calcext:value-type="percentage">
            <text:p>29,09%</text:p>
          </table:table-cell>
          <table:table-cell table:style-name="ce30" office:value-type="percentage" office:value="0.470214568040655" calcext:value-type="percentage">
            <text:p>47,02%</text:p>
          </table:table-cell>
          <table:table-cell table:style-name="ce33" office:value-type="percentage" office:value="0.359447501888421" calcext:value-type="percentage">
            <text:p>35,94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43]</text:p>
          </table:table-cell>
          <table:table-cell office:value-type="float" office:value="13578" calcext:value-type="float">
            <text:p>13578</text:p>
          </table:table-cell>
          <table:table-cell office:value-type="float" office:value="7332" calcext:value-type="float">
            <text:p>7332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498753785326" calcext:value-type="percentage">
            <text:p>97,95%</text:p>
          </table:table-cell>
          <table:table-cell table:style-name="ce15" office:value-type="percentage" office:value="0.305052290469878" calcext:value-type="percentage">
            <text:p>30,51%</text:p>
          </table:table-cell>
          <table:table-cell table:style-name="ce18" office:value-type="percentage" office:value="0.564920894708129" calcext:value-type="percentage">
            <text:p>56,49%</text:p>
          </table:table-cell>
          <table:table-cell table:style-name="ce21" office:value-type="percentage" office:value="0.396174079387853" calcext:value-type="percentage">
            <text:p>39,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040861227704" calcext:value-type="percentage">
            <text:p>97,90%</text:p>
          </table:table-cell>
          <table:table-cell table:style-name="ce27" office:value-type="percentage" office:value="0.284283399617028" calcext:value-type="percentage">
            <text:p>28,43%</text:p>
          </table:table-cell>
          <table:table-cell table:style-name="ce30" office:value-type="percentage" office:value="0.547517730496454" calcext:value-type="percentage">
            <text:p>54,75%</text:p>
          </table:table-cell>
          <table:table-cell table:style-name="ce33" office:value-type="percentage" office:value="0.374248594143882" calcext:value-type="percentage">
            <text:p>37,42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37]</text:p>
          </table:table-cell>
          <table:table-cell office:value-type="float" office:value="8810" calcext:value-type="float">
            <text:p>8810</text:p>
          </table:table-cell>
          <table:table-cell office:value-type="float" office:value="7332" calcext:value-type="float">
            <text:p>7332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82047201903" calcext:value-type="percentage">
            <text:p>98,08%</text:p>
          </table:table-cell>
          <table:table-cell table:style-name="ce15" office:value-type="percentage" office:value="0.245743473325766" calcext:value-type="percentage">
            <text:p>24,57%</text:p>
          </table:table-cell>
          <table:table-cell table:style-name="ce18" office:value-type="percentage" office:value="0.295280960174577" calcext:value-type="percentage">
            <text:p>29,53%</text:p>
          </table:table-cell>
          <table:table-cell table:style-name="ce21" office:value-type="percentage" office:value="0.268244331557428" calcext:value-type="percentage">
            <text:p>26,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55132212417" calcext:value-type="percentage">
            <text:p>98,05%</text:p>
          </table:table-cell>
          <table:table-cell table:style-name="ce27" office:value-type="percentage" office:value="0.220204313280363" calcext:value-type="percentage">
            <text:p>22,02%</text:p>
          </table:table-cell>
          <table:table-cell table:style-name="ce30" office:value-type="percentage" office:value="0.272970310961024" calcext:value-type="percentage">
            <text:p>27,30%</text:p>
          </table:table-cell>
          <table:table-cell table:style-name="ce33" office:value-type="percentage" office:value="0.24376452849155" calcext:value-type="percentage">
            <text:p>24,38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43]</text:p>
          </table:table-cell>
          <table:table-cell office:value-type="float" office:value="12184" calcext:value-type="float">
            <text:p>12184</text:p>
          </table:table-cell>
          <table:table-cell office:value-type="float" office:value="7332" calcext:value-type="float">
            <text:p>7332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817443757966" calcext:value-type="percentage">
            <text:p>98,18%</text:p>
          </table:table-cell>
          <table:table-cell table:style-name="ce15" office:value-type="percentage" office:value="0.341349310571241" calcext:value-type="percentage">
            <text:p>34,13%</text:p>
          </table:table-cell>
          <table:table-cell table:style-name="ce18" office:value-type="percentage" office:value="0.567239498090562" calcext:value-type="percentage">
            <text:p>56,72%</text:p>
          </table:table-cell>
          <table:table-cell table:style-name="ce21" office:value-type="percentage" office:value="0.426214388194302" calcext:value-type="percentage">
            <text:p>42,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253789385661" calcext:value-type="percentage">
            <text:p>98,03%</text:p>
          </table:table-cell>
          <table:table-cell table:style-name="ce27" office:value-type="percentage" office:value="0.26231122783979" calcext:value-type="percentage">
            <text:p>26,23%</text:p>
          </table:table-cell>
          <table:table-cell table:style-name="ce30" office:value-type="percentage" office:value="0.501805620976605" calcext:value-type="percentage">
            <text:p>50,18%</text:p>
          </table:table-cell>
          <table:table-cell table:style-name="ce33" office:value-type="percentage" office:value="0.344526491672506" calcext:value-type="percentage">
            <text:p>34,45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7]</text:p>
          </table:table-cell>
          <table:table-cell office:value-type="float" office:value="7108" calcext:value-type="float">
            <text:p>7108</text:p>
          </table:table-cell>
          <table:table-cell office:value-type="float" office:value="7332" calcext:value-type="float">
            <text:p>7332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5628993367" calcext:value-type="percentage">
            <text:p>98,43%</text:p>
          </table:table-cell>
          <table:table-cell table:style-name="ce15" office:value-type="percentage" office:value="0.333708497467642" calcext:value-type="percentage">
            <text:p>33,37%</text:p>
          </table:table-cell>
          <table:table-cell table:style-name="ce18" office:value-type="percentage" office:value="0.323513366066558" calcext:value-type="percentage">
            <text:p>32,35%</text:p>
          </table:table-cell>
          <table:table-cell table:style-name="ce21" office:value-type="percentage" office:value="0.328531855955679" calcext:value-type="percentage">
            <text:p>32,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640676122202" calcext:value-type="percentage">
            <text:p>98,26%</text:p>
          </table:table-cell>
          <table:table-cell table:style-name="ce27" office:value-type="percentage" office:value="0.193725379853686" calcext:value-type="percentage">
            <text:p>19,37%</text:p>
          </table:table-cell>
          <table:table-cell table:style-name="ce30" office:value-type="percentage" office:value="0.217295250118353" calcext:value-type="percentage">
            <text:p>21,73%</text:p>
          </table:table-cell>
          <table:table-cell table:style-name="ce33" office:value-type="percentage" office:value="0.204834510970621" calcext:value-type="percentage">
            <text:p>20,48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]</text:p>
          </table:table-cell>
          <table:table-cell office:value-type="float" office:value="10565" calcext:value-type="float">
            <text:p>10565</text:p>
          </table:table-cell>
          <table:table-cell office:value-type="float" office:value="7332" calcext:value-type="float">
            <text:p>7332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09834947594" calcext:value-type="percentage">
            <text:p>98,21%</text:p>
          </table:table-cell>
          <table:table-cell table:style-name="ce15" office:value-type="percentage" office:value="0.325224798864174" calcext:value-type="percentage">
            <text:p>32,52%</text:p>
          </table:table-cell>
          <table:table-cell table:style-name="ce18" office:value-type="percentage" office:value="0.468630660120022" calcext:value-type="percentage">
            <text:p>46,86%</text:p>
          </table:table-cell>
          <table:table-cell table:style-name="ce21" office:value-type="percentage" office:value="0.38397496787171" calcext:value-type="percentage">
            <text:p>38,4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68122072207" calcext:value-type="percentage">
            <text:p>98,05%</text:p>
          </table:table-cell>
          <table:table-cell table:style-name="ce27" office:value-type="percentage" office:value="0.23019403691434" calcext:value-type="percentage">
            <text:p>23,02%</text:p>
          </table:table-cell>
          <table:table-cell table:style-name="ce30" office:value-type="percentage" office:value="0.384323640960809" calcext:value-type="percentage">
            <text:p>38,43%</text:p>
          </table:table-cell>
          <table:table-cell table:style-name="ce33" office:value-type="percentage" office:value="0.287929911797786" calcext:value-type="percentage">
            <text:p>28,79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43]</text:p>
          </table:table-cell>
          <table:table-cell office:value-type="float" office:value="14859" calcext:value-type="float">
            <text:p>14859</text:p>
          </table:table-cell>
          <table:table-cell office:value-type="float" office:value="7332" calcext:value-type="float">
            <text:p>7332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509900708759" calcext:value-type="percentage">
            <text:p>97,85%</text:p>
          </table:table-cell>
          <table:table-cell table:style-name="ce15" office:value-type="percentage" office:value="0.301366175381923" calcext:value-type="percentage">
            <text:p>30,14%</text:p>
          </table:table-cell>
          <table:table-cell table:style-name="ce18" office:value-type="percentage" office:value="0.610747408619749" calcext:value-type="percentage">
            <text:p>61,07%</text:p>
          </table:table-cell>
          <table:table-cell table:style-name="ce21" office:value-type="percentage" office:value="0.403587039790906" calcext:value-type="percentage">
            <text:p>40,3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871773846541" calcext:value-type="percentage">
            <text:p>97,79%</text:p>
          </table:table-cell>
          <table:table-cell table:style-name="ce27" office:value-type="percentage" office:value="0.274917558382125" calcext:value-type="percentage">
            <text:p>27,49%</text:p>
          </table:table-cell>
          <table:table-cell table:style-name="ce30" office:value-type="percentage" office:value="0.588701542008935" calcext:value-type="percentage">
            <text:p>58,87%</text:p>
          </table:table-cell>
          <table:table-cell table:style-name="ce33" office:value-type="percentage" office:value="0.374805027984219" calcext:value-type="percentage">
            <text:p>37,48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7]</text:p>
          </table:table-cell>
          <table:table-cell office:value-type="float" office:value="10737" calcext:value-type="float">
            <text:p>10737</text:p>
          </table:table-cell>
          <table:table-cell office:value-type="float" office:value="7332" calcext:value-type="float">
            <text:p>7332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993992189847" calcext:value-type="percentage">
            <text:p>98,00%</text:p>
          </table:table-cell>
          <table:table-cell table:style-name="ce15" office:value-type="percentage" office:value="0.267672534227438" calcext:value-type="percentage">
            <text:p>26,77%</text:p>
          </table:table-cell>
          <table:table-cell table:style-name="ce18" office:value-type="percentage" office:value="0.391980360065466" calcext:value-type="percentage">
            <text:p>39,20%</text:p>
          </table:table-cell>
          <table:table-cell table:style-name="ce21" office:value-type="percentage" office:value="0.318113896729205" calcext:value-type="percentage">
            <text:p>31,8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440299416268" calcext:value-type="percentage">
            <text:p>97,94%</text:p>
          </table:table-cell>
          <table:table-cell table:style-name="ce27" office:value-type="percentage" office:value="0.235913197354941" calcext:value-type="percentage">
            <text:p>23,59%</text:p>
          </table:table-cell>
          <table:table-cell table:style-name="ce30" office:value-type="percentage" office:value="0.362322986697182" calcext:value-type="percentage">
            <text:p>36,23%</text:p>
          </table:table-cell>
          <table:table-cell table:style-name="ce33" office:value-type="percentage" office:value="0.285762635379061" calcext:value-type="percentage">
            <text:p>28,58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]</text:p>
          </table:table-cell>
          <table:table-cell office:value-type="float" office:value="13267" calcext:value-type="float">
            <text:p>13267</text:p>
          </table:table-cell>
          <table:table-cell office:value-type="float" office:value="7332" calcext:value-type="float">
            <text:p>7332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162641163242" calcext:value-type="percentage">
            <text:p>97,92%</text:p>
          </table:table-cell>
          <table:table-cell table:style-name="ce15" office:value-type="percentage" office:value="0.292681088414864" calcext:value-type="percentage">
            <text:p>29,27%</text:p>
          </table:table-cell>
          <table:table-cell table:style-name="ce18" office:value-type="percentage" office:value="0.529596290234588" calcext:value-type="percentage">
            <text:p>52,96%</text:p>
          </table:table-cell>
          <table:table-cell table:style-name="ce21" office:value-type="percentage" office:value="0.377008592650129" calcext:value-type="percentage">
            <text:p>37,7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8537504160814" calcext:value-type="percentage">
            <text:p>97,85%</text:p>
          </table:table-cell>
          <table:table-cell table:style-name="ce27" office:value-type="percentage" office:value="0.263661717042285" calcext:value-type="percentage">
            <text:p>26,37%</text:p>
          </table:table-cell>
          <table:table-cell table:style-name="ce30" office:value-type="percentage" office:value="0.5035267021736" calcext:value-type="percentage">
            <text:p>50,35%</text:p>
          </table:table-cell>
          <table:table-cell table:style-name="ce33" office:value-type="percentage" office:value="0.346096764618581" calcext:value-type="percentage">
            <text:p>34,61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]</text:p>
          </table:table-cell>
          <table:table-cell office:value-type="float" office:value="12120" calcext:value-type="float">
            <text:p>12120</text:p>
          </table:table-cell>
          <table:table-cell office:value-type="float" office:value="7332" calcext:value-type="float">
            <text:p>7332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236147532333" calcext:value-type="percentage">
            <text:p>98,12%</text:p>
          </table:table-cell>
          <table:table-cell table:style-name="ce15" office:value-type="percentage" office:value="0.325742574257426" calcext:value-type="percentage">
            <text:p>32,57%</text:p>
          </table:table-cell>
          <table:table-cell table:style-name="ce18" office:value-type="percentage" office:value="0.538461538461538" calcext:value-type="percentage">
            <text:p>53,85%</text:p>
          </table:table-cell>
          <table:table-cell table:style-name="ce21" office:value-type="percentage" office:value="0.405922270203578" calcext:value-type="percentage">
            <text:p>40,5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363983989998" calcext:value-type="percentage">
            <text:p>97,94%</text:p>
          </table:table-cell>
          <table:table-cell table:style-name="ce27" office:value-type="percentage" office:value="0.230610561056106" calcext:value-type="percentage">
            <text:p>23,06%</text:p>
          </table:table-cell>
          <table:table-cell table:style-name="ce30" office:value-type="percentage" office:value="0.452338566111021" calcext:value-type="percentage">
            <text:p>45,23%</text:p>
          </table:table-cell>
          <table:table-cell table:style-name="ce33" office:value-type="percentage" office:value="0.305481173834636" calcext:value-type="percentage">
            <text:p>30,55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43]</text:p>
          </table:table-cell>
          <table:table-cell office:value-type="float" office:value="15276" calcext:value-type="float">
            <text:p>15276</text:p>
          </table:table-cell>
          <table:table-cell office:value-type="float" office:value="7332" calcext:value-type="float">
            <text:p>7332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7186558742582" calcext:value-type="percentage">
            <text:p>97,72%</text:p>
          </table:table-cell>
          <table:table-cell table:style-name="ce15" office:value-type="percentage" office:value="0.280112594920136" calcext:value-type="percentage">
            <text:p>28,01%</text:p>
          </table:table-cell>
          <table:table-cell table:style-name="ce18" office:value-type="percentage" office:value="0.583606110201855" calcext:value-type="percentage">
            <text:p>58,36%</text:p>
          </table:table-cell>
          <table:table-cell table:style-name="ce21" office:value-type="percentage" office:value="0.378538570417551" calcext:value-type="percentage">
            <text:p>37,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22671364666" calcext:value-type="percentage">
            <text:p>97,52%</text:p>
          </table:table-cell>
          <table:table-cell table:style-name="ce27" office:value-type="percentage" office:value="0.201099764336214" calcext:value-type="percentage">
            <text:p>20,11%</text:p>
          </table:table-cell>
          <table:table-cell table:style-name="ce30" office:value-type="percentage" office:value="0.501551020408163" calcext:value-type="percentage">
            <text:p>50,16%</text:p>
          </table:table-cell>
          <table:table-cell table:style-name="ce33" office:value-type="percentage" office:value="0.287089388346339" calcext:value-type="percentage">
            <text:p>28,71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7]</text:p>
          </table:table-cell>
          <table:table-cell office:value-type="float" office:value="10737" calcext:value-type="float">
            <text:p>10737</text:p>
          </table:table-cell>
          <table:table-cell office:value-type="float" office:value="7332" calcext:value-type="float">
            <text:p>7332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347527461375" calcext:value-type="percentage">
            <text:p>97,83%</text:p>
          </table:table-cell>
          <table:table-cell table:style-name="ce15" office:value-type="percentage" office:value="0.220452640402347" calcext:value-type="percentage">
            <text:p>22,05%</text:p>
          </table:table-cell>
          <table:table-cell table:style-name="ce18" office:value-type="percentage" office:value="0.322831423895254" calcext:value-type="percentage">
            <text:p>32,28%</text:p>
          </table:table-cell>
          <table:table-cell table:style-name="ce21" office:value-type="percentage" office:value="0.261995683214345" calcext:value-type="percentage">
            <text:p>26,2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018875890008" calcext:value-type="percentage">
            <text:p>97,50%</text:p>
          </table:table-cell>
          <table:table-cell table:style-name="ce27" office:value-type="percentage" office:value="0.0295240756263388" calcext:value-type="percentage">
            <text:p>2,95%</text:p>
          </table:table-cell>
          <table:table-cell table:style-name="ce30" office:value-type="percentage" office:value="0.0600151457781144" calcext:value-type="percentage">
            <text:p>6,00%</text:p>
          </table:table-cell>
          <table:table-cell table:style-name="ce33" office:value-type="percentage" office:value="0.0395780011236657" calcext:value-type="percentage">
            <text:p>3,96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]</text:p>
          </table:table-cell>
          <table:table-cell office:value-type="float" office:value="13372" calcext:value-type="float">
            <text:p>13372</text:p>
          </table:table-cell>
          <table:table-cell office:value-type="float" office:value="7332" calcext:value-type="float">
            <text:p>733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7849041591907" calcext:value-type="percentage">
            <text:p>97,78%</text:p>
          </table:table-cell>
          <table:table-cell table:style-name="ce15" office:value-type="percentage" office:value="0.264059228238109" calcext:value-type="percentage">
            <text:p>26,41%</text:p>
          </table:table-cell>
          <table:table-cell table:style-name="ce18" office:value-type="percentage" office:value="0.481587561374795" calcext:value-type="percentage">
            <text:p>48,16%</text:p>
          </table:table-cell>
          <table:table-cell table:style-name="ce21" office:value-type="percentage" office:value="0.341093508500773" calcext:value-type="percentage">
            <text:p>34,1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5441046333206" calcext:value-type="percentage">
            <text:p>97,54%</text:p>
          </table:table-cell>
          <table:table-cell table:style-name="ce27" office:value-type="percentage" office:value="0.153155848040682" calcext:value-type="percentage">
            <text:p>15,32%</text:p>
          </table:table-cell>
          <table:table-cell table:style-name="ce30" office:value-type="percentage" office:value="0.350145323987006" calcext:value-type="percentage">
            <text:p>35,01%</text:p>
          </table:table-cell>
          <table:table-cell table:style-name="ce33" office:value-type="percentage" office:value="0.213100254929504" calcext:value-type="percentage">
            <text:p>21,31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]</text:p>
          </table:table-cell>
          <table:table-cell office:value-type="float" office:value="12291" calcext:value-type="float">
            <text:p>12291</text:p>
          </table:table-cell>
          <table:table-cell office:value-type="float" office:value="7332" calcext:value-type="float">
            <text:p>7332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526357237381" calcext:value-type="percentage">
            <text:p>97,95%</text:p>
          </table:table-cell>
          <table:table-cell table:style-name="ce15" office:value-type="percentage" office:value="0.285330729802294" calcext:value-type="percentage">
            <text:p>28,53%</text:p>
          </table:table-cell>
          <table:table-cell table:style-name="ce18" office:value-type="percentage" office:value="0.478314238952537" calcext:value-type="percentage">
            <text:p>47,83%</text:p>
          </table:table-cell>
          <table:table-cell table:style-name="ce21" office:value-type="percentage" office:value="0.357437700657392" calcext:value-type="percentage">
            <text:p>35,7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634384158866" calcext:value-type="percentage">
            <text:p>97,63%</text:p>
          </table:table-cell>
          <table:table-cell table:style-name="ce27" office:value-type="percentage" office:value="0.125864453665284" calcext:value-type="percentage">
            <text:p>12,59%</text:p>
          </table:table-cell>
          <table:table-cell table:style-name="ce30" office:value-type="percentage" office:value="0.287974683544304" calcext:value-type="percentage">
            <text:p>28,80%</text:p>
          </table:table-cell>
          <table:table-cell table:style-name="ce33" office:value-type="percentage" office:value="0.175168431183831" calcext:value-type="percentage">
            <text:p>17,52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]</text:p>
          </table:table-cell>
          <table:table-cell office:value-type="float" office:value="14552" calcext:value-type="float">
            <text:p>14552</text:p>
          </table:table-cell>
          <table:table-cell office:value-type="float" office:value="7332" calcext:value-type="float">
            <text:p>7332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6712428860221" calcext:value-type="percentage">
            <text:p>97,67%</text:p>
          </table:table-cell>
          <table:table-cell table:style-name="ce15" office:value-type="percentage" office:value="0.259139637163276" calcext:value-type="percentage">
            <text:p>25,91%</text:p>
          </table:table-cell>
          <table:table-cell table:style-name="ce18" office:value-type="percentage" office:value="0.514320785597381" calcext:value-type="percentage">
            <text:p>51,43%</text:p>
          </table:table-cell>
          <table:table-cell table:style-name="ce21" office:value-type="percentage" office:value="0.344635350027417" calcext:value-type="percentage">
            <text:p>34,4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4221623245354" calcext:value-type="percentage">
            <text:p>97,42%</text:p>
          </table:table-cell>
          <table:table-cell table:style-name="ce27" office:value-type="percentage" office:value="0.153724573941726" calcext:value-type="percentage">
            <text:p>15,37%</text:p>
          </table:table-cell>
          <table:table-cell table:style-name="ce30" office:value-type="percentage" office:value="0.38582269748189" calcext:value-type="percentage">
            <text:p>38,58%</text:p>
          </table:table-cell>
          <table:table-cell table:style-name="ce33" office:value-type="percentage" office:value="0.21985257985258" calcext:value-type="percentage">
            <text:p>21,99%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31, 37, 43]</text:p>
          </table:table-cell>
          <table:table-cell office:value-type="float" office:value="11539" calcext:value-type="float">
            <text:p>11539</text:p>
          </table:table-cell>
          <table:table-cell office:value-type="float" office:value="7332" calcext:value-type="float">
            <text:p>7332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50089711219" calcext:value-type="percentage">
            <text:p>98,12%</text:p>
          </table:table-cell>
          <table:table-cell table:style-name="ce15" office:value-type="percentage" office:value="0.314671981974175" calcext:value-type="percentage">
            <text:p>31,47%</text:p>
          </table:table-cell>
          <table:table-cell table:style-name="ce18" office:value-type="percentage" office:value="0.495226404800873" calcext:value-type="percentage">
            <text:p>49,52%</text:p>
          </table:table-cell>
          <table:table-cell table:style-name="ce21" office:value-type="percentage" office:value="0.38482327380637" calcext:value-type="percentage">
            <text:p>38,4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06810745862" calcext:value-type="percentage">
            <text:p>98,07%</text:p>
          </table:table-cell>
          <table:table-cell table:style-name="ce27" office:value-type="percentage" office:value="0.291013086055984" calcext:value-type="percentage">
            <text:p>29,10%</text:p>
          </table:table-cell>
          <table:table-cell table:style-name="ce30" office:value-type="percentage" office:value="0.475704774047316" calcext:value-type="percentage">
            <text:p>47,57%</text:p>
          </table:table-cell>
          <table:table-cell table:style-name="ce33" office:value-type="percentage" office:value="0.361114098290139" calcext:value-type="percentage">
            <text:p>36,11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7, 43]</text:p>
          </table:table-cell>
          <table:table-cell office:value-type="float" office:value="10554" calcext:value-type="float">
            <text:p>10554</text:p>
          </table:table-cell>
          <table:table-cell office:value-type="float" office:value="7332" calcext:value-type="float">
            <text:p>7332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04173804324" calcext:value-type="percentage">
            <text:p>98,30%</text:p>
          </table:table-cell>
          <table:table-cell table:style-name="ce15" office:value-type="percentage" office:value="0.352567746825848" calcext:value-type="percentage">
            <text:p>35,26%</text:p>
          </table:table-cell>
          <table:table-cell table:style-name="ce18" office:value-type="percentage" office:value="0.507501363884343" calcext:value-type="percentage">
            <text:p>50,75%</text:p>
          </table:table-cell>
          <table:table-cell table:style-name="ce21" office:value-type="percentage" office:value="0.416079615341608" calcext:value-type="percentage">
            <text:p>41,61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554399097205" calcext:value-type="percentage">
            <text:p>98,16%</text:p>
          </table:table-cell>
          <table:table-cell table:style-name="ce27" office:value-type="percentage" office:value="0.265776009096077" calcext:value-type="percentage">
            <text:p>26,58%</text:p>
          </table:table-cell>
          <table:table-cell table:style-name="ce30" office:value-type="percentage" office:value="0.437188279301746" calcext:value-type="percentage">
            <text:p>43,72%</text:p>
          </table:table-cell>
          <table:table-cell table:style-name="ce33" office:value-type="percentage" office:value="0.330583382439599" calcext:value-type="percentage">
            <text:p>33,06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43]</text:p>
          </table:table-cell>
          <table:table-cell office:value-type="float" office:value="8972" calcext:value-type="float">
            <text:p>8972</text:p>
          </table:table-cell>
          <table:table-cell office:value-type="float" office:value="7332" calcext:value-type="float">
            <text:p>733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72746462293" calcext:value-type="percentage">
            <text:p>98,53%</text:p>
          </table:table-cell>
          <table:table-cell table:style-name="ce15" office:value-type="percentage" office:value="0.4031431119037" calcext:value-type="percentage">
            <text:p>40,31%</text:p>
          </table:table-cell>
          <table:table-cell table:style-name="ce18" office:value-type="percentage" office:value="0.493316966721222" calcext:value-type="percentage">
            <text:p>49,33%</text:p>
          </table:table-cell>
          <table:table-cell table:style-name="ce21" office:value-type="percentage" office:value="0.443694798822375" calcext:value-type="percentage">
            <text:p>44,3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989997807961" calcext:value-type="percentage">
            <text:p>98,40%</text:p>
          </table:table-cell>
          <table:table-cell table:style-name="ce27" office:value-type="percentage" office:value="0.315091395452519" calcext:value-type="percentage">
            <text:p>31,51%</text:p>
          </table:table-cell>
          <table:table-cell table:style-name="ce30" office:value-type="percentage" office:value="0.43213084683583" calcext:value-type="percentage">
            <text:p>43,21%</text:p>
          </table:table-cell>
          <table:table-cell table:style-name="ce33" office:value-type="percentage" office:value="0.364445017403635" calcext:value-type="percentage">
            <text:p>36,44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37]</text:p>
          </table:table-cell>
          <table:table-cell office:value-type="float" office:value="8868" calcext:value-type="float">
            <text:p>8868</text:p>
          </table:table-cell>
          <table:table-cell office:value-type="float" office:value="7332" calcext:value-type="float">
            <text:p>7332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308030168949" calcext:value-type="percentage">
            <text:p>98,33%</text:p>
          </table:table-cell>
          <table:table-cell table:style-name="ce15" office:value-type="percentage" office:value="0.333784393324312" calcext:value-type="percentage">
            <text:p>33,38%</text:p>
          </table:table-cell>
          <table:table-cell table:style-name="ce18" office:value-type="percentage" office:value="0.403709765411893" calcext:value-type="percentage">
            <text:p>40,37%</text:p>
          </table:table-cell>
          <table:table-cell table:style-name="ce21" office:value-type="percentage" office:value="0.365432098765432" calcext:value-type="percentage">
            <text:p>36,5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976569540402" calcext:value-type="percentage">
            <text:p>98,20%</text:p>
          </table:table-cell>
          <table:table-cell table:style-name="ce27" office:value-type="percentage" office:value="0.241317095173658" calcext:value-type="percentage">
            <text:p>24,13%</text:p>
          </table:table-cell>
          <table:table-cell table:style-name="ce30" office:value-type="percentage" office:value="0.328624078624079" calcext:value-type="percentage">
            <text:p>32,86%</text:p>
          </table:table-cell>
          <table:table-cell table:style-name="ce33" office:value-type="percentage" office:value="0.278283485045514" calcext:value-type="percentage">
            <text:p>27,83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7, 43]</text:p>
          </table:table-cell>
          <table:table-cell office:value-type="float" office:value="12757" calcext:value-type="float">
            <text:p>12757</text:p>
          </table:table-cell>
          <table:table-cell office:value-type="float" office:value="7332" calcext:value-type="float">
            <text:p>7332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286264035138" calcext:value-type="percentage">
            <text:p>98,03%</text:p>
          </table:table-cell>
          <table:table-cell table:style-name="ce15" office:value-type="percentage" office:value="0.311515246531316" calcext:value-type="percentage">
            <text:p>31,15%</text:p>
          </table:table-cell>
          <table:table-cell table:style-name="ce18" office:value-type="percentage" office:value="0.542007637752319" calcext:value-type="percentage">
            <text:p>54,20%</text:p>
          </table:table-cell>
          <table:table-cell table:style-name="ce21" office:value-type="percentage" office:value="0.395639404649311" calcext:value-type="percentage">
            <text:p>39,5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9709839006925" calcext:value-type="percentage">
            <text:p>97,97%</text:p>
          </table:table-cell>
          <table:table-cell table:style-name="ce27" office:value-type="percentage" office:value="0.283687387316767" calcext:value-type="percentage">
            <text:p>28,37%</text:p>
          </table:table-cell>
          <table:table-cell table:style-name="ce30" office:value-type="percentage" office:value="0.518704314175147" calcext:value-type="percentage">
            <text:p>51,87%</text:p>
          </table:table-cell>
          <table:table-cell table:style-name="ce33" office:value-type="percentage" office:value="0.366778149386845" calcext:value-type="percentage">
            <text:p>36,68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43]</text:p>
          </table:table-cell>
          <table:table-cell office:value-type="float" office:value="10601" calcext:value-type="float">
            <text:p>10601</text:p>
          </table:table-cell>
          <table:table-cell office:value-type="float" office:value="7332" calcext:value-type="float">
            <text:p>7332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368108270481" calcext:value-type="percentage">
            <text:p>98,34%</text:p>
          </table:table-cell>
          <table:table-cell table:style-name="ce15" office:value-type="percentage" office:value="0.362701631921517" calcext:value-type="percentage">
            <text:p>36,27%</text:p>
          </table:table-cell>
          <table:table-cell table:style-name="ce18" office:value-type="percentage" office:value="0.524413529732679" calcext:value-type="percentage">
            <text:p>52,44%</text:p>
          </table:table-cell>
          <table:table-cell table:style-name="ce21" office:value-type="percentage" office:value="0.428818379523783" calcext:value-type="percentage">
            <text:p>42,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882612260804" calcext:value-type="percentage">
            <text:p>98,29%</text:p>
          </table:table-cell>
          <table:table-cell table:style-name="ce27" office:value-type="percentage" office:value="0.334496745590039" calcext:value-type="percentage">
            <text:p>33,45%</text:p>
          </table:table-cell>
          <table:table-cell table:style-name="ce30" office:value-type="percentage" office:value="0.504194511588227" calcext:value-type="percentage">
            <text:p>50,42%</text:p>
          </table:table-cell>
          <table:table-cell table:style-name="ce33" office:value-type="percentage" office:value="0.40217761143246" calcext:value-type="percentage">
            <text:p>40,22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37]</text:p>
          </table:table-cell>
          <table:table-cell office:value-type="float" office:value="11195" calcext:value-type="float">
            <text:p>11195</text:p>
          </table:table-cell>
          <table:table-cell office:value-type="float" office:value="7332" calcext:value-type="float">
            <text:p>7332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0711681943283" calcext:value-type="percentage">
            <text:p>98,07%</text:p>
          </table:table-cell>
          <table:table-cell table:style-name="ce15" office:value-type="percentage" office:value="0.296918267083519" calcext:value-type="percentage">
            <text:p>29,69%</text:p>
          </table:table-cell>
          <table:table-cell table:style-name="ce18" office:value-type="percentage" office:value="0.453355155482815" calcext:value-type="percentage">
            <text:p>45,34%</text:p>
          </table:table-cell>
          <table:table-cell table:style-name="ce21" office:value-type="percentage" office:value="0.358827656933125" calcext:value-type="percentage">
            <text:p>35,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138504380018" calcext:value-type="percentage">
            <text:p>98,01%</text:p>
          </table:table-cell>
          <table:table-cell table:style-name="ce27" office:value-type="percentage" office:value="0.265386333184457" calcext:value-type="percentage">
            <text:p>26,54%</text:p>
          </table:table-cell>
          <table:table-cell table:style-name="ce30" office:value-type="percentage" office:value="0.425705688494054" calcext:value-type="percentage">
            <text:p>42,57%</text:p>
          </table:table-cell>
          <table:table-cell table:style-name="ce33" office:value-type="percentage" office:value="0.326950588753164" calcext:value-type="percentage">
            <text:p>32,70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43]</text:p>
          </table:table-cell>
          <table:table-cell office:value-type="float" office:value="9387" calcext:value-type="float">
            <text:p>9387</text:p>
          </table:table-cell>
          <table:table-cell office:value-type="float" office:value="7332" calcext:value-type="float">
            <text:p>7332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93183571075" calcext:value-type="percentage">
            <text:p>98,52%</text:p>
          </table:table-cell>
          <table:table-cell table:style-name="ce15" office:value-type="percentage" office:value="0.404815169915841" calcext:value-type="percentage">
            <text:p>40,48%</text:p>
          </table:table-cell>
          <table:table-cell table:style-name="ce18" office:value-type="percentage" office:value="0.518276050190944" calcext:value-type="percentage">
            <text:p>51,83%</text:p>
          </table:table-cell>
          <table:table-cell table:style-name="ce21" office:value-type="percentage" office:value="0.45457264190442" calcext:value-type="percentage">
            <text:p>45,4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410544518685" calcext:value-type="percentage">
            <text:p>98,44%</text:p>
          </table:table-cell>
          <table:table-cell table:style-name="ce27" office:value-type="percentage" office:value="0.353467561521253" calcext:value-type="percentage">
            <text:p>35,35%</text:p>
          </table:table-cell>
          <table:table-cell table:style-name="ce30" office:value-type="percentage" office:value="0.484379562043796" calcext:value-type="percentage">
            <text:p>48,44%</text:p>
          </table:table-cell>
          <table:table-cell table:style-name="ce33" office:value-type="percentage" office:value="0.408696187719406" calcext:value-type="percentage">
            <text:p>40,87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7]</text:p>
          </table:table-cell>
          <table:table-cell office:value-type="float" office:value="10296" calcext:value-type="float">
            <text:p>10296</text:p>
          </table:table-cell>
          <table:table-cell office:value-type="float" office:value="7332" calcext:value-type="float">
            <text:p>7332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49616393203" calcext:value-type="percentage">
            <text:p>98,25%</text:p>
          </table:table-cell>
          <table:table-cell table:style-name="ce15" office:value-type="percentage" office:value="0.332556332556333" calcext:value-type="percentage">
            <text:p>33,26%</text:p>
          </table:table-cell>
          <table:table-cell table:style-name="ce18" office:value-type="percentage" office:value="0.466993998908893" calcext:value-type="percentage">
            <text:p>46,70%</text:p>
          </table:table-cell>
          <table:table-cell table:style-name="ce21" office:value-type="percentage" office:value="0.388472884048105" calcext:value-type="percentage">
            <text:p>38,8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760393917498" calcext:value-type="percentage">
            <text:p>98,08%</text:p>
          </table:table-cell>
          <table:table-cell table:style-name="ce27" office:value-type="percentage" office:value="0.228729603729604" calcext:value-type="percentage">
            <text:p>22,87%</text:p>
          </table:table-cell>
          <table:table-cell table:style-name="ce30" office:value-type="percentage" office:value="0.376017882803768" calcext:value-type="percentage">
            <text:p>37,60%</text:p>
          </table:table-cell>
          <table:table-cell table:style-name="ce33" office:value-type="percentage" office:value="0.284437466030557" calcext:value-type="percentage">
            <text:p>28,44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]</text:p>
          </table:table-cell>
          <table:table-cell office:value-type="float" office:value="8786" calcext:value-type="float">
            <text:p>8786</text:p>
          </table:table-cell>
          <table:table-cell office:value-type="float" office:value="7332" calcext:value-type="float">
            <text:p>733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064908705641" calcext:value-type="percentage">
            <text:p>98,51%</text:p>
          </table:table-cell>
          <table:table-cell table:style-name="ce15" office:value-type="percentage" office:value="0.393808331436376" calcext:value-type="percentage">
            <text:p>39,38%</text:p>
          </table:table-cell>
          <table:table-cell table:style-name="ce18" office:value-type="percentage" office:value="0.47190398254228" calcext:value-type="percentage">
            <text:p>47,19%</text:p>
          </table:table-cell>
          <table:table-cell table:style-name="ce21" office:value-type="percentage" office:value="0.429333664226331" calcext:value-type="percentage">
            <text:p>42,9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6214105364" calcext:value-type="percentage">
            <text:p>98,36%</text:p>
          </table:table-cell>
          <table:table-cell table:style-name="ce27" office:value-type="percentage" office:value="0.29262463009333" calcext:value-type="percentage">
            <text:p>29,26%</text:p>
          </table:table-cell>
          <table:table-cell table:style-name="ce30" office:value-type="percentage" office:value="0.399037715349992" calcext:value-type="percentage">
            <text:p>39,90%</text:p>
          </table:table-cell>
          <table:table-cell table:style-name="ce33" office:value-type="percentage" office:value="0.33764528202771" calcext:value-type="percentage">
            <text:p>33,76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7, 43]</text:p>
          </table:table-cell>
          <table:table-cell office:value-type="float" office:value="13064" calcext:value-type="float">
            <text:p>13064</text:p>
          </table:table-cell>
          <table:table-cell office:value-type="float" office:value="7332" calcext:value-type="float">
            <text:p>7332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063593482338" calcext:value-type="percentage">
            <text:p>97,91%</text:p>
          </table:table-cell>
          <table:table-cell table:style-name="ce15" office:value-type="percentage" office:value="0.287124923453766" calcext:value-type="percentage">
            <text:p>28,71%</text:p>
          </table:table-cell>
          <table:table-cell table:style-name="ce18" office:value-type="percentage" office:value="0.511593016912166" calcext:value-type="percentage">
            <text:p>51,16%</text:p>
          </table:table-cell>
          <table:table-cell table:style-name="ce21" office:value-type="percentage" office:value="0.367817219062561" calcext:value-type="percentage">
            <text:p>36,7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308338678119" calcext:value-type="percentage">
            <text:p>97,73%</text:p>
          </table:table-cell>
          <table:table-cell table:style-name="ce27" office:value-type="percentage" office:value="0.204378444580527" calcext:value-type="percentage">
            <text:p>20,44%</text:p>
          </table:table-cell>
          <table:table-cell table:style-name="ce30" office:value-type="percentage" office:value="0.42713165893457" calcext:value-type="percentage">
            <text:p>42,71%</text:p>
          </table:table-cell>
          <table:table-cell table:style-name="ce33" office:value-type="percentage" office:value="0.27646906549314" calcext:value-type="percentage">
            <text:p>27,65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43]</text:p>
          </table:table-cell>
          <table:table-cell office:value-type="float" office:value="10640" calcext:value-type="float">
            <text:p>10640</text:p>
          </table:table-cell>
          <table:table-cell office:value-type="float" office:value="7332" calcext:value-type="float">
            <text:p>7332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632557459833" calcext:value-type="percentage">
            <text:p>98,26%</text:p>
          </table:table-cell>
          <table:table-cell table:style-name="ce15" office:value-type="percentage" office:value="0.341917293233083" calcext:value-type="percentage">
            <text:p>34,19%</text:p>
          </table:table-cell>
          <table:table-cell table:style-name="ce18" office:value-type="percentage" office:value="0.496181123840698" calcext:value-type="percentage">
            <text:p>49,62%</text:p>
          </table:table-cell>
          <table:table-cell table:style-name="ce21" office:value-type="percentage" office:value="0.404851991987536" calcext:value-type="percentage">
            <text:p>40,4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328700283341" calcext:value-type="percentage">
            <text:p>98,13%</text:p>
          </table:table-cell>
          <table:table-cell table:style-name="ce27" office:value-type="percentage" office:value="0.266447368421053" calcext:value-type="percentage">
            <text:p>26,64%</text:p>
          </table:table-cell>
          <table:table-cell table:style-name="ce30" office:value-type="percentage" office:value="0.434216572216266" calcext:value-type="percentage">
            <text:p>43,42%</text:p>
          </table:table-cell>
          <table:table-cell table:style-name="ce33" office:value-type="percentage" office:value="0.330246374279224" calcext:value-type="percentage">
            <text:p>33,02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37]</text:p>
          </table:table-cell>
          <table:table-cell office:value-type="float" office:value="11290" calcext:value-type="float">
            <text:p>11290</text:p>
          </table:table-cell>
          <table:table-cell office:value-type="float" office:value="7332" calcext:value-type="float">
            <text:p>7332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9450041811111" calcext:value-type="percentage">
            <text:p>97,95%</text:p>
          </table:table-cell>
          <table:table-cell table:style-name="ce15" office:value-type="percentage" office:value="0.264216120460585" calcext:value-type="percentage">
            <text:p>26,42%</text:p>
          </table:table-cell>
          <table:table-cell table:style-name="ce18" office:value-type="percentage" office:value="0.406846699399891" calcext:value-type="percentage">
            <text:p>40,68%</text:p>
          </table:table-cell>
          <table:table-cell table:style-name="ce21" office:value-type="percentage" office:value="0.320373751476748" calcext:value-type="percentage">
            <text:p>32,0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7413881288919" calcext:value-type="percentage">
            <text:p>97,74%</text:p>
          </table:table-cell>
          <table:table-cell table:style-name="ce27" office:value-type="percentage" office:value="0.153144375553587" calcext:value-type="percentage">
            <text:p>15,31%</text:p>
          </table:table-cell>
          <table:table-cell table:style-name="ce30" office:value-type="percentage" office:value="0.284468575189207" calcext:value-type="percentage">
            <text:p>28,45%</text:p>
          </table:table-cell>
          <table:table-cell table:style-name="ce33" office:value-type="percentage" office:value="0.199101796407186" calcext:value-type="percentage">
            <text:p>19,91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43]</text:p>
          </table:table-cell>
          <table:table-cell office:value-type="float" office:value="9266" calcext:value-type="float">
            <text:p>9266</text:p>
          </table:table-cell>
          <table:table-cell office:value-type="float" office:value="7332" calcext:value-type="float">
            <text:p>733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69279793461" calcext:value-type="percentage">
            <text:p>98,43%</text:p>
          </table:table-cell>
          <table:table-cell table:style-name="ce15" office:value-type="percentage" office:value="0.372868551694366" calcext:value-type="percentage">
            <text:p>37,29%</text:p>
          </table:table-cell>
          <table:table-cell table:style-name="ce18" office:value-type="percentage" office:value="0.471222040370977" calcext:value-type="percentage">
            <text:p>47,12%</text:p>
          </table:table-cell>
          <table:table-cell table:style-name="ce21" office:value-type="percentage" office:value="0.416315218701048" calcext:value-type="percentage">
            <text:p>41,6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535133511403" calcext:value-type="percentage">
            <text:p>98,25%</text:p>
          </table:table-cell>
          <table:table-cell table:style-name="ce27" office:value-type="percentage" office:value="0.257608461040363" calcext:value-type="percentage">
            <text:p>25,76%</text:p>
          </table:table-cell>
          <table:table-cell table:style-name="ce30" office:value-type="percentage" office:value="0.381066411238825" calcext:value-type="percentage">
            <text:p>38,11%</text:p>
          </table:table-cell>
          <table:table-cell table:style-name="ce33" office:value-type="percentage" office:value="0.307405022537025" calcext:value-type="percentage">
            <text:p>30,74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7]</text:p>
          </table:table-cell>
          <table:table-cell office:value-type="float" office:value="10427" calcext:value-type="float">
            <text:p>10427</text:p>
          </table:table-cell>
          <table:table-cell office:value-type="float" office:value="7332" calcext:value-type="float">
            <text:p>7332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112086252669" calcext:value-type="percentage">
            <text:p>98,11%</text:p>
          </table:table-cell>
          <table:table-cell table:style-name="ce15" office:value-type="percentage" office:value="0.294044308046418" calcext:value-type="percentage">
            <text:p>29,40%</text:p>
          </table:table-cell>
          <table:table-cell table:style-name="ce18" office:value-type="percentage" office:value="0.418166939443535" calcext:value-type="percentage">
            <text:p>41,82%</text:p>
          </table:table-cell>
          <table:table-cell table:style-name="ce21" office:value-type="percentage" office:value="0.345289712258573" calcext:value-type="percentage">
            <text:p>34,5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8311805346951" calcext:value-type="percentage">
            <text:p>97,83%</text:p>
          </table:table-cell>
          <table:table-cell table:style-name="ce27" office:value-type="percentage" office:value="0.128128896135034" calcext:value-type="percentage">
            <text:p>12,81%</text:p>
          </table:table-cell>
          <table:table-cell table:style-name="ce30" office:value-type="percentage" office:value="0.238486254908961" calcext:value-type="percentage">
            <text:p>23,85%</text:p>
          </table:table-cell>
          <table:table-cell table:style-name="ce33" office:value-type="percentage" office:value="0.166697860128517" calcext:value-type="percentage">
            <text:p>16,67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]</text:p>
          </table:table-cell>
          <table:table-cell office:value-type="float" office:value="8608" calcext:value-type="float">
            <text:p>8608</text:p>
          </table:table-cell>
          <table:table-cell office:value-type="float" office:value="7332" calcext:value-type="float">
            <text:p>7332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090669221339" calcext:value-type="percentage">
            <text:p>98,41%</text:p>
          </table:table-cell>
          <table:table-cell table:style-name="ce15" office:value-type="percentage" office:value="0.356761152416357" calcext:value-type="percentage">
            <text:p>35,68%</text:p>
          </table:table-cell>
          <table:table-cell table:style-name="ce18" office:value-type="percentage" office:value="0.418848881614839" calcext:value-type="percentage">
            <text:p>41,88%</text:p>
          </table:table-cell>
          <table:table-cell table:style-name="ce21" office:value-type="percentage" office:value="0.385319949811794" calcext:value-type="percentage">
            <text:p>38,5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57475258376" calcext:value-type="percentage">
            <text:p>98,23%</text:p>
          </table:table-cell>
          <table:table-cell table:style-name="ce27" office:value-type="percentage" office:value="0.225604089219331" calcext:value-type="percentage">
            <text:p>22,56%</text:p>
          </table:table-cell>
          <table:table-cell table:style-name="ce30" office:value-type="percentage" office:value="0.313074318877962" calcext:value-type="percentage">
            <text:p>31,31%</text:p>
          </table:table-cell>
          <table:table-cell table:style-name="ce33" office:value-type="percentage" office:value="0.262237526162987" calcext:value-type="percentage">
            <text:p>26,22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43]</text:p>
          </table:table-cell>
          <table:table-cell office:value-type="float" office:value="10865" calcext:value-type="float">
            <text:p>10865</text:p>
          </table:table-cell>
          <table:table-cell office:value-type="float" office:value="7332" calcext:value-type="float">
            <text:p>733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257475258376" calcext:value-type="percentage">
            <text:p>98,23%</text:p>
          </table:table-cell>
          <table:table-cell table:style-name="ce15" office:value-type="percentage" office:value="0.334560515416475" calcext:value-type="percentage">
            <text:p>33,46%</text:p>
          </table:table-cell>
          <table:table-cell table:style-name="ce18" office:value-type="percentage" office:value="0.495771958537916" calcext:value-type="percentage">
            <text:p>49,58%</text:p>
          </table:table-cell>
          <table:table-cell table:style-name="ce21" office:value-type="percentage" office:value="0.399516403802825" calcext:value-type="percentage">
            <text:p>39,9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370917327661" calcext:value-type="percentage">
            <text:p>98,14%</text:p>
          </table:table-cell>
          <table:table-cell table:style-name="ce27" office:value-type="percentage" office:value="0.284307409111827" calcext:value-type="percentage">
            <text:p>28,43%</text:p>
          </table:table-cell>
          <table:table-cell table:style-name="ce30" office:value-type="percentage" office:value="0.455201886236369" calcext:value-type="percentage">
            <text:p>45,52%</text:p>
          </table:table-cell>
          <table:table-cell table:style-name="ce33" office:value-type="percentage" office:value="0.350008498102091" calcext:value-type="percentage">
            <text:p>35,00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7]</text:p>
          </table:table-cell>
          <table:table-cell office:value-type="float" office:value="12524" calcext:value-type="float">
            <text:p>12524</text:p>
          </table:table-cell>
          <table:table-cell office:value-type="float" office:value="7332" calcext:value-type="float">
            <text:p>7332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78495287116495" calcext:value-type="percentage">
            <text:p>97,85%</text:p>
          </table:table-cell>
          <table:table-cell table:style-name="ce15" office:value-type="percentage" office:value="0.263973171510699" calcext:value-type="percentage">
            <text:p>26,40%</text:p>
          </table:table-cell>
          <table:table-cell table:style-name="ce18" office:value-type="percentage" office:value="0.450900163666121" calcext:value-type="percentage">
            <text:p>45,09%</text:p>
          </table:table-cell>
          <table:table-cell table:style-name="ce21" office:value-type="percentage" office:value="0.332997582594682" calcext:value-type="percentage">
            <text:p>33,30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76261031232494" calcext:value-type="percentage">
            <text:p>97,63%</text:p>
          </table:table-cell>
          <table:table-cell table:style-name="ce27" office:value-type="percentage" office:value="0.154104120089428" calcext:value-type="percentage">
            <text:p>15,41%</text:p>
          </table:table-cell>
          <table:table-cell table:style-name="ce30" office:value-type="percentage" office:value="0.324042981867025" calcext:value-type="percentage">
            <text:p>32,40%</text:p>
          </table:table-cell>
          <table:table-cell table:style-name="ce33" office:value-type="percentage" office:value="0.208874458874459" calcext:value-type="percentage">
            <text:p>20,89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]</text:p>
          </table:table-cell>
          <table:table-cell office:value-type="float" office:value="10318" calcext:value-type="float">
            <text:p>10318</text:p>
          </table:table-cell>
          <table:table-cell office:value-type="float" office:value="7332" calcext:value-type="float">
            <text:p>733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018786584722" calcext:value-type="percentage">
            <text:p>98,20%</text:p>
          </table:table-cell>
          <table:table-cell table:style-name="ce15" office:value-type="percentage" office:value="0.318666408218647" calcext:value-type="percentage">
            <text:p>31,87%</text:p>
          </table:table-cell>
          <table:table-cell table:style-name="ce18" office:value-type="percentage" office:value="0.448445171849427" calcext:value-type="percentage">
            <text:p>44,84%</text:p>
          </table:table-cell>
          <table:table-cell table:style-name="ce21" office:value-type="percentage" office:value="0.37257790368272" calcext:value-type="percentage">
            <text:p>37,26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445389817574" calcext:value-type="percentage">
            <text:p>98,04%</text:p>
          </table:table-cell>
          <table:table-cell table:style-name="ce27" office:value-type="percentage" office:value="0.224752859081217" calcext:value-type="percentage">
            <text:p>22,48%</text:p>
          </table:table-cell>
          <table:table-cell table:style-name="ce30" office:value-type="percentage" office:value="0.364450730787364" calcext:value-type="percentage">
            <text:p>36,45%</text:p>
          </table:table-cell>
          <table:table-cell table:style-name="ce33" office:value-type="percentage" office:value="0.278040884839038" calcext:value-type="percentage">
            <text:p>27,80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]</text:p>
          </table:table-cell>
          <table:table-cell office:value-type="float" office:value="8861" calcext:value-type="float">
            <text:p>8861</text:p>
          </table:table-cell>
          <table:table-cell office:value-type="float" office:value="7332" calcext:value-type="float">
            <text:p>7332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851980547685" calcext:value-type="percentage">
            <text:p>98,39%</text:p>
          </table:table-cell>
          <table:table-cell table:style-name="ce15" office:value-type="percentage" office:value="0.352556144904638" calcext:value-type="percentage">
            <text:p>35,26%</text:p>
          </table:table-cell>
          <table:table-cell table:style-name="ce18" office:value-type="percentage" office:value="0.42607746863066" calcext:value-type="percentage">
            <text:p>42,61%</text:p>
          </table:table-cell>
          <table:table-cell table:style-name="ce21" office:value-type="percentage" office:value="0.38584573581177" calcext:value-type="percentage">
            <text:p>38,5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771979248699" calcext:value-type="percentage">
            <text:p>98,18%</text:p>
          </table:table-cell>
          <table:table-cell table:style-name="ce27" office:value-type="percentage" office:value="0.207990068840989" calcext:value-type="percentage">
            <text:p>20,80%</text:p>
          </table:table-cell>
          <table:table-cell table:style-name="ce30" office:value-type="percentage" office:value="0.304577755742852" calcext:value-type="percentage">
            <text:p>30,46%</text:p>
          </table:table-cell>
          <table:table-cell table:style-name="ce33" office:value-type="percentage" office:value="0.24718347639485" calcext:value-type="percentage">
            <text:p>24,72%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25, 31, 37, 43]</text:p>
          </table:table-cell>
          <table:table-cell office:value-type="float" office:value="8549" calcext:value-type="float">
            <text:p>8549</text:p>
          </table:table-cell>
          <table:table-cell office:value-type="float" office:value="7332" calcext:value-type="float">
            <text:p>733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553652180267" calcext:value-type="percentage">
            <text:p>98,56%</text:p>
          </table:table-cell>
          <table:table-cell table:style-name="ce15" office:value-type="percentage" office:value="0.408468826763364" calcext:value-type="percentage">
            <text:p>40,85%</text:p>
          </table:table-cell>
          <table:table-cell table:style-name="ce18" office:value-type="percentage" office:value="0.476268412438625" calcext:value-type="percentage">
            <text:p>47,63%</text:p>
          </table:table-cell>
          <table:table-cell table:style-name="ce21" office:value-type="percentage" office:value="0.439770795289969" calcext:value-type="percentage">
            <text:p>43,9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293635780569" calcext:value-type="percentage">
            <text:p>98,43%</text:p>
          </table:table-cell>
          <table:table-cell table:style-name="ce27" office:value-type="percentage" office:value="0.317697976371505" calcext:value-type="percentage">
            <text:p>31,77%</text:p>
          </table:table-cell>
          <table:table-cell table:style-name="ce30" office:value-type="percentage" office:value="0.414276998169616" calcext:value-type="percentage">
            <text:p>41,43%</text:p>
          </table:table-cell>
          <table:table-cell table:style-name="ce33" office:value-type="percentage" office:value="0.359616021185038" calcext:value-type="percentage">
            <text:p>35,96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31, 37, 43]</text:p>
          </table:table-cell>
          <table:table-cell office:value-type="float" office:value="10086" calcext:value-type="float">
            <text:p>10086</text:p>
          </table:table-cell>
          <table:table-cell office:value-type="float" office:value="7332" calcext:value-type="float">
            <text:p>733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791902446153" calcext:value-type="percentage">
            <text:p>98,38%</text:p>
          </table:table-cell>
          <table:table-cell table:style-name="ce15" office:value-type="percentage" office:value="0.368629783858814" calcext:value-type="percentage">
            <text:p>36,86%</text:p>
          </table:table-cell>
          <table:table-cell table:style-name="ce18" office:value-type="percentage" office:value="0.50709219858156" calcext:value-type="percentage">
            <text:p>50,71%</text:p>
          </table:table-cell>
          <table:table-cell table:style-name="ce21" office:value-type="percentage" office:value="0.426914685957056" calcext:value-type="percentage">
            <text:p>42,6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29991150658" calcext:value-type="percentage">
            <text:p>98,33%</text:p>
          </table:table-cell>
          <table:table-cell table:style-name="ce27" office:value-type="percentage" office:value="0.338588141978981" calcext:value-type="percentage">
            <text:p>33,86%</text:p>
          </table:table-cell>
          <table:table-cell table:style-name="ce30" office:value-type="percentage" office:value="0.485844359083796" calcext:value-type="percentage">
            <text:p>48,58%</text:p>
          </table:table-cell>
          <table:table-cell table:style-name="ce33" office:value-type="percentage" office:value="0.399065147531405" calcext:value-type="percentage">
            <text:p>39,91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7, 43]</text:p>
          </table:table-cell>
          <table:table-cell office:value-type="float" office:value="8770" calcext:value-type="float">
            <text:p>8770</text:p>
          </table:table-cell>
          <table:table-cell office:value-type="float" office:value="7332" calcext:value-type="float">
            <text:p>733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613730281799" calcext:value-type="percentage">
            <text:p>98,56%</text:p>
          </table:table-cell>
          <table:table-cell table:style-name="ce15" office:value-type="percentage" office:value="0.412884834663626" calcext:value-type="percentage">
            <text:p>41,29%</text:p>
          </table:table-cell>
          <table:table-cell table:style-name="ce18" office:value-type="percentage" office:value="0.493862520458265" calcext:value-type="percentage">
            <text:p>49,39%</text:p>
          </table:table-cell>
          <table:table-cell table:style-name="ce21" office:value-type="percentage" office:value="0.449757794062849" calcext:value-type="percentage">
            <text:p>44,9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848952286621" calcext:value-type="percentage">
            <text:p>98,48%</text:p>
          </table:table-cell>
          <table:table-cell table:style-name="ce27" office:value-type="percentage" office:value="0.359179019384265" calcext:value-type="percentage">
            <text:p>35,92%</text:p>
          </table:table-cell>
          <table:table-cell table:style-name="ce30" office:value-type="percentage" office:value="0.459116746829908" calcext:value-type="percentage">
            <text:p>45,91%</text:p>
          </table:table-cell>
          <table:table-cell table:style-name="ce33" office:value-type="percentage" office:value="0.403045230631437" calcext:value-type="percentage">
            <text:p>40,30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43]</text:p>
          </table:table-cell>
          <table:table-cell office:value-type="float" office:value="9546" calcext:value-type="float">
            <text:p>9546</text:p>
          </table:table-cell>
          <table:table-cell office:value-type="float" office:value="7332" calcext:value-type="float">
            <text:p>7332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03878285014" calcext:value-type="percentage">
            <text:p>98,51%</text:p>
          </table:table-cell>
          <table:table-cell table:style-name="ce15" office:value-type="percentage" office:value="0.403519798868636" calcext:value-type="percentage">
            <text:p>40,35%</text:p>
          </table:table-cell>
          <table:table-cell table:style-name="ce18" office:value-type="percentage" office:value="0.525368248772504" calcext:value-type="percentage">
            <text:p>52,54%</text:p>
          </table:table-cell>
          <table:table-cell table:style-name="ce21" office:value-type="percentage" office:value="0.456452186277995" calcext:value-type="percentage">
            <text:p>45,6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368327474365" calcext:value-type="percentage">
            <text:p>98,44%</text:p>
          </table:table-cell>
          <table:table-cell table:style-name="ce27" office:value-type="percentage" office:value="0.356065367693275" calcext:value-type="percentage">
            <text:p>35,61%</text:p>
          </table:table-cell>
          <table:table-cell table:style-name="ce30" office:value-type="percentage" office:value="0.494112516354121" calcext:value-type="percentage">
            <text:p>49,41%</text:p>
          </table:table-cell>
          <table:table-cell table:style-name="ce33" office:value-type="percentage" office:value="0.413881278538813" calcext:value-type="percentage">
            <text:p>41,39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37]</text:p>
          </table:table-cell>
          <table:table-cell office:value-type="float" office:value="8335" calcext:value-type="float">
            <text:p>8335</text:p>
          </table:table-cell>
          <table:table-cell office:value-type="float" office:value="7332" calcext:value-type="float">
            <text:p>733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264627799924" calcext:value-type="percentage">
            <text:p>98,53%</text:p>
          </table:table-cell>
          <table:table-cell table:style-name="ce15" office:value-type="percentage" office:value="0.395440911817637" calcext:value-type="percentage">
            <text:p>39,54%</text:p>
          </table:table-cell>
          <table:table-cell table:style-name="ce18" office:value-type="percentage" office:value="0.449536279323513" calcext:value-type="percentage">
            <text:p>44,95%</text:p>
          </table:table-cell>
          <table:table-cell table:style-name="ce21" office:value-type="percentage" office:value="0.420757005170103" calcext:value-type="percentage">
            <text:p>42,0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843861885316" calcext:value-type="percentage">
            <text:p>98,38%</text:p>
          </table:table-cell>
          <table:table-cell table:style-name="ce27" office:value-type="percentage" office:value="0.290461907618476" calcext:value-type="percentage">
            <text:p>29,05%</text:p>
          </table:table-cell>
          <table:table-cell table:style-name="ce30" office:value-type="percentage" office:value="0.374941923493883" calcext:value-type="percentage">
            <text:p>37,49%</text:p>
          </table:table-cell>
          <table:table-cell table:style-name="ce33" office:value-type="percentage" office:value="0.327339102217415" calcext:value-type="percentage">
            <text:p>32,73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31, 37, 43]</text:p>
          </table:table-cell>
          <table:table-cell office:value-type="float" office:value="10038" calcext:value-type="float">
            <text:p>10038</text:p>
          </table:table-cell>
          <table:table-cell office:value-type="float" office:value="7332" calcext:value-type="float">
            <text:p>7332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116429737036" calcext:value-type="percentage">
            <text:p>98,31%</text:p>
          </table:table-cell>
          <table:table-cell table:style-name="ce15" office:value-type="percentage" office:value="0.347280334728033" calcext:value-type="percentage">
            <text:p>34,73%</text:p>
          </table:table-cell>
          <table:table-cell table:style-name="ce18" office:value-type="percentage" office:value="0.475450081833061" calcext:value-type="percentage">
            <text:p>47,55%</text:p>
          </table:table-cell>
          <table:table-cell table:style-name="ce21" office:value-type="percentage" office:value="0.401381692573402" calcext:value-type="percentage">
            <text:p>40,14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851542139917" calcext:value-type="percentage">
            <text:p>98,19%</text:p>
          </table:table-cell>
          <table:table-cell table:style-name="ce27" office:value-type="percentage" office:value="0.269675234110381" calcext:value-type="percentage">
            <text:p>26,97%</text:p>
          </table:table-cell>
          <table:table-cell table:style-name="ce30" office:value-type="percentage" office:value="0.413093239737525" calcext:value-type="percentage">
            <text:p>41,31%</text:p>
          </table:table-cell>
          <table:table-cell table:style-name="ce33" office:value-type="percentage" office:value="0.326321499608221" calcext:value-type="percentage">
            <text:p>32,63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7, 43]</text:p>
          </table:table-cell>
          <table:table-cell office:value-type="float" office:value="8638" calcext:value-type="float">
            <text:p>8638</text:p>
          </table:table-cell>
          <table:table-cell office:value-type="float" office:value="7332" calcext:value-type="float">
            <text:p>733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818101369618" calcext:value-type="percentage">
            <text:p>98,48%</text:p>
          </table:table-cell>
          <table:table-cell table:style-name="ce15" office:value-type="percentage" office:value="0.383190553368835" calcext:value-type="percentage">
            <text:p>38,32%</text:p>
          </table:table-cell>
          <table:table-cell table:style-name="ce18" office:value-type="percentage" office:value="0.451445717403164" calcext:value-type="percentage">
            <text:p>45,14%</text:p>
          </table:table-cell>
          <table:table-cell table:style-name="ce21" office:value-type="percentage" office:value="0.414527238572323" calcext:value-type="percentage">
            <text:p>41,4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140785724144" calcext:value-type="percentage">
            <text:p>98,31%</text:p>
          </table:table-cell>
          <table:table-cell table:style-name="ce27" office:value-type="percentage" office:value="0.2636026858069" calcext:value-type="percentage">
            <text:p>26,36%</text:p>
          </table:table-cell>
          <table:table-cell table:style-name="ce30" office:value-type="percentage" office:value="0.361485950150818" calcext:value-type="percentage">
            <text:p>36,15%</text:p>
          </table:table-cell>
          <table:table-cell table:style-name="ce33" office:value-type="percentage" office:value="0.304880498091986" calcext:value-type="percentage">
            <text:p>30,49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43]</text:p>
          </table:table-cell>
          <table:table-cell office:value-type="float" office:value="9406" calcext:value-type="float">
            <text:p>9406</text:p>
          </table:table-cell>
          <table:table-cell office:value-type="float" office:value="7332" calcext:value-type="float">
            <text:p>733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730419816031" calcext:value-type="percentage">
            <text:p>98,47%</text:p>
          </table:table-cell>
          <table:table-cell table:style-name="ce15" office:value-type="percentage" office:value="0.389857537741867" calcext:value-type="percentage">
            <text:p>38,99%</text:p>
          </table:table-cell>
          <table:table-cell table:style-name="ce18" office:value-type="percentage" office:value="0.500136388434261" calcext:value-type="percentage">
            <text:p>50,01%</text:p>
          </table:table-cell>
          <table:table-cell table:style-name="ce21" office:value-type="percentage" office:value="0.438164655275421" calcext:value-type="percentage">
            <text:p>43,8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191121430833" calcext:value-type="percentage">
            <text:p>98,32%</text:p>
          </table:table-cell>
          <table:table-cell table:style-name="ce27" office:value-type="percentage" office:value="0.289070805868595" calcext:value-type="percentage">
            <text:p>28,91%</text:p>
          </table:table-cell>
          <table:table-cell table:style-name="ce30" office:value-type="percentage" office:value="0.425908521303258" calcext:value-type="percentage">
            <text:p>42,59%</text:p>
          </table:table-cell>
          <table:table-cell table:style-name="ce33" office:value-type="percentage" office:value="0.344395186827106" calcext:value-type="percentage">
            <text:p>34,44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37]</text:p>
          </table:table-cell>
          <table:table-cell office:value-type="float" office:value="8090" calcext:value-type="float">
            <text:p>8090</text:p>
          </table:table-cell>
          <table:table-cell office:value-type="float" office:value="7332" calcext:value-type="float">
            <text:p>7332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444642900636" calcext:value-type="percentage">
            <text:p>98,44%</text:p>
          </table:table-cell>
          <table:table-cell table:style-name="ce15" office:value-type="percentage" office:value="0.3610630407911" calcext:value-type="percentage">
            <text:p>36,11%</text:p>
          </table:table-cell>
          <table:table-cell table:style-name="ce18" office:value-type="percentage" office:value="0.398390616475723" calcext:value-type="percentage">
            <text:p>39,84%</text:p>
          </table:table-cell>
          <table:table-cell table:style-name="ce21" office:value-type="percentage" office:value="0.378809492932175" calcext:value-type="percentage">
            <text:p>37,8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72023901342" calcext:value-type="percentage">
            <text:p>98,27%</text:p>
          </table:table-cell>
          <table:table-cell table:style-name="ce27" office:value-type="percentage" office:value="0.229789864029666" calcext:value-type="percentage">
            <text:p>22,98%</text:p>
          </table:table-cell>
          <table:table-cell table:style-name="ce30" office:value-type="percentage" office:value="0.296491228070175" calcext:value-type="percentage">
            <text:p>29,65%</text:p>
          </table:table-cell>
          <table:table-cell table:style-name="ce33" office:value-type="percentage" office:value="0.25891364902507" calcext:value-type="percentage">
            <text:p>25,89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7, 43]</text:p>
          </table:table-cell>
          <table:table-cell office:value-type="float" office:value="10130" calcext:value-type="float">
            <text:p>10130</text:p>
          </table:table-cell>
          <table:table-cell office:value-type="float" office:value="7332" calcext:value-type="float">
            <text:p>733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814415496903" calcext:value-type="percentage">
            <text:p>98,28%</text:p>
          </table:table-cell>
          <table:table-cell table:style-name="ce15" office:value-type="percentage" office:value="0.339486673247779" calcext:value-type="percentage">
            <text:p>33,95%</text:p>
          </table:table-cell>
          <table:table-cell table:style-name="ce18" office:value-type="percentage" office:value="0.469039825422804" calcext:value-type="percentage">
            <text:p>46,90%</text:p>
          </table:table-cell>
          <table:table-cell table:style-name="ce21" office:value-type="percentage" office:value="0.393883862100561" calcext:value-type="percentage">
            <text:p>39,3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196682714556" calcext:value-type="percentage">
            <text:p>98,20%</text:p>
          </table:table-cell>
          <table:table-cell table:style-name="ce27" office:value-type="percentage" office:value="0.287956564659427" calcext:value-type="percentage">
            <text:p>28,80%</text:p>
          </table:table-cell>
          <table:table-cell table:style-name="ce30" office:value-type="percentage" office:value="0.428340675477239" calcext:value-type="percentage">
            <text:p>42,83%</text:p>
          </table:table-cell>
          <table:table-cell table:style-name="ce33" office:value-type="percentage" office:value="0.344391971664699" calcext:value-type="percentage">
            <text:p>34,44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43]</text:p>
          </table:table-cell>
          <table:table-cell office:value-type="float" office:value="10809" calcext:value-type="float">
            <text:p>10809</text:p>
          </table:table-cell>
          <table:table-cell office:value-type="float" office:value="7332" calcext:value-type="float">
            <text:p>7332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017382056132" calcext:value-type="percentage">
            <text:p>98,30%</text:p>
          </table:table-cell>
          <table:table-cell table:style-name="ce15" office:value-type="percentage" office:value="0.355352021463595" calcext:value-type="percentage">
            <text:p>35,54%</text:p>
          </table:table-cell>
          <table:table-cell table:style-name="ce18" office:value-type="percentage" office:value="0.523867975995636" calcext:value-type="percentage">
            <text:p>52,39%</text:p>
          </table:table-cell>
          <table:table-cell table:style-name="ce21" office:value-type="percentage" office:value="0.423460669202359" calcext:value-type="percentage">
            <text:p>42,3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4610913106" calcext:value-type="percentage">
            <text:p>98,22%</text:p>
          </table:table-cell>
          <table:table-cell table:style-name="ce27" office:value-type="percentage" office:value="0.311407160699417" calcext:value-type="percentage">
            <text:p>31,14%</text:p>
          </table:table-cell>
          <table:table-cell table:style-name="ce30" office:value-type="percentage" office:value="0.490885226775558" calcext:value-type="percentage">
            <text:p>49,09%</text:p>
          </table:table-cell>
          <table:table-cell table:style-name="ce33" office:value-type="percentage" office:value="0.38107098381071" calcext:value-type="percentage">
            <text:p>38,11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37]</text:p>
          </table:table-cell>
          <table:table-cell office:value-type="float" office:value="9684" calcext:value-type="float">
            <text:p>9684</text:p>
          </table:table-cell>
          <table:table-cell office:value-type="float" office:value="7332" calcext:value-type="float">
            <text:p>7332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2395492518653" calcext:value-type="percentage">
            <text:p>98,24%</text:p>
          </table:table-cell>
          <table:table-cell table:style-name="ce15" office:value-type="percentage" office:value="0.318773234200743" calcext:value-type="percentage">
            <text:p>31,88%</text:p>
          </table:table-cell>
          <table:table-cell table:style-name="ce18" office:value-type="percentage" office:value="0.421031096563011" calcext:value-type="percentage">
            <text:p>42,10%</text:p>
          </table:table-cell>
          <table:table-cell table:style-name="ce21" office:value-type="percentage" office:value="0.362834978843442" calcext:value-type="percentage">
            <text:p>36,28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0888668782931" calcext:value-type="percentage">
            <text:p>98,09%</text:p>
          </table:table-cell>
          <table:table-cell table:style-name="ce27" office:value-type="percentage" office:value="0.222945064023131" calcext:value-type="percentage">
            <text:p>22,29%</text:p>
          </table:table-cell>
          <table:table-cell table:style-name="ce30" office:value-type="percentage" office:value="0.337133041848845" calcext:value-type="percentage">
            <text:p>33,71%</text:p>
          </table:table-cell>
          <table:table-cell table:style-name="ce33" office:value-type="percentage" office:value="0.268398806563899" calcext:value-type="percentage">
            <text:p>26,84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43]</text:p>
          </table:table-cell>
          <table:table-cell office:value-type="float" office:value="9866" calcext:value-type="float">
            <text:p>9866</text:p>
          </table:table-cell>
          <table:table-cell office:value-type="float" office:value="7332" calcext:value-type="float">
            <text:p>7332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52258205938" calcext:value-type="percentage">
            <text:p>98,45%</text:p>
          </table:table-cell>
          <table:table-cell table:style-name="ce15" office:value-type="percentage" office:value="0.388505980133793" calcext:value-type="percentage">
            <text:p>38,85%</text:p>
          </table:table-cell>
          <table:table-cell table:style-name="ce18" office:value-type="percentage" office:value="0.522776868521549" calcext:value-type="percentage">
            <text:p>52,28%</text:p>
          </table:table-cell>
          <table:table-cell table:style-name="ce21" office:value-type="percentage" office:value="0.445749505756483" calcext:value-type="percentage">
            <text:p>44,5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532105250339" calcext:value-type="percentage">
            <text:p>98,35%</text:p>
          </table:table-cell>
          <table:table-cell table:style-name="ce27" office:value-type="percentage" office:value="0.326677478207987" calcext:value-type="percentage">
            <text:p>32,67%</text:p>
          </table:table-cell>
          <table:table-cell table:style-name="ce30" office:value-type="percentage" office:value="0.479470395715561" calcext:value-type="percentage">
            <text:p>47,95%</text:p>
          </table:table-cell>
          <table:table-cell table:style-name="ce33" office:value-type="percentage" office:value="0.388594164456233" calcext:value-type="percentage">
            <text:p>38,86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7]</text:p>
          </table:table-cell>
          <table:table-cell office:value-type="float" office:value="8199" calcext:value-type="float">
            <text:p>8199</text:p>
          </table:table-cell>
          <table:table-cell office:value-type="float" office:value="7332" calcext:value-type="float">
            <text:p>7332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27739845583" calcext:value-type="percentage">
            <text:p>98,43%</text:p>
          </table:table-cell>
          <table:table-cell table:style-name="ce15" office:value-type="percentage" office:value="0.356628857177705" calcext:value-type="percentage">
            <text:p>35,66%</text:p>
          </table:table-cell>
          <table:table-cell table:style-name="ce18" office:value-type="percentage" office:value="0.398799781778505" calcext:value-type="percentage">
            <text:p>39,88%</text:p>
          </table:table-cell>
          <table:table-cell table:style-name="ce21" office:value-type="percentage" office:value="0.376537248084476" calcext:value-type="percentage">
            <text:p>37,65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278583780536" calcext:value-type="percentage">
            <text:p>98,23%</text:p>
          </table:table-cell>
          <table:table-cell table:style-name="ce27" office:value-type="percentage" office:value="0.206488596170265" calcext:value-type="percentage">
            <text:p>20,65%</text:p>
          </table:table-cell>
          <table:table-cell table:style-name="ce30" office:value-type="percentage" office:value="0.277495492542206" calcext:value-type="percentage">
            <text:p>27,75%</text:p>
          </table:table-cell>
          <table:table-cell table:style-name="ce33" office:value-type="percentage" office:value="0.236783216783217" calcext:value-type="percentage">
            <text:p>23,68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]</text:p>
          </table:table-cell>
          <table:table-cell office:value-type="float" office:value="9258" calcext:value-type="float">
            <text:p>9258</text:p>
          </table:table-cell>
          <table:table-cell office:value-type="float" office:value="7332" calcext:value-type="float">
            <text:p>7332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439593092642" calcext:value-type="percentage">
            <text:p>98,44%</text:p>
          </table:table-cell>
          <table:table-cell table:style-name="ce15" office:value-type="percentage" office:value="0.376971268092461" calcext:value-type="percentage">
            <text:p>37,70%</text:p>
          </table:table-cell>
          <table:table-cell table:style-name="ce18" office:value-type="percentage" office:value="0.475995635570104" calcext:value-type="percentage">
            <text:p>47,60%</text:p>
          </table:table-cell>
          <table:table-cell table:style-name="ce21" office:value-type="percentage" office:value="0.420735382760699" calcext:value-type="percentage">
            <text:p>42,0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2591964147987" calcext:value-type="percentage">
            <text:p>98,26%</text:p>
          </table:table-cell>
          <table:table-cell table:style-name="ce27" office:value-type="percentage" office:value="0.256966947504861" calcext:value-type="percentage">
            <text:p>25,70%</text:p>
          </table:table-cell>
          <table:table-cell table:style-name="ce30" office:value-type="percentage" office:value="0.382414402829127" calcext:value-type="percentage">
            <text:p>38,24%</text:p>
          </table:table-cell>
          <table:table-cell table:style-name="ce33" office:value-type="percentage" office:value="0.307384197945604" calcext:value-type="percentage">
            <text:p>30,74%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13, 25, 31, 37, 43]</text:p>
          </table:table-cell>
          <table:table-cell office:value-type="float" office:value="8551" calcext:value-type="float">
            <text:p>8551</text:p>
          </table:table-cell>
          <table:table-cell office:value-type="float" office:value="7332" calcext:value-type="float">
            <text:p>7332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849171490505" calcext:value-type="percentage">
            <text:p>98,58%</text:p>
          </table:table-cell>
          <table:table-cell table:style-name="ce15" office:value-type="percentage" office:value="0.419132265232137" calcext:value-type="percentage">
            <text:p>41,91%</text:p>
          </table:table-cell>
          <table:table-cell table:style-name="ce18" office:value-type="percentage" office:value="0.488816148390616" calcext:value-type="percentage">
            <text:p>48,88%</text:p>
          </table:table-cell>
          <table:table-cell table:style-name="ce21" office:value-type="percentage" office:value="0.451300132216836" calcext:value-type="percentage">
            <text:p>45,13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211044628287" calcext:value-type="percentage">
            <text:p>98,52%</text:p>
          </table:table-cell>
          <table:table-cell table:style-name="ce27" office:value-type="percentage" office:value="0.373172728335867" calcext:value-type="percentage">
            <text:p>37,32%</text:p>
          </table:table-cell>
          <table:table-cell table:style-name="ce30" office:value-type="percentage" office:value="0.459864533794495" calcext:value-type="percentage">
            <text:p>45,99%</text:p>
          </table:table-cell>
          <table:table-cell table:style-name="ce33" office:value-type="percentage" office:value="0.412007746933506" calcext:value-type="percentage">
            <text:p>41,20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25, 31, 37, 43]</text:p>
          </table:table-cell>
          <table:table-cell office:value-type="float" office:value="8326" calcext:value-type="float">
            <text:p>8326</text:p>
          </table:table-cell>
          <table:table-cell office:value-type="float" office:value="7332" calcext:value-type="float">
            <text:p>733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581255632322" calcext:value-type="percentage">
            <text:p>98,56%</text:p>
          </table:table-cell>
          <table:table-cell table:style-name="ce15" office:value-type="percentage" office:value="0.407038193610377" calcext:value-type="percentage">
            <text:p>40,70%</text:p>
          </table:table-cell>
          <table:table-cell table:style-name="ce18" office:value-type="percentage" office:value="0.462220403709765" calcext:value-type="percentage">
            <text:p>46,22%</text:p>
          </table:table-cell>
          <table:table-cell table:style-name="ce21" office:value-type="percentage" office:value="0.432877762166305" calcext:value-type="percentage">
            <text:p>43,29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147499857923" calcext:value-type="percentage">
            <text:p>98,41%</text:p>
          </table:table-cell>
          <table:table-cell table:style-name="ce27" office:value-type="percentage" office:value="0.300984866682681" calcext:value-type="percentage">
            <text:p>30,10%</text:p>
          </table:table-cell>
          <table:table-cell table:style-name="ce30" office:value-type="percentage" office:value="0.388587377888045" calcext:value-type="percentage">
            <text:p>38,86%</text:p>
          </table:table-cell>
          <table:table-cell table:style-name="ce33" office:value-type="percentage" office:value="0.33922165820643" calcext:value-type="percentage">
            <text:p>33,92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31, 37, 43]</text:p>
          </table:table-cell>
          <table:table-cell office:value-type="float" office:value="9580" calcext:value-type="float">
            <text:p>9580</text:p>
          </table:table-cell>
          <table:table-cell office:value-type="float" office:value="7332" calcext:value-type="float">
            <text:p>7332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3967265553328" calcext:value-type="percentage">
            <text:p>98,40%</text:p>
          </table:table-cell>
          <table:table-cell table:style-name="ce15" office:value-type="percentage" office:value="0.367327766179541" calcext:value-type="percentage">
            <text:p>36,73%</text:p>
          </table:table-cell>
          <table:table-cell table:style-name="ce18" office:value-type="percentage" office:value="0.479950900163666" calcext:value-type="percentage">
            <text:p>48,00%</text:p>
          </table:table-cell>
          <table:table-cell table:style-name="ce21" office:value-type="percentage" office:value="0.416154210028382" calcext:value-type="percentage">
            <text:p>41,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293416576685" calcext:value-type="percentage">
            <text:p>98,33%</text:p>
          </table:table-cell>
          <table:table-cell table:style-name="ce27" office:value-type="percentage" office:value="0.324008350730689" calcext:value-type="percentage">
            <text:p>32,40%</text:p>
          </table:table-cell>
          <table:table-cell table:style-name="ce30" office:value-type="percentage" office:value="0.448749457857453" calcext:value-type="percentage">
            <text:p>44,87%</text:p>
          </table:table-cell>
          <table:table-cell table:style-name="ce33" office:value-type="percentage" office:value="0.376310844395951" calcext:value-type="percentage">
            <text:p>37,63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7, 43]</text:p>
          </table:table-cell>
          <table:table-cell office:value-type="float" office:value="8724" calcext:value-type="float">
            <text:p>8724</text:p>
          </table:table-cell>
          <table:table-cell office:value-type="float" office:value="7332" calcext:value-type="float">
            <text:p>733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301973646822" calcext:value-type="percentage">
            <text:p>98,53%</text:p>
          </table:table-cell>
          <table:table-cell table:style-name="ce15" office:value-type="percentage" office:value="0.401421366345713" calcext:value-type="percentage">
            <text:p>40,14%</text:p>
          </table:table-cell>
          <table:table-cell table:style-name="ce18" office:value-type="percentage" office:value="0.477632296781233" calcext:value-type="percentage">
            <text:p>47,76%</text:p>
          </table:table-cell>
          <table:table-cell table:style-name="ce21" office:value-type="percentage" office:value="0.43622321873443" calcext:value-type="percentage">
            <text:p>43,6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4421910646002" calcext:value-type="percentage">
            <text:p>98,44%</text:p>
          </table:table-cell>
          <table:table-cell table:style-name="ce27" office:value-type="percentage" office:value="0.339293901879872" calcext:value-type="percentage">
            <text:p>33,93%</text:p>
          </table:table-cell>
          <table:table-cell table:style-name="ce30" office:value-type="percentage" office:value="0.435935198821797" calcext:value-type="percentage">
            <text:p>43,59%</text:p>
          </table:table-cell>
          <table:table-cell table:style-name="ce33" office:value-type="percentage" office:value="0.38159082119376" calcext:value-type="percentage">
            <text:p>38,16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43]</text:p>
          </table:table-cell>
          <table:table-cell office:value-type="float" office:value="8328" calcext:value-type="float">
            <text:p>8328</text:p>
          </table:table-cell>
          <table:table-cell office:value-type="float" office:value="7332" calcext:value-type="float">
            <text:p>7332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604564311984" calcext:value-type="percentage">
            <text:p>98,60%</text:p>
          </table:table-cell>
          <table:table-cell table:style-name="ce15" office:value-type="percentage" office:value="0.424231508165226" calcext:value-type="percentage">
            <text:p>42,42%</text:p>
          </table:table-cell>
          <table:table-cell table:style-name="ce18" office:value-type="percentage" office:value="0.481860338243317" calcext:value-type="percentage">
            <text:p>48,19%</text:p>
          </table:table-cell>
          <table:table-cell table:style-name="ce21" office:value-type="percentage" office:value="0.451213282247765" calcext:value-type="percentage">
            <text:p>45,12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324705901455" calcext:value-type="percentage">
            <text:p>98,53%</text:p>
          </table:table-cell>
          <table:table-cell table:style-name="ce27" office:value-type="percentage" office:value="0.370917387127762" calcext:value-type="percentage">
            <text:p>37,09%</text:p>
          </table:table-cell>
          <table:table-cell table:style-name="ce30" office:value-type="percentage" office:value="0.448461091753775" calcext:value-type="percentage">
            <text:p>44,85%</text:p>
          </table:table-cell>
          <table:table-cell table:style-name="ce33" office:value-type="percentage" office:value="0.406019978969506" calcext:value-type="percentage">
            <text:p>40,60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]</text:p>
          </table:table-cell>
          <table:table-cell office:value-type="float" office:value="8135" calcext:value-type="float">
            <text:p>8135</text:p>
          </table:table-cell>
          <table:table-cell office:value-type="float" office:value="7332" calcext:value-type="float">
            <text:p>7332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5124986807173" calcext:value-type="percentage">
            <text:p>98,51%</text:p>
          </table:table-cell>
          <table:table-cell table:style-name="ce15" office:value-type="percentage" office:value="0.387584511370621" calcext:value-type="percentage">
            <text:p>38,76%</text:p>
          </table:table-cell>
          <table:table-cell table:style-name="ce18" office:value-type="percentage" office:value="0.430032733224223" calcext:value-type="percentage">
            <text:p>43,00%</text:p>
          </table:table-cell>
          <table:table-cell table:style-name="ce21" office:value-type="percentage" office:value="0.407706730458395" calcext:value-type="percentage">
            <text:p>40,7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3483393276124" calcext:value-type="percentage">
            <text:p>98,35%</text:p>
          </table:table-cell>
          <table:table-cell table:style-name="ce27" office:value-type="percentage" office:value="0.263306699446835" calcext:value-type="percentage">
            <text:p>26,33%</text:p>
          </table:table-cell>
          <table:table-cell table:style-name="ce30" office:value-type="percentage" office:value="0.338870431893688" calcext:value-type="percentage">
            <text:p>33,89%</text:p>
          </table:table-cell>
          <table:table-cell table:style-name="ce33" office:value-type="percentage" office:value="0.296347537354732" calcext:value-type="percentage">
            <text:p>29,63%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table:style-name="ce12" office:value-type="percentage" office:value="0.986417477856348" calcext:value-type="percentage">
            <text:p>98,64%</text:p>
          </table:table-cell>
          <table:table-cell table:style-name="ce15" office:value-type="percentage" office:value="0.433671503788365" calcext:value-type="percentage">
            <text:p>43,37%</text:p>
          </table:table-cell>
          <table:table-cell table:style-name="ce18" office:value-type="percentage" office:value="0.460583742498636" calcext:value-type="percentage">
            <text:p>46,06%</text:p>
          </table:table-cell>
          <table:table-cell table:style-name="ce21" office:value-type="percentage" office:value="0.446722666843045" calcext:value-type="percentage">
            <text:p>44,67%</text:p>
          </table:table-cell>
          <table:table-cell office:value-type="string" calcext:value-type="string">
            <text:p>|</text:p>
          </table:table-cell>
          <table:table-cell table:style-name="ce24" office:value-type="percentage" office:value="0.985763113669392" calcext:value-type="percentage">
            <text:p>98,58%</text:p>
          </table:table-cell>
          <table:table-cell table:style-name="ce27" office:value-type="percentage" office:value="0.381918582252472" calcext:value-type="percentage">
            <text:p>38,19%</text:p>
          </table:table-cell>
          <table:table-cell table:style-name="ce30" office:value-type="percentage" office:value="0.429210564294992" calcext:value-type="percentage">
            <text:p>42,92%</text:p>
          </table:table-cell>
          <table:table-cell table:style-name="ce33" office:value-type="percentage" office:value="0.40418592008698" calcext:value-type="percentage">
            <text:p>40,42%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1264">
          <table:table-cell table:number-columns-repeated="26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p+fp</text:p>
          </table:table-cell>
          <table:table-cell office:value-type="string" calcext:value-type="string">
            <text:p>tp+f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6"/>
          <table:table-cell table:formula="of:=[.G82]/[.F82]" office:value-type="float" office:value="0.460583742498636" calcext:value-type="float">
            <text:p>0,460583742498636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6"/>
          <table:table-cell table:formula="of:=[.G82]/[.E82]" office:value-type="float" office:value="0.433671503788365" calcext:value-type="float">
            <text:p>0,43367150378836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p: predict true, correct is fals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rec</text:p>
          </table:table-cell>
          <table:table-cell office:value-type="string" calcext:value-type="string">
            <text:p>tp/tp+fp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calcext:conditional-formats>
          <calcext:conditional-format calcext:target-range-address="Sheet1.I21:Sheet1.I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1:Sheet1.J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1:Sheet1.K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1:Sheet1.L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1:Sheet1.N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1:Sheet1.O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1:Sheet1.P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1:Sheet1.Q1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20:Sheet1.I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20:Sheet1.J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20:Sheet1.K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20:Sheet1.L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20:Sheet1.N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20:Sheet1.O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20:Sheet1.P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20:Sheet1.Q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ce60"/>
        <table:table-column table:style-name="co1" table:default-cell-style-name="ce61"/>
        <table:table-column table:style-name="co1" table:default-cell-style-name="ce62"/>
        <table:table-column table:style-name="co1" table:number-columns-repeated="2" table:default-cell-style-name="ce1"/>
        <table:table-column table:style-name="co1" table:default-cell-style-name="ce63"/>
        <table:table-column table:style-name="co1" table:default-cell-style-name="ce65"/>
        <table:table-column table:style-name="co1" table:default-cell-style-name="ce66"/>
        <table:table-row table:style-name="ro1">
          <table:table-cell table:number-columns-repeated="9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, discourse 3</text:p>
          </table:table-cell>
          <table:table-cell table:number-columns-repeated="7"/>
          <table:table-cell table:style-name="Default" table:number-columns-repeated="9"/>
        </table:table-row>
        <table:table-row table:style-name="ro1">
          <table:table-cell table:number-columns-repeated="9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 <text:s/>| predicted dm</text:p>
          </table:table-cell>
          <table:table-cell table:number-columns-repeated="4"/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table:style-name="Default"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,41%</text:p>
          </table:table-cell>
          <table:table-cell office:value-type="percentage" office:value="0.178307849133537" calcext:value-type="percentage">
            <text:p>17,83%</text:p>
          </table:table-cell>
          <table:table-cell office:value-type="percentage" office:value="0.689747634069401" calcext:value-type="percentage">
            <text:p>68,97%</text:p>
          </table:table-cell>
          <table:table-cell office:value-type="percentage" office:value="0.283363032561153" calcext:value-type="percentage">
            <text:p>28,34%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,41%</text:p>
          </table:table-cell>
          <table:table-cell office:value-type="percentage" office:value="0.178307849133537" calcext:value-type="percentage">
            <text:p>17,83%</text:p>
          </table:table-cell>
          <table:table-cell office:value-type="percentage" office:value="0.689747634069401" calcext:value-type="percentage">
            <text:p>68,97%</text:p>
          </table:table-cell>
          <table:table-cell office:value-type="percentage" office:value="0.283363032561153" calcext:value-type="percentage">
            <text:p>28,34%</text:p>
          </table:table-cell>
        </table:table-row>
        <table:table-row table:style-name="ro2"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,41%</text:p>
          </table:table-cell>
          <table:table-cell office:value-type="percentage" office:value="0.178307849133537" calcext:value-type="percentage">
            <text:p>17,83%</text:p>
          </table:table-cell>
          <table:table-cell office:value-type="percentage" office:value="0.689747634069401" calcext:value-type="percentage">
            <text:p>68,97%</text:p>
          </table:table-cell>
          <table:table-cell office:value-type="percentage" office:value="0.283363032561153" calcext:value-type="percentage">
            <text:p>28,34%</text:p>
          </table:table-cell>
        </table:table-row>
        <table:table-row table:style-name="ro2"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,41%</text:p>
          </table:table-cell>
          <table:table-cell office:value-type="percentage" office:value="0.178307849133537" calcext:value-type="percentage">
            <text:p>17,83%</text:p>
          </table:table-cell>
          <table:table-cell office:value-type="percentage" office:value="0.689747634069401" calcext:value-type="percentage">
            <text:p>68,97%</text:p>
          </table:table-cell>
          <table:table-cell office:value-type="percentage" office:value="0.283363032561153" calcext:value-type="percentage">
            <text:p>28,34%</text:p>
          </table:table-cell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084661411186" calcext:value-type="percentage">
            <text:p>96,41%</text:p>
          </table:table-cell>
          <table:table-cell office:value-type="percentage" office:value="0.178307849133537" calcext:value-type="percentage">
            <text:p>17,83%</text:p>
          </table:table-cell>
          <table:table-cell office:value-type="percentage" office:value="0.689747634069401" calcext:value-type="percentage">
            <text:p>68,97%</text:p>
          </table:table-cell>
          <table:table-cell office:value-type="percentage" office:value="0.283363032561153" calcext:value-type="percentage">
            <text:p>28,34%</text:p>
          </table:table-cell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,77%</text:p>
          </table:table-cell>
          <table:table-cell office:value-type="percentage" office:value="0.298018244731047" calcext:value-type="percentage">
            <text:p>29,80%</text:p>
          </table:table-cell>
          <table:table-cell office:value-type="percentage" office:value="0.64607201309329" calcext:value-type="percentage">
            <text:p>64,61%</text:p>
          </table:table-cell>
          <table:table-cell office:value-type="percentage" office:value="0.407887372454471" calcext:value-type="percentage">
            <text:p>40,79%</text:p>
          </table:table-cell>
          <table:table-cell office:value-type="string" calcext:value-type="string">
            <text:p>|</text:p>
          </table:table-cell>
          <table:table-cell office:value-type="percentage" office:value="0.976397424760296" calcext:value-type="percentage">
            <text:p>97,64%</text:p>
          </table:table-cell>
          <table:table-cell office:value-type="percentage" office:value="0.2487574709028" calcext:value-type="percentage">
            <text:p>24,88%</text:p>
          </table:table-cell>
          <table:table-cell office:value-type="percentage" office:value="0.603756298671553" calcext:value-type="percentage">
            <text:p>60,38%</text:p>
          </table:table-cell>
          <table:table-cell office:value-type="percentage" office:value="0.35234361076457" calcext:value-type="percentage">
            <text:p>35,23%</text:p>
          </table:table-cell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,17%</text:p>
          </table:table-cell>
          <table:table-cell office:value-type="percentage" office:value="0.343494482813368" calcext:value-type="percentage">
            <text:p>34,35%</text:p>
          </table:table-cell>
          <table:table-cell office:value-type="percentage" office:value="0.590152755046372" calcext:value-type="percentage">
            <text:p>59,02%</text:p>
          </table:table-cell>
          <table:table-cell office:value-type="percentage" office:value="0.434241557529229" calcext:value-type="percentage">
            <text:p>43,42%</text:p>
          </table:table-cell>
          <table:table-cell office:value-type="string" calcext:value-type="string">
            <text:p>|</text:p>
          </table:table-cell>
          <table:table-cell office:value-type="percentage" office:value="0.980602891867536" calcext:value-type="percentage">
            <text:p>98,06%</text:p>
          </table:table-cell>
          <table:table-cell office:value-type="percentage" office:value="0.290227832023498" calcext:value-type="percentage">
            <text:p>29,02%</text:p>
          </table:table-cell>
          <table:table-cell office:value-type="percentage" office:value="0.548866536556073" calcext:value-type="percentage">
            <text:p>54,89%</text:p>
          </table:table-cell>
          <table:table-cell office:value-type="percentage" office:value="0.379686364108422" calcext:value-type="percentage">
            <text:p>37,97%</text:p>
          </table:table-cell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,64%</text:p>
          </table:table-cell>
          <table:table-cell office:value-type="percentage" office:value="0.433671503788365" calcext:value-type="percentage">
            <text:p>43,37%</text:p>
          </table:table-cell>
          <table:table-cell office:value-type="percentage" office:value="0.460583742498636" calcext:value-type="percentage">
            <text:p>46,06%</text:p>
          </table:table-cell>
          <table:table-cell office:value-type="percentage" office:value="0.446722666843045" calcext:value-type="percentage">
            <text:p>44,67%</text:p>
          </table:table-cell>
          <table:table-cell office:value-type="string" calcext:value-type="string">
            <text:p>|</text:p>
          </table:table-cell>
          <table:table-cell office:value-type="percentage" office:value="0.985763113669392" calcext:value-type="percentage">
            <text:p>98,58%</text:p>
          </table:table-cell>
          <table:table-cell office:value-type="percentage" office:value="0.381918582252472" calcext:value-type="percentage">
            <text:p>38,19%</text:p>
          </table:table-cell>
          <table:table-cell office:value-type="percentage" office:value="0.429210564294992" calcext:value-type="percentage">
            <text:p>42,92%</text:p>
          </table:table-cell>
          <table:table-cell office:value-type="percentage" office:value="0.40418592008698" calcext:value-type="percentage">
            <text:p>40,42%</text:p>
          </table:table-cell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office:value-type="percentage" office:value="0.499325236167341" calcext:value-type="percentage">
            <text:p>49,93%</text:p>
          </table:table-cell>
          <table:table-cell office:value-type="percentage" office:value="0.353246044735406" calcext:value-type="percentage">
            <text:p>35,32%</text:p>
          </table:table-cell>
          <table:table-cell office:value-type="percentage" office:value="0.413771067976675" calcext:value-type="percentage">
            <text:p>41,38%</text:p>
          </table:table-cell>
          <table:table-cell office:value-type="string" calcext:value-type="string">
            <text:p>|</text:p>
          </table:table-cell>
          <table:table-cell office:value-type="percentage" office:value="0.987688860383363" calcext:value-type="percentage">
            <text:p>98,77%</text:p>
          </table:table-cell>
          <table:table-cell office:value-type="percentage" office:value="0.452477347214189" calcext:value-type="percentage">
            <text:p>45,25%</text:p>
          </table:table-cell>
          <table:table-cell office:value-type="percentage" office:value="0.331076315418254" calcext:value-type="percentage">
            <text:p>33,11%</text:p>
          </table:table-cell>
          <table:table-cell office:value-type="percentage" office:value="0.38237210817856" calcext:value-type="percentage">
            <text:p>38,24%</text:p>
          </table:table-cell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,83%</text:p>
          </table:table-cell>
          <table:table-cell office:value-type="percentage" office:value="0.517814090543799" calcext:value-type="percentage">
            <text:p>51,78%</text:p>
          </table:table-cell>
          <table:table-cell office:value-type="percentage" office:value="0.263638843426077" calcext:value-type="percentage">
            <text:p>26,36%</text:p>
          </table:table-cell>
          <table:table-cell office:value-type="percentage" office:value="0.34938996836873" calcext:value-type="percentage">
            <text:p>34,94%</text:p>
          </table:table-cell>
          <table:table-cell office:value-type="string" calcext:value-type="string">
            <text:p>|</text:p>
          </table:table-cell>
          <table:table-cell office:value-type="percentage" office:value="0.988024973005448" calcext:value-type="percentage">
            <text:p>98,80%</text:p>
          </table:table-cell>
          <table:table-cell office:value-type="percentage" office:value="0.470667023841414" calcext:value-type="percentage">
            <text:p>47,07%</text:p>
          </table:table-cell>
          <table:table-cell office:value-type="percentage" office:value="0.245528228060369" calcext:value-type="percentage">
            <text:p>24,55%</text:p>
          </table:table-cell>
          <table:table-cell office:value-type="percentage" office:value="0.322710992744972" calcext:value-type="percentage">
            <text:p>32,27%</text:p>
          </table:table-cell>
        </table:table-row>
        <table:table-row table:style-name="ro2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,84%</text:p>
          </table:table-cell>
          <table:table-cell office:value-type="percentage" office:value="0.536283185840708" calcext:value-type="percentage">
            <text:p>53,63%</text:p>
          </table:table-cell>
          <table:table-cell office:value-type="percentage" office:value="0.206628477905074" calcext:value-type="percentage">
            <text:p>20,66%</text:p>
          </table:table-cell>
          <table:table-cell office:value-type="percentage" office:value="0.298316432017328" calcext:value-type="percentage">
            <text:p>29,83%</text:p>
          </table:table-cell>
          <table:table-cell office:value-type="string" calcext:value-type="string">
            <text:p>|</text:p>
          </table:table-cell>
          <table:table-cell office:value-type="percentage" office:value="0.988221444634782" calcext:value-type="percentage">
            <text:p>98,82%</text:p>
          </table:table-cell>
          <table:table-cell office:value-type="percentage" office:value="0.491327433628319" calcext:value-type="percentage">
            <text:p>49,13%</text:p>
          </table:table-cell>
          <table:table-cell office:value-type="percentage" office:value="0.19264399722415" calcext:value-type="percentage">
            <text:p>19,26%</text:p>
          </table:table-cell>
          <table:table-cell office:value-type="percentage" office:value="0.276769690927218" calcext:value-type="percentage">
            <text:p>27,68%</text:p>
          </table:table-cell>
        </table:table-row>
        <table:table-row table:style-name="ro2"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,81%</text:p>
          </table:table-cell>
          <table:table-cell office:value-type="percentage" office:value="0.511932255581216" calcext:value-type="percentage">
            <text:p>51,19%</text:p>
          </table:table-cell>
          <table:table-cell office:value-type="percentage" office:value="0.0906983087834152" calcext:value-type="percentage">
            <text:p>9,07%</text:p>
          </table:table-cell>
          <table:table-cell office:value-type="percentage" office:value="0.154095701540957" calcext:value-type="percentage">
            <text:p>15,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,81%</text:p>
          </table:table-cell>
          <table:table-cell office:value-type="percentage" office:value="0.474980754426482" calcext:value-type="percentage">
            <text:p>47,50%</text:p>
          </table:table-cell>
          <table:table-cell office:value-type="percentage" office:value="0.0847062053816584" calcext:value-type="percentage">
            <text:p>8,47%</text:p>
          </table:table-cell>
          <table:table-cell office:value-type="percentage" office:value="0.143772573692182" calcext:value-type="percentage">
            <text:p>14,38%</text:p>
          </table:table-cell>
        </table:table-row>
        <table:table-row table:style-name="ro2"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,81%</text:p>
          </table:table-cell>
          <table:table-cell office:value-type="percentage" office:value="0.493055555555556" calcext:value-type="percentage">
            <text:p>49,31%</text:p>
          </table:table-cell>
          <table:table-cell office:value-type="percentage" office:value="0.07746863066012" calcext:value-type="percentage">
            <text:p>7,75%</text:p>
          </table:table-cell>
          <table:table-cell office:value-type="percentage" office:value="0.133899104196134" calcext:value-type="percentage">
            <text:p>13,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,80%</text:p>
          </table:table-cell>
          <table:table-cell office:value-type="percentage" office:value="0.456597222222222" calcext:value-type="percentage">
            <text:p>45,66%</text:p>
          </table:table-cell>
          <table:table-cell office:value-type="percentage" office:value="0.0721536351165981" calcext:value-type="percentage">
            <text:p>7,22%</text:p>
          </table:table-cell>
          <table:table-cell office:value-type="percentage" office:value="0.124615020137408" calcext:value-type="percentage">
            <text:p>12,46%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[7, 13, 25, 31, 37, 43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1" calcext:value-type="percentage">
            <text:p>100,00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1" calcext:value-type="percentage">
            <text:p>100,00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calcext:conditional-formats>
          <calcext:conditional-format calcext:target-range-address="Sheet2.M5:Sheet2.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R5:Sheet2.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5:Sheet2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5:Sheet2.L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P5:Sheet2.P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Q5:Sheet2.Q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3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2" table:default-cell-style-name="ce1"/>
        <table:table-column table:style-name="co1" table:default-cell-style-name="ce70"/>
        <table:table-column table:style-name="co1" table:default-cell-style-name="ce71"/>
        <table:table-column table:style-name="co1" table:default-cell-style-name="ce72"/>
        <table:table-row table:style-name="ro1" table:number-rows-repeated="3"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-th -c | predicted dm</text:p>
          </table:table-cell>
          <table:table-cell table:number-columns-repeated="2"/>
          <table:table-cell office:value-type="string" calcext:value-type="string">
            <text:p>gold dm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|</text:p>
          </table:table-cell>
          <table:table-cell table:style-name="Default" office:value-type="string" calcext:value-type="string">
            <text:p>acc_dm</text:p>
          </table:table-cell>
          <table:table-cell table:style-name="Default" office:value-type="string" calcext:value-type="string">
            <text:p>p_dm</text:p>
          </table:table-cell>
          <table:table-cell table:style-name="Default" office:value-type="string" calcext:value-type="string">
            <text:p>r_dm</text:p>
          </table:table-cell>
          <table:table-cell table:style-name="Default" office:value-type="string" calcext:value-type="string">
            <text:p>f_dm</text:p>
          </table:table-cell>
          <table:table-cell table:style-name="Default" office:value-type="string" calcext:value-type="string">
            <text:p>|</text:p>
          </table:table-cell>
          <table:table-cell table:style-name="Default" office:value-type="string" calcext:value-type="string">
            <text:p>acc_r</text:p>
          </table:table-cell>
          <table:table-cell table:style-name="Default" office:value-type="string" calcext:value-type="string">
            <text:p>p_r</text:p>
          </table:table-cell>
          <table:table-cell table:style-name="Default" office:value-type="string" calcext:value-type="string">
            <text:p>r_r</text:p>
          </table:table-cell>
          <table:table-cell table:style-name="Default" office:value-type="string" calcext:value-type="string">
            <text:p>f_r</text:p>
          </table:table-cell>
        </table:table-row>
        <table:table-row table:style-name="ro2" table:visibility="filter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,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,46%</text:p>
          </table:table-cell>
          <table:table-cell office:value-type="percentage" office:value="0.376093294460641" calcext:value-type="percentage">
            <text:p>37,61%</text:p>
          </table:table-cell>
          <table:table-cell office:value-type="percentage" office:value="0.439852700490998" calcext:value-type="percentage">
            <text:p>43,99%</text:p>
          </table:table-cell>
          <table:table-cell office:value-type="percentage" office:value="0.405481863330609" calcext:value-type="percentage">
            <text:p>40,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,43%</text:p>
          </table:table-cell>
          <table:table-cell office:value-type="percentage" office:value="0.348338192419825" calcext:value-type="percentage">
            <text:p>34,83%</text:p>
          </table:table-cell>
          <table:table-cell office:value-type="percentage" office:value="0.42106005074711" calcext:value-type="percentage">
            <text:p>42,11%</text:p>
          </table:table-cell>
          <table:table-cell office:value-type="percentage" office:value="0.381262365179654" calcext:value-type="percentage">
            <text:p>38,13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,50%</text:p>
          </table:table-cell>
          <table:table-cell office:value-type="percentage" office:value="0.361298853952395" calcext:value-type="percentage">
            <text:p>36,13%</text:p>
          </table:table-cell>
          <table:table-cell office:value-type="percentage" office:value="0.335379159847245" calcext:value-type="percentage">
            <text:p>33,54%</text:p>
          </table:table-cell>
          <table:table-cell office:value-type="percentage" office:value="0.347856839722733" calcext:value-type="percentage">
            <text:p>34,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,47%</text:p>
          </table:table-cell>
          <table:table-cell office:value-type="percentage" office:value="0.329856009403468" calcext:value-type="percentage">
            <text:p>32,99%</text:p>
          </table:table-cell>
          <table:table-cell office:value-type="percentage" office:value="0.315397583590896" calcext:value-type="percentage">
            <text:p>31,54%</text:p>
          </table:table-cell>
          <table:table-cell office:value-type="percentage" office:value="0.322464808962942" calcext:value-type="percentage">
            <text:p>32,25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,74%</text:p>
          </table:table-cell>
          <table:table-cell office:value-type="percentage" office:value="0.436941964285714" calcext:value-type="percentage">
            <text:p>43,69%</text:p>
          </table:table-cell>
          <table:table-cell office:value-type="percentage" office:value="0.213584288052373" calcext:value-type="percentage">
            <text:p>21,36%</text:p>
          </table:table-cell>
          <table:table-cell office:value-type="percentage" office:value="0.286918285086112" calcext:value-type="percentage">
            <text:p>28,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,72%</text:p>
          </table:table-cell>
          <table:table-cell office:value-type="percentage" office:value="0.404017857142857" calcext:value-type="percentage">
            <text:p>40,40%</text:p>
          </table:table-cell>
          <table:table-cell office:value-type="percentage" office:value="0.200720820626559" calcext:value-type="percentage">
            <text:p>20,07%</text:p>
          </table:table-cell>
          <table:table-cell office:value-type="percentage" office:value="0.268197814410076" calcext:value-type="percentage">
            <text:p>26,82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,79%</text:p>
          </table:table-cell>
          <table:table-cell office:value-type="percentage" office:value="0.455203619909502" calcext:value-type="percentage">
            <text:p>45,52%</text:p>
          </table:table-cell>
          <table:table-cell office:value-type="percentage" office:value="0.0686033824331697" calcext:value-type="percentage">
            <text:p>6,86%</text:p>
          </table:table-cell>
          <table:table-cell office:value-type="percentage" office:value="0.119236695507882" calcext:value-type="percentage">
            <text:p>11,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,79%</text:p>
          </table:table-cell>
          <table:table-cell office:value-type="percentage" office:value="0.41447963800905" calcext:value-type="percentage">
            <text:p>41,45%</text:p>
          </table:table-cell>
          <table:table-cell office:value-type="percentage" office:value="0.0628516536297516" calcext:value-type="percentage">
            <text:p>6,29%</text:p>
          </table:table-cell>
          <table:table-cell office:value-type="percentage" office:value="0.109151572926597" calcext:value-type="percentage">
            <text:p>10,92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,80%</text:p>
          </table:table-cell>
          <table:table-cell office:value-type="percentage" office:value="0.274853801169591" calcext:value-type="percentage">
            <text:p>27,49%</text:p>
          </table:table-cell>
          <table:table-cell office:value-type="percentage" office:value="0.00641025641025641" calcext:value-type="percentage">
            <text:p>0,64%</text:p>
          </table:table-cell>
          <table:table-cell office:value-type="percentage" office:value="0.0125283220045315" calcext:value-type="percentage">
            <text:p>1,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,8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00518913013792162" calcext:value-type="percentage">
            <text:p>0,52%</text:p>
          </table:table-cell>
          <table:table-cell office:value-type="percentage" office:value="0.0101414464905258" calcext:value-type="percentage">
            <text:p>1,01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,81%</text:p>
          </table:table-cell>
          <table:table-cell office:value-type="percentage" office:value="0.178571428571429" calcext:value-type="percentage">
            <text:p>17,86%</text:p>
          </table:table-cell>
          <table:table-cell office:value-type="percentage" office:value="0.000681942171303874" calcext:value-type="percentage">
            <text:p>0,07%</text:p>
          </table:table-cell>
          <table:table-cell office:value-type="percentage" office:value="0.00135869565217391" calcext:value-type="percentage">
            <text:p>0,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,81%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0.000545628154412768" calcext:value-type="percentage">
            <text:p>0,05%</text:p>
          </table:table-cell>
          <table:table-cell office:value-type="percentage" office:value="0.00108710422611768" calcext:value-type="percentage">
            <text:p>0,11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,46%</text:p>
          </table:table-cell>
          <table:table-cell office:value-type="percentage" office:value="0.376093294460641" calcext:value-type="percentage">
            <text:p>37,61%</text:p>
          </table:table-cell>
          <table:table-cell office:value-type="percentage" office:value="0.439852700490998" calcext:value-type="percentage">
            <text:p>43,99%</text:p>
          </table:table-cell>
          <table:table-cell office:value-type="percentage" office:value="0.405481863330609" calcext:value-type="percentage">
            <text:p>40,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,43%</text:p>
          </table:table-cell>
          <table:table-cell office:value-type="percentage" office:value="0.348338192419825" calcext:value-type="percentage">
            <text:p>34,83%</text:p>
          </table:table-cell>
          <table:table-cell office:value-type="percentage" office:value="0.42106005074711" calcext:value-type="percentage">
            <text:p>42,11%</text:p>
          </table:table-cell>
          <table:table-cell office:value-type="percentage" office:value="0.381262365179654" calcext:value-type="percentage">
            <text:p>38,13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,50%</text:p>
          </table:table-cell>
          <table:table-cell office:value-type="percentage" office:value="0.361298853952395" calcext:value-type="percentage">
            <text:p>36,13%</text:p>
          </table:table-cell>
          <table:table-cell office:value-type="percentage" office:value="0.335379159847245" calcext:value-type="percentage">
            <text:p>33,54%</text:p>
          </table:table-cell>
          <table:table-cell office:value-type="percentage" office:value="0.347856839722733" calcext:value-type="percentage">
            <text:p>34,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,47%</text:p>
          </table:table-cell>
          <table:table-cell office:value-type="percentage" office:value="0.329856009403468" calcext:value-type="percentage">
            <text:p>32,99%</text:p>
          </table:table-cell>
          <table:table-cell office:value-type="percentage" office:value="0.315397583590896" calcext:value-type="percentage">
            <text:p>31,54%</text:p>
          </table:table-cell>
          <table:table-cell office:value-type="percentage" office:value="0.322464808962942" calcext:value-type="percentage">
            <text:p>32,25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,74%</text:p>
          </table:table-cell>
          <table:table-cell office:value-type="percentage" office:value="0.436941964285714" calcext:value-type="percentage">
            <text:p>43,69%</text:p>
          </table:table-cell>
          <table:table-cell office:value-type="percentage" office:value="0.213584288052373" calcext:value-type="percentage">
            <text:p>21,36%</text:p>
          </table:table-cell>
          <table:table-cell office:value-type="percentage" office:value="0.286918285086112" calcext:value-type="percentage">
            <text:p>28,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,72%</text:p>
          </table:table-cell>
          <table:table-cell office:value-type="percentage" office:value="0.404017857142857" calcext:value-type="percentage">
            <text:p>40,40%</text:p>
          </table:table-cell>
          <table:table-cell office:value-type="percentage" office:value="0.200720820626559" calcext:value-type="percentage">
            <text:p>20,07%</text:p>
          </table:table-cell>
          <table:table-cell office:value-type="percentage" office:value="0.268197814410076" calcext:value-type="percentage">
            <text:p>26,82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,79%</text:p>
          </table:table-cell>
          <table:table-cell office:value-type="percentage" office:value="0.455203619909502" calcext:value-type="percentage">
            <text:p>45,52%</text:p>
          </table:table-cell>
          <table:table-cell office:value-type="percentage" office:value="0.0686033824331697" calcext:value-type="percentage">
            <text:p>6,86%</text:p>
          </table:table-cell>
          <table:table-cell office:value-type="percentage" office:value="0.119236695507882" calcext:value-type="percentage">
            <text:p>11,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,79%</text:p>
          </table:table-cell>
          <table:table-cell office:value-type="percentage" office:value="0.41447963800905" calcext:value-type="percentage">
            <text:p>41,45%</text:p>
          </table:table-cell>
          <table:table-cell office:value-type="percentage" office:value="0.0628516536297516" calcext:value-type="percentage">
            <text:p>6,29%</text:p>
          </table:table-cell>
          <table:table-cell office:value-type="percentage" office:value="0.109151572926597" calcext:value-type="percentage">
            <text:p>10,92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,80%</text:p>
          </table:table-cell>
          <table:table-cell office:value-type="percentage" office:value="0.274853801169591" calcext:value-type="percentage">
            <text:p>27,49%</text:p>
          </table:table-cell>
          <table:table-cell office:value-type="percentage" office:value="0.00641025641025641" calcext:value-type="percentage">
            <text:p>0,64%</text:p>
          </table:table-cell>
          <table:table-cell office:value-type="percentage" office:value="0.0125283220045315" calcext:value-type="percentage">
            <text:p>1,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,8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00518913013792162" calcext:value-type="percentage">
            <text:p>0,52%</text:p>
          </table:table-cell>
          <table:table-cell office:value-type="percentage" office:value="0.0101414464905258" calcext:value-type="percentage">
            <text:p>1,01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,81%</text:p>
          </table:table-cell>
          <table:table-cell office:value-type="percentage" office:value="0.178571428571429" calcext:value-type="percentage">
            <text:p>17,86%</text:p>
          </table:table-cell>
          <table:table-cell office:value-type="percentage" office:value="0.000681942171303874" calcext:value-type="percentage">
            <text:p>0,07%</text:p>
          </table:table-cell>
          <table:table-cell office:value-type="percentage" office:value="0.00135869565217391" calcext:value-type="percentage">
            <text:p>0,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,81%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0.000545628154412768" calcext:value-type="percentage">
            <text:p>0,05%</text:p>
          </table:table-cell>
          <table:table-cell office:value-type="percentage" office:value="0.00108710422611768" calcext:value-type="percentage">
            <text:p>0,11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table:number-columns-repeated="2" office:value-type="float" office:value="0.01" calcext:value-type="float">
            <text:p>0,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,46%</text:p>
          </table:table-cell>
          <table:table-cell office:value-type="percentage" office:value="0.376093294460641" calcext:value-type="percentage">
            <text:p>37,61%</text:p>
          </table:table-cell>
          <table:table-cell office:value-type="percentage" office:value="0.439852700490998" calcext:value-type="percentage">
            <text:p>43,99%</text:p>
          </table:table-cell>
          <table:table-cell office:value-type="percentage" office:value="0.405481863330609" calcext:value-type="percentage">
            <text:p>40,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,43%</text:p>
          </table:table-cell>
          <table:table-cell office:value-type="percentage" office:value="0.348338192419825" calcext:value-type="percentage">
            <text:p>34,83%</text:p>
          </table:table-cell>
          <table:table-cell office:value-type="percentage" office:value="0.42106005074711" calcext:value-type="percentage">
            <text:p>42,11%</text:p>
          </table:table-cell>
          <table:table-cell office:value-type="percentage" office:value="0.381262365179654" calcext:value-type="percentage">
            <text:p>38,13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,50%</text:p>
          </table:table-cell>
          <table:table-cell office:value-type="percentage" office:value="0.361298853952395" calcext:value-type="percentage">
            <text:p>36,13%</text:p>
          </table:table-cell>
          <table:table-cell office:value-type="percentage" office:value="0.335379159847245" calcext:value-type="percentage">
            <text:p>33,54%</text:p>
          </table:table-cell>
          <table:table-cell office:value-type="percentage" office:value="0.347856839722733" calcext:value-type="percentage">
            <text:p>34,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,47%</text:p>
          </table:table-cell>
          <table:table-cell office:value-type="percentage" office:value="0.329856009403468" calcext:value-type="percentage">
            <text:p>32,99%</text:p>
          </table:table-cell>
          <table:table-cell office:value-type="percentage" office:value="0.315397583590896" calcext:value-type="percentage">
            <text:p>31,54%</text:p>
          </table:table-cell>
          <table:table-cell office:value-type="percentage" office:value="0.322464808962942" calcext:value-type="percentage">
            <text:p>32,25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,74%</text:p>
          </table:table-cell>
          <table:table-cell office:value-type="percentage" office:value="0.436941964285714" calcext:value-type="percentage">
            <text:p>43,69%</text:p>
          </table:table-cell>
          <table:table-cell office:value-type="percentage" office:value="0.213584288052373" calcext:value-type="percentage">
            <text:p>21,36%</text:p>
          </table:table-cell>
          <table:table-cell office:value-type="percentage" office:value="0.286918285086112" calcext:value-type="percentage">
            <text:p>28,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,72%</text:p>
          </table:table-cell>
          <table:table-cell office:value-type="percentage" office:value="0.404017857142857" calcext:value-type="percentage">
            <text:p>40,40%</text:p>
          </table:table-cell>
          <table:table-cell office:value-type="percentage" office:value="0.200720820626559" calcext:value-type="percentage">
            <text:p>20,07%</text:p>
          </table:table-cell>
          <table:table-cell office:value-type="percentage" office:value="0.268197814410076" calcext:value-type="percentage">
            <text:p>26,82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,79%</text:p>
          </table:table-cell>
          <table:table-cell office:value-type="percentage" office:value="0.455203619909502" calcext:value-type="percentage">
            <text:p>45,52%</text:p>
          </table:table-cell>
          <table:table-cell office:value-type="percentage" office:value="0.0686033824331697" calcext:value-type="percentage">
            <text:p>6,86%</text:p>
          </table:table-cell>
          <table:table-cell office:value-type="percentage" office:value="0.119236695507882" calcext:value-type="percentage">
            <text:p>11,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,79%</text:p>
          </table:table-cell>
          <table:table-cell office:value-type="percentage" office:value="0.41447963800905" calcext:value-type="percentage">
            <text:p>41,45%</text:p>
          </table:table-cell>
          <table:table-cell office:value-type="percentage" office:value="0.0628516536297516" calcext:value-type="percentage">
            <text:p>6,29%</text:p>
          </table:table-cell>
          <table:table-cell office:value-type="percentage" office:value="0.109151572926597" calcext:value-type="percentage">
            <text:p>10,92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7" calcext:value-type="float">
            <text:p>0,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,80%</text:p>
          </table:table-cell>
          <table:table-cell office:value-type="percentage" office:value="0.274853801169591" calcext:value-type="percentage">
            <text:p>27,49%</text:p>
          </table:table-cell>
          <table:table-cell office:value-type="percentage" office:value="0.00641025641025641" calcext:value-type="percentage">
            <text:p>0,64%</text:p>
          </table:table-cell>
          <table:table-cell office:value-type="percentage" office:value="0.0125283220045315" calcext:value-type="percentage">
            <text:p>1,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,8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00518913013792162" calcext:value-type="percentage">
            <text:p>0,52%</text:p>
          </table:table-cell>
          <table:table-cell office:value-type="percentage" office:value="0.0101414464905258" calcext:value-type="percentage">
            <text:p>1,01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,81%</text:p>
          </table:table-cell>
          <table:table-cell office:value-type="percentage" office:value="0.178571428571429" calcext:value-type="percentage">
            <text:p>17,86%</text:p>
          </table:table-cell>
          <table:table-cell office:value-type="percentage" office:value="0.000681942171303874" calcext:value-type="percentage">
            <text:p>0,07%</text:p>
          </table:table-cell>
          <table:table-cell office:value-type="percentage" office:value="0.00135869565217391" calcext:value-type="percentage">
            <text:p>0,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,81%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0.000545628154412768" calcext:value-type="percentage">
            <text:p>0,05%</text:p>
          </table:table-cell>
          <table:table-cell office:value-type="percentage" office:value="0.00108710422611768" calcext:value-type="percentage">
            <text:p>0,11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table:number-columns-repeated="2" office:value-type="float" office:value="0.05" calcext:value-type="float">
            <text:p>0,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,46%</text:p>
          </table:table-cell>
          <table:table-cell office:value-type="percentage" office:value="0.376093294460641" calcext:value-type="percentage">
            <text:p>37,61%</text:p>
          </table:table-cell>
          <table:table-cell office:value-type="percentage" office:value="0.439852700490998" calcext:value-type="percentage">
            <text:p>43,99%</text:p>
          </table:table-cell>
          <table:table-cell office:value-type="percentage" office:value="0.405481863330609" calcext:value-type="percentage">
            <text:p>40,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,43%</text:p>
          </table:table-cell>
          <table:table-cell office:value-type="percentage" office:value="0.348338192419825" calcext:value-type="percentage">
            <text:p>34,83%</text:p>
          </table:table-cell>
          <table:table-cell office:value-type="percentage" office:value="0.42106005074711" calcext:value-type="percentage">
            <text:p>42,11%</text:p>
          </table:table-cell>
          <table:table-cell office:value-type="percentage" office:value="0.381262365179654" calcext:value-type="percentage">
            <text:p>38,13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,50%</text:p>
          </table:table-cell>
          <table:table-cell office:value-type="percentage" office:value="0.361298853952395" calcext:value-type="percentage">
            <text:p>36,13%</text:p>
          </table:table-cell>
          <table:table-cell office:value-type="percentage" office:value="0.335379159847245" calcext:value-type="percentage">
            <text:p>33,54%</text:p>
          </table:table-cell>
          <table:table-cell office:value-type="percentage" office:value="0.347856839722733" calcext:value-type="percentage">
            <text:p>34,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,47%</text:p>
          </table:table-cell>
          <table:table-cell office:value-type="percentage" office:value="0.329856009403468" calcext:value-type="percentage">
            <text:p>32,99%</text:p>
          </table:table-cell>
          <table:table-cell office:value-type="percentage" office:value="0.315397583590896" calcext:value-type="percentage">
            <text:p>31,54%</text:p>
          </table:table-cell>
          <table:table-cell office:value-type="percentage" office:value="0.322464808962942" calcext:value-type="percentage">
            <text:p>32,25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,74%</text:p>
          </table:table-cell>
          <table:table-cell office:value-type="percentage" office:value="0.436941964285714" calcext:value-type="percentage">
            <text:p>43,69%</text:p>
          </table:table-cell>
          <table:table-cell office:value-type="percentage" office:value="0.213584288052373" calcext:value-type="percentage">
            <text:p>21,36%</text:p>
          </table:table-cell>
          <table:table-cell office:value-type="percentage" office:value="0.286918285086112" calcext:value-type="percentage">
            <text:p>28,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,72%</text:p>
          </table:table-cell>
          <table:table-cell office:value-type="percentage" office:value="0.404017857142857" calcext:value-type="percentage">
            <text:p>40,40%</text:p>
          </table:table-cell>
          <table:table-cell office:value-type="percentage" office:value="0.200720820626559" calcext:value-type="percentage">
            <text:p>20,07%</text:p>
          </table:table-cell>
          <table:table-cell office:value-type="percentage" office:value="0.268197814410076" calcext:value-type="percentage">
            <text:p>26,82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,79%</text:p>
          </table:table-cell>
          <table:table-cell office:value-type="percentage" office:value="0.455203619909502" calcext:value-type="percentage">
            <text:p>45,52%</text:p>
          </table:table-cell>
          <table:table-cell office:value-type="percentage" office:value="0.0686033824331697" calcext:value-type="percentage">
            <text:p>6,86%</text:p>
          </table:table-cell>
          <table:table-cell office:value-type="percentage" office:value="0.119236695507882" calcext:value-type="percentage">
            <text:p>11,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,79%</text:p>
          </table:table-cell>
          <table:table-cell office:value-type="percentage" office:value="0.41447963800905" calcext:value-type="percentage">
            <text:p>41,45%</text:p>
          </table:table-cell>
          <table:table-cell office:value-type="percentage" office:value="0.0628516536297516" calcext:value-type="percentage">
            <text:p>6,29%</text:p>
          </table:table-cell>
          <table:table-cell office:value-type="percentage" office:value="0.109151572926597" calcext:value-type="percentage">
            <text:p>10,92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,80%</text:p>
          </table:table-cell>
          <table:table-cell office:value-type="percentage" office:value="0.274853801169591" calcext:value-type="percentage">
            <text:p>27,49%</text:p>
          </table:table-cell>
          <table:table-cell office:value-type="percentage" office:value="0.00641025641025641" calcext:value-type="percentage">
            <text:p>0,64%</text:p>
          </table:table-cell>
          <table:table-cell office:value-type="percentage" office:value="0.0125283220045315" calcext:value-type="percentage">
            <text:p>1,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,8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00518913013792162" calcext:value-type="percentage">
            <text:p>0,52%</text:p>
          </table:table-cell>
          <table:table-cell office:value-type="percentage" office:value="0.0101414464905258" calcext:value-type="percentage">
            <text:p>1,01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,81%</text:p>
          </table:table-cell>
          <table:table-cell office:value-type="percentage" office:value="0.178571428571429" calcext:value-type="percentage">
            <text:p>17,86%</text:p>
          </table:table-cell>
          <table:table-cell office:value-type="percentage" office:value="0.000681942171303874" calcext:value-type="percentage">
            <text:p>0,07%</text:p>
          </table:table-cell>
          <table:table-cell office:value-type="percentage" office:value="0.00135869565217391" calcext:value-type="percentage">
            <text:p>0,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,81%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0.000545628154412768" calcext:value-type="percentage">
            <text:p>0,05%</text:p>
          </table:table-cell>
          <table:table-cell office:value-type="percentage" office:value="0.00108710422611768" calcext:value-type="percentage">
            <text:p>0,11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525</text:p>
          </table:table-cell>
          <table:table-cell office:value-type="float" office:value="7332" calcext:value-type="float">
            <text:p>7332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|</text:p>
          </table:table-cell>
          <table:table-cell office:value-type="percentage" office:value="0.965695404025233" calcext:value-type="percentage">
            <text:p>96,57%</text:p>
          </table:table-cell>
          <table:table-cell office:value-type="percentage" office:value="0.218756371049949" calcext:value-type="percentage">
            <text:p>21,88%</text:p>
          </table:table-cell>
          <table:table-cell office:value-type="percentage" office:value="0.731723949809056" calcext:value-type="percentage">
            <text:p>73,17%</text:p>
          </table:table-cell>
          <table:table-cell office:value-type="percentage" office:value="0.336817653890825" calcext:value-type="percentage">
            <text:p>33,68%</text:p>
          </table:table-cell>
          <table:table-cell office:value-type="string" calcext:value-type="string">
            <text:p>|</text:p>
          </table:table-cell>
          <table:table-cell office:value-type="percentage" office:value="0.964492218262119" calcext:value-type="percentage">
            <text:p>96,45%</text:p>
          </table:table-cell>
          <table:table-cell office:value-type="percentage" office:value="0.188542303771662" calcext:value-type="percentage">
            <text:p>18,85%</text:p>
          </table:table-cell>
          <table:table-cell office:value-type="percentage" office:value="0.701562737065696" calcext:value-type="percentage">
            <text:p>70,16%</text:p>
          </table:table-cell>
          <table:table-cell office:value-type="percentage" office:value="0.297210438359686" calcext:value-type="percentage">
            <text:p>29,72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table:number-columns-repeated="2" office:value-type="float" office:value="0.1" calcext:value-type="float">
            <text:p>0,1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9119" calcext:value-type="float">
            <text:p>9119</text:p>
          </table:table-cell>
          <table:table-cell office:value-type="float" office:value="7332" calcext:value-type="float">
            <text:p>733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|</text:p>
          </table:table-cell>
          <table:table-cell office:value-type="percentage" office:value="0.983929919706429" calcext:value-type="percentage">
            <text:p>98,39%</text:p>
          </table:table-cell>
          <table:table-cell office:value-type="percentage" office:value="0.359359578901195" calcext:value-type="percentage">
            <text:p>35,94%</text:p>
          </table:table-cell>
          <table:table-cell office:value-type="percentage" office:value="0.446944899072559" calcext:value-type="percentage">
            <text:p>44,69%</text:p>
          </table:table-cell>
          <table:table-cell office:value-type="percentage" office:value="0.398395234332259" calcext:value-type="percentage">
            <text:p>39,84%</text:p>
          </table:table-cell>
          <table:table-cell office:value-type="string" calcext:value-type="string">
            <text:p>|</text:p>
          </table:table-cell>
          <table:table-cell office:value-type="percentage" office:value="0.983528857785391" calcext:value-type="percentage">
            <text:p>98,35%</text:p>
          </table:table-cell>
          <table:table-cell office:value-type="percentage" office:value="0.332273275578463" calcext:value-type="percentage">
            <text:p>33,23%</text:p>
          </table:table-cell>
          <table:table-cell office:value-type="percentage" office:value="0.427664079040226" calcext:value-type="percentage">
            <text:p>42,77%</text:p>
          </table:table-cell>
          <table:table-cell office:value-type="percentage" office:value="0.373981732905455" calcext:value-type="percentage">
            <text:p>37,40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8575" calcext:value-type="float">
            <text:p>8575</text:p>
          </table:table-cell>
          <table:table-cell office:value-type="float" office:value="7332" calcext:value-type="float">
            <text:p>7332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|</text:p>
          </table:table-cell>
          <table:table-cell office:value-type="percentage" office:value="0.984644361994918" calcext:value-type="percentage">
            <text:p>98,46%</text:p>
          </table:table-cell>
          <table:table-cell office:value-type="percentage" office:value="0.376093294460641" calcext:value-type="percentage">
            <text:p>37,61%</text:p>
          </table:table-cell>
          <table:table-cell office:value-type="percentage" office:value="0.439852700490998" calcext:value-type="percentage">
            <text:p>43,99%</text:p>
          </table:table-cell>
          <table:table-cell office:value-type="percentage" office:value="0.405481863330609" calcext:value-type="percentage">
            <text:p>40,55%</text:p>
          </table:table-cell>
          <table:table-cell office:value-type="string" calcext:value-type="string">
            <text:p>|</text:p>
          </table:table-cell>
          <table:table-cell office:value-type="percentage" office:value="0.984257913666144" calcext:value-type="percentage">
            <text:p>98,43%</text:p>
          </table:table-cell>
          <table:table-cell office:value-type="percentage" office:value="0.348338192419825" calcext:value-type="percentage">
            <text:p>34,83%</text:p>
          </table:table-cell>
          <table:table-cell office:value-type="percentage" office:value="0.42106005074711" calcext:value-type="percentage">
            <text:p>42,11%</text:p>
          </table:table-cell>
          <table:table-cell office:value-type="percentage" office:value="0.381262365179654" calcext:value-type="percentage">
            <text:p>38,13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6806" calcext:value-type="float">
            <text:p>6806</text:p>
          </table:table-cell>
          <table:table-cell office:value-type="float" office:value="7332" calcext:value-type="float">
            <text:p>7332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|</text:p>
          </table:table-cell>
          <table:table-cell office:value-type="percentage" office:value="0.985029186591217" calcext:value-type="percentage">
            <text:p>98,50%</text:p>
          </table:table-cell>
          <table:table-cell office:value-type="percentage" office:value="0.361298853952395" calcext:value-type="percentage">
            <text:p>36,13%</text:p>
          </table:table-cell>
          <table:table-cell office:value-type="percentage" office:value="0.335379159847245" calcext:value-type="percentage">
            <text:p>33,54%</text:p>
          </table:table-cell>
          <table:table-cell office:value-type="percentage" office:value="0.347856839722733" calcext:value-type="percentage">
            <text:p>34,79%</text:p>
          </table:table-cell>
          <table:table-cell office:value-type="string" calcext:value-type="string">
            <text:p>|</text:p>
          </table:table-cell>
          <table:table-cell office:value-type="percentage" office:value="0.984681707841816" calcext:value-type="percentage">
            <text:p>98,47%</text:p>
          </table:table-cell>
          <table:table-cell office:value-type="percentage" office:value="0.329856009403468" calcext:value-type="percentage">
            <text:p>32,99%</text:p>
          </table:table-cell>
          <table:table-cell office:value-type="percentage" office:value="0.315397583590896" calcext:value-type="percentage">
            <text:p>31,54%</text:p>
          </table:table-cell>
          <table:table-cell office:value-type="percentage" office:value="0.322464808962942" calcext:value-type="percentage">
            <text:p>32,25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3584" calcext:value-type="float">
            <text:p>3584</text:p>
          </table:table-cell>
          <table:table-cell office:value-type="float" office:value="7332" calcext:value-type="float">
            <text:p>7332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|</text:p>
          </table:table-cell>
          <table:table-cell office:value-type="percentage" office:value="0.987360866423648" calcext:value-type="percentage">
            <text:p>98,74%</text:p>
          </table:table-cell>
          <table:table-cell office:value-type="percentage" office:value="0.436941964285714" calcext:value-type="percentage">
            <text:p>43,69%</text:p>
          </table:table-cell>
          <table:table-cell office:value-type="percentage" office:value="0.213584288052373" calcext:value-type="percentage">
            <text:p>21,36%</text:p>
          </table:table-cell>
          <table:table-cell office:value-type="percentage" office:value="0.286918285086112" calcext:value-type="percentage">
            <text:p>28,69%</text:p>
          </table:table-cell>
          <table:table-cell office:value-type="string" calcext:value-type="string">
            <text:p>|</text:p>
          </table:table-cell>
          <table:table-cell office:value-type="percentage" office:value="0.987169265991735" calcext:value-type="percentage">
            <text:p>98,72%</text:p>
          </table:table-cell>
          <table:table-cell office:value-type="percentage" office:value="0.404017857142857" calcext:value-type="percentage">
            <text:p>40,40%</text:p>
          </table:table-cell>
          <table:table-cell office:value-type="percentage" office:value="0.200720820626559" calcext:value-type="percentage">
            <text:p>20,07%</text:p>
          </table:table-cell>
          <table:table-cell office:value-type="percentage" office:value="0.268197814410076" calcext:value-type="percentage">
            <text:p>26,82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105" calcext:value-type="float">
            <text:p>1105</text:p>
          </table:table-cell>
          <table:table-cell office:value-type="float" office:value="7332" calcext:value-type="float">
            <text:p>733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|</text:p>
          </table:table-cell>
          <table:table-cell office:value-type="percentage" office:value="0.987934043986913" calcext:value-type="percentage">
            <text:p>98,79%</text:p>
          </table:table-cell>
          <table:table-cell office:value-type="percentage" office:value="0.455203619909502" calcext:value-type="percentage">
            <text:p>45,52%</text:p>
          </table:table-cell>
          <table:table-cell office:value-type="percentage" office:value="0.0686033824331697" calcext:value-type="percentage">
            <text:p>6,86%</text:p>
          </table:table-cell>
          <table:table-cell office:value-type="percentage" office:value="0.119236695507882" calcext:value-type="percentage">
            <text:p>11,92%</text:p>
          </table:table-cell>
          <table:table-cell office:value-type="string" calcext:value-type="string">
            <text:p>|</text:p>
          </table:table-cell>
          <table:table-cell office:value-type="percentage" office:value="0.98786097602559" calcext:value-type="percentage">
            <text:p>98,79%</text:p>
          </table:table-cell>
          <table:table-cell office:value-type="percentage" office:value="0.41447963800905" calcext:value-type="percentage">
            <text:p>41,45%</text:p>
          </table:table-cell>
          <table:table-cell office:value-type="percentage" office:value="0.0628516536297516" calcext:value-type="percentage">
            <text:p>6,29%</text:p>
          </table:table-cell>
          <table:table-cell office:value-type="percentage" office:value="0.109151572926597" calcext:value-type="percentage">
            <text:p>10,92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171" calcext:value-type="float">
            <text:p>171</text:p>
          </table:table-cell>
          <table:table-cell office:value-type="float" office:value="7332" calcext:value-type="float">
            <text:p>73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</text:p>
          </table:table-cell>
          <table:table-cell office:value-type="percentage" office:value="0.987969766101337" calcext:value-type="percentage">
            <text:p>98,80%</text:p>
          </table:table-cell>
          <table:table-cell office:value-type="percentage" office:value="0.274853801169591" calcext:value-type="percentage">
            <text:p>27,49%</text:p>
          </table:table-cell>
          <table:table-cell office:value-type="percentage" office:value="0.00641025641025641" calcext:value-type="percentage">
            <text:p>0,64%</text:p>
          </table:table-cell>
          <table:table-cell office:value-type="percentage" office:value="0.0125283220045315" calcext:value-type="percentage">
            <text:p>1,25%</text:p>
          </table:table-cell>
          <table:table-cell office:value-type="string" calcext:value-type="string">
            <text:p>|</text:p>
          </table:table-cell>
          <table:table-cell office:value-type="percentage" office:value="0.987955152509073" calcext:value-type="percentage">
            <text:p>98,80%</text:p>
          </table:table-cell>
          <table:table-cell office:value-type="percentage" office:value="0.222222222222222" calcext:value-type="percentage">
            <text:p>22,22%</text:p>
          </table:table-cell>
          <table:table-cell office:value-type="percentage" office:value="0.00518913013792162" calcext:value-type="percentage">
            <text:p>0,52%</text:p>
          </table:table-cell>
          <table:table-cell office:value-type="percentage" office:value="0.0101414464905258" calcext:value-type="percentage">
            <text:p>1,01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28" calcext:value-type="float">
            <text:p>28</text:p>
          </table:table-cell>
          <table:table-cell office:value-type="float" office:value="7332" calcext:value-type="float">
            <text:p>7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percentage" office:value="0.988065566317294" calcext:value-type="percentage">
            <text:p>98,81%</text:p>
          </table:table-cell>
          <table:table-cell office:value-type="percentage" office:value="0.178571428571429" calcext:value-type="percentage">
            <text:p>17,86%</text:p>
          </table:table-cell>
          <table:table-cell office:value-type="percentage" office:value="0.000681942171303874" calcext:value-type="percentage">
            <text:p>0,07%</text:p>
          </table:table-cell>
          <table:table-cell office:value-type="percentage" office:value="0.00135869565217391" calcext:value-type="percentage">
            <text:p>0,14%</text:p>
          </table:table-cell>
          <table:table-cell office:value-type="string" calcext:value-type="string">
            <text:p>|</text:p>
          </table:table-cell>
          <table:table-cell office:value-type="percentage" office:value="0.98806394258482" calcext:value-type="percentage">
            <text:p>98,81%</text:p>
          </table:table-cell>
          <table:table-cell office:value-type="percentage" office:value="0.142857142857143" calcext:value-type="percentage">
            <text:p>14,29%</text:p>
          </table:table-cell>
          <table:table-cell office:value-type="percentage" office:value="0.000545628154412768" calcext:value-type="percentage">
            <text:p>0,05%</text:p>
          </table:table-cell>
          <table:table-cell office:value-type="percentage" office:value="0.00108710422611768" calcext:value-type="percentage">
            <text:p>0,11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-1" calcext:value-type="float">
            <text:p>-1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,77%</text:p>
          </table:table-cell>
          <table:table-cell office:value-type="percentage" office:value="0.298018244731047" calcext:value-type="percentage">
            <text:p>29,80%</text:p>
          </table:table-cell>
          <table:table-cell office:value-type="percentage" office:value="0.64607201309329" calcext:value-type="percentage">
            <text:p>64,61%</text:p>
          </table:table-cell>
          <table:table-cell office:value-type="percentage" office:value="0.407887372454471" calcext:value-type="percentage">
            <text:p>40,79%</text:p>
          </table:table-cell>
          <table:table-cell office:value-type="string" calcext:value-type="string">
            <text:p>|</text:p>
          </table:table-cell>
          <table:table-cell office:value-type="percentage" office:value="0.976722171255064" calcext:value-type="percentage">
            <text:p>97,67%</text:p>
          </table:table-cell>
          <table:table-cell office:value-type="percentage" office:value="0.261340044039006" calcext:value-type="percentage">
            <text:p>26,13%</text:p>
          </table:table-cell>
          <table:table-cell office:value-type="percentage" office:value="0.615498592384057" calcext:value-type="percentage">
            <text:p>61,55%</text:p>
          </table:table-cell>
          <table:table-cell office:value-type="percentage" office:value="0.366896308072779" calcext:value-type="percentage">
            <text:p>36,69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7332" calcext:value-type="float">
            <text:p>7332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|</text:p>
          </table:table-cell>
          <table:table-cell office:value-type="percentage" office:value="0.977668807287311" calcext:value-type="percentage">
            <text:p>97,77%</text:p>
          </table:table-cell>
          <table:table-cell office:value-type="percentage" office:value="0.298018244731047" calcext:value-type="percentage">
            <text:p>29,80%</text:p>
          </table:table-cell>
          <table:table-cell office:value-type="percentage" office:value="0.64607201309329" calcext:value-type="percentage">
            <text:p>64,61%</text:p>
          </table:table-cell>
          <table:table-cell office:value-type="percentage" office:value="0.407887372454471" calcext:value-type="percentage">
            <text:p>40,79%</text:p>
          </table:table-cell>
          <table:table-cell office:value-type="string" calcext:value-type="string">
            <text:p>|</text:p>
          </table:table-cell>
          <table:table-cell office:value-type="percentage" office:value="0.976722171255064" calcext:value-type="percentage">
            <text:p>97,67%</text:p>
          </table:table-cell>
          <table:table-cell office:value-type="percentage" office:value="0.261340044039006" calcext:value-type="percentage">
            <text:p>26,13%</text:p>
          </table:table-cell>
          <table:table-cell office:value-type="percentage" office:value="0.615498592384057" calcext:value-type="percentage">
            <text:p>61,55%</text:p>
          </table:table-cell>
          <table:table-cell office:value-type="percentage" office:value="0.366896308072779" calcext:value-type="percentage">
            <text:p>36,69%</text:p>
          </table:table-cell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,69%</text:p>
          </table:table-cell>
          <table:table-cell office:value-type="percentage" office:value="0.444091870655787" calcext:value-type="percentage">
            <text:p>44,41%</text:p>
          </table:table-cell>
          <table:table-cell office:value-type="percentage" office:value="0.400845608292417" calcext:value-type="percentage">
            <text:p>40,08%</text:p>
          </table:table-cell>
          <table:table-cell office:value-type="percentage" office:value="0.421362007168459" calcext:value-type="percentage">
            <text:p>42,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,66%</text:p>
          </table:table-cell>
          <table:table-cell office:value-type="percentage" office:value="0.414626775460864" calcext:value-type="percentage">
            <text:p>41,46%</text:p>
          </table:table-cell>
          <table:table-cell office:value-type="percentage" office:value="0.384475269721171" calcext:value-type="percentage">
            <text:p>38,45%</text:p>
          </table:table-cell>
          <table:table-cell office:value-type="percentage" office:value="0.398982188295165" calcext:value-type="percentage">
            <text:p>39,90%</text:p>
          </table:table-cell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,69%</text:p>
          </table:table-cell>
          <table:table-cell office:value-type="percentage" office:value="0.444091870655787" calcext:value-type="percentage">
            <text:p>44,41%</text:p>
          </table:table-cell>
          <table:table-cell office:value-type="percentage" office:value="0.400845608292417" calcext:value-type="percentage">
            <text:p>40,08%</text:p>
          </table:table-cell>
          <table:table-cell office:value-type="percentage" office:value="0.421362007168459" calcext:value-type="percentage">
            <text:p>42,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,66%</text:p>
          </table:table-cell>
          <table:table-cell office:value-type="percentage" office:value="0.414626775460864" calcext:value-type="percentage">
            <text:p>41,46%</text:p>
          </table:table-cell>
          <table:table-cell office:value-type="percentage" office:value="0.384475269721171" calcext:value-type="percentage">
            <text:p>38,45%</text:p>
          </table:table-cell>
          <table:table-cell office:value-type="percentage" office:value="0.398982188295165" calcext:value-type="percentage">
            <text:p>39,90%</text:p>
          </table:table-cell>
        </table:table-row>
        <table:table-row table:style-name="ro2">
          <table:table-cell/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,69%</text:p>
          </table:table-cell>
          <table:table-cell office:value-type="percentage" office:value="0.444091870655787" calcext:value-type="percentage">
            <text:p>44,41%</text:p>
          </table:table-cell>
          <table:table-cell office:value-type="percentage" office:value="0.400845608292417" calcext:value-type="percentage">
            <text:p>40,08%</text:p>
          </table:table-cell>
          <table:table-cell office:value-type="percentage" office:value="0.421362007168459" calcext:value-type="percentage">
            <text:p>42,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,66%</text:p>
          </table:table-cell>
          <table:table-cell office:value-type="percentage" office:value="0.414626775460864" calcext:value-type="percentage">
            <text:p>41,46%</text:p>
          </table:table-cell>
          <table:table-cell office:value-type="percentage" office:value="0.384475269721171" calcext:value-type="percentage">
            <text:p>38,45%</text:p>
          </table:table-cell>
          <table:table-cell office:value-type="percentage" office:value="0.398982188295165" calcext:value-type="percentage">
            <text:p>39,90%</text:p>
          </table:table-cell>
        </table:table-row>
        <table:table-row table:style-name="ro2">
          <table:table-cell/>
          <table:table-cell table:number-columns-repeated="2" office:value-type="float" office:value="0.2" calcext:value-type="float">
            <text:p>0,2</text:p>
          </table:table-cell>
          <table:table-cell office:value-type="float" office:value="6618" calcext:value-type="float">
            <text:p>6618</text:p>
          </table:table-cell>
          <table:table-cell office:value-type="float" office:value="7332" calcext:value-type="float">
            <text:p>733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|</text:p>
          </table:table-cell>
          <table:table-cell office:value-type="percentage" office:value="0.986893231471183" calcext:value-type="percentage">
            <text:p>98,69%</text:p>
          </table:table-cell>
          <table:table-cell office:value-type="percentage" office:value="0.444091870655787" calcext:value-type="percentage">
            <text:p>44,41%</text:p>
          </table:table-cell>
          <table:table-cell office:value-type="percentage" office:value="0.400845608292417" calcext:value-type="percentage">
            <text:p>40,08%</text:p>
          </table:table-cell>
          <table:table-cell office:value-type="percentage" office:value="0.421362007168459" calcext:value-type="percentage">
            <text:p>42,14%</text:p>
          </table:table-cell>
          <table:table-cell office:value-type="string" calcext:value-type="string">
            <text:p>|</text:p>
          </table:table-cell>
          <table:table-cell office:value-type="percentage" office:value="0.986576603638784" calcext:value-type="percentage">
            <text:p>98,66%</text:p>
          </table:table-cell>
          <table:table-cell office:value-type="percentage" office:value="0.414626775460864" calcext:value-type="percentage">
            <text:p>41,46%</text:p>
          </table:table-cell>
          <table:table-cell office:value-type="percentage" office:value="0.384475269721171" calcext:value-type="percentage">
            <text:p>38,45%</text:p>
          </table:table-cell>
          <table:table-cell office:value-type="percentage" office:value="0.398982188295165" calcext:value-type="percentage">
            <text:p>39,90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5604" calcext:value-type="float">
            <text:p>5604</text:p>
          </table:table-cell>
          <table:table-cell office:value-type="float" office:value="7332" calcext:value-type="float">
            <text:p>7332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|</text:p>
          </table:table-cell>
          <table:table-cell office:value-type="percentage" office:value="0.986454823703247" calcext:value-type="percentage">
            <text:p>98,65%</text:p>
          </table:table-cell>
          <table:table-cell office:value-type="percentage" office:value="0.4098857958601" calcext:value-type="percentage">
            <text:p>40,99%</text:p>
          </table:table-cell>
          <table:table-cell office:value-type="percentage" office:value="0.313284233496999" calcext:value-type="percentage">
            <text:p>31,33%</text:p>
          </table:table-cell>
          <table:table-cell office:value-type="percentage" office:value="0.355132962275819" calcext:value-type="percentage">
            <text:p>35,51%</text:p>
          </table:table-cell>
          <table:table-cell office:value-type="string" calcext:value-type="string">
            <text:p>|</text:p>
          </table:table-cell>
          <table:table-cell office:value-type="percentage" office:value="0.986159304393008" calcext:value-type="percentage">
            <text:p>98,62%</text:p>
          </table:table-cell>
          <table:table-cell office:value-type="percentage" office:value="0.377408993576017" calcext:value-type="percentage">
            <text:p>37,74%</text:p>
          </table:table-cell>
          <table:table-cell office:value-type="percentage" office:value="0.295804195804196" calcext:value-type="percentage">
            <text:p>29,58%</text:p>
          </table:table-cell>
          <table:table-cell office:value-type="percentage" office:value="0.331660655480634" calcext:value-type="percentage">
            <text:p>33,17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4139" calcext:value-type="float">
            <text:p>4139</text:p>
          </table:table-cell>
          <table:table-cell office:value-type="float" office:value="7332" calcext:value-type="float">
            <text:p>733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|</text:p>
          </table:table-cell>
          <table:table-cell office:value-type="percentage" office:value="0.987755433414791" calcext:value-type="percentage">
            <text:p>98,78%</text:p>
          </table:table-cell>
          <table:table-cell office:value-type="percentage" office:value="0.474752355641459" calcext:value-type="percentage">
            <text:p>47,48%</text:p>
          </table:table-cell>
          <table:table-cell office:value-type="percentage" office:value="0.268003273322422" calcext:value-type="percentage">
            <text:p>26,80%</text:p>
          </table:table-cell>
          <table:table-cell office:value-type="percentage" office:value="0.342603086043065" calcext:value-type="percentage">
            <text:p>34,26%</text:p>
          </table:table-cell>
          <table:table-cell office:value-type="string" calcext:value-type="string">
            <text:p>|</text:p>
          </table:table-cell>
          <table:table-cell office:value-type="percentage" office:value="0.987554090588035" calcext:value-type="percentage">
            <text:p>98,76%</text:p>
          </table:table-cell>
          <table:table-cell office:value-type="percentage" office:value="0.444793428364339" calcext:value-type="percentage">
            <text:p>44,48%</text:p>
          </table:table-cell>
          <table:table-cell office:value-type="percentage" office:value="0.255410654827969" calcext:value-type="percentage">
            <text:p>25,54%</text:p>
          </table:table-cell>
          <table:table-cell office:value-type="percentage" office:value="0.32449105490438" calcext:value-type="percentage">
            <text:p>32,45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2171" calcext:value-type="float">
            <text:p>2171</text:p>
          </table:table-cell>
          <table:table-cell office:value-type="float" office:value="7332" calcext:value-type="float">
            <text:p>733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|</text:p>
          </table:table-cell>
          <table:table-cell office:value-type="percentage" office:value="0.987953528776599" calcext:value-type="percentage">
            <text:p>98,80%</text:p>
          </table:table-cell>
          <table:table-cell office:value-type="percentage" office:value="0.479963150621833" calcext:value-type="percentage">
            <text:p>48,00%</text:p>
          </table:table-cell>
          <table:table-cell office:value-type="percentage" office:value="0.142116748499727" calcext:value-type="percentage">
            <text:p>14,21%</text:p>
          </table:table-cell>
          <table:table-cell office:value-type="percentage" office:value="0.219299168683574" calcext:value-type="percentage">
            <text:p>21,93%</text:p>
          </table:table-cell>
          <table:table-cell office:value-type="string" calcext:value-type="string">
            <text:p>|</text:p>
          </table:table-cell>
          <table:table-cell office:value-type="percentage" office:value="0.987849609898273" calcext:value-type="percentage">
            <text:p>98,78%</text:p>
          </table:table-cell>
          <table:table-cell office:value-type="percentage" office:value="0.450483648088439" calcext:value-type="percentage">
            <text:p>45,05%</text:p>
          </table:table-cell>
          <table:table-cell office:value-type="percentage" office:value="0.134562465602642" calcext:value-type="percentage">
            <text:p>13,46%</text:p>
          </table:table-cell>
          <table:table-cell office:value-type="percentage" office:value="0.207225341667549" calcext:value-type="percentage">
            <text:p>20,72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735" calcext:value-type="float">
            <text:p>735</text:p>
          </table:table-cell>
          <table:table-cell office:value-type="float" office:value="7332" calcext:value-type="float">
            <text:p>733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|</text:p>
          </table:table-cell>
          <table:table-cell office:value-type="percentage" office:value="0.988391936544535" calcext:value-type="percentage">
            <text:p>98,84%</text:p>
          </table:table-cell>
          <table:table-cell office:value-type="percentage" office:value="0.624489795918367" calcext:value-type="percentage">
            <text:p>62,45%</text:p>
          </table:table-cell>
          <table:table-cell office:value-type="percentage" office:value="0.0626022913256956" calcext:value-type="percentage">
            <text:p>6,26%</text:p>
          </table:table-cell>
          <table:table-cell office:value-type="percentage" office:value="0.113796950539234" calcext:value-type="percentage">
            <text:p>11,38%</text:p>
          </table:table-cell>
          <table:table-cell office:value-type="string" calcext:value-type="string">
            <text:p>|</text:p>
          </table:table-cell>
          <table:table-cell office:value-type="percentage" office:value="0.988328610978055" calcext:value-type="percentage">
            <text:p>98,83%</text:p>
          </table:table-cell>
          <table:table-cell office:value-type="percentage" office:value="0.571428571428571" calcext:value-type="percentage">
            <text:p>57,14%</text:p>
          </table:table-cell>
          <table:table-cell office:value-type="percentage" office:value="0.0575894693541752" calcext:value-type="percentage">
            <text:p>5,76%</text:p>
          </table:table-cell>
          <table:table-cell office:value-type="percentage" office:value="0.104633781763827" calcext:value-type="percentage">
            <text:p>10,46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97" calcext:value-type="float">
            <text:p>97</text:p>
          </table:table-cell>
          <table:table-cell office:value-type="float" office:value="7332" calcext:value-type="float">
            <text:p>7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|</text:p>
          </table:table-cell>
          <table:table-cell office:value-type="percentage" office:value="0.988034715400291" calcext:value-type="percentage">
            <text:p>98,80%</text:p>
          </table:table-cell>
          <table:table-cell office:value-type="percentage" office:value="0.309278350515464" calcext:value-type="percentage">
            <text:p>30,93%</text:p>
          </table:table-cell>
          <table:table-cell office:value-type="percentage" office:value="0.00409165302782324" calcext:value-type="percentage">
            <text:p>0,41%</text:p>
          </table:table-cell>
          <table:table-cell office:value-type="percentage" office:value="0.00807645712747342" calcext:value-type="percentage">
            <text:p>0,81%</text:p>
          </table:table-cell>
          <table:table-cell office:value-type="string" calcext:value-type="string">
            <text:p>|</text:p>
          </table:table-cell>
          <table:table-cell office:value-type="percentage" office:value="0.988023349272974" calcext:value-type="percentage">
            <text:p>98,80%</text:p>
          </table:table-cell>
          <table:table-cell office:value-type="percentage" office:value="0.237113402061856" calcext:value-type="percentage">
            <text:p>23,71%</text:p>
          </table:table-cell>
          <table:table-cell office:value-type="percentage" office:value="0.00313993174061433" calcext:value-type="percentage">
            <text:p>0,31%</text:p>
          </table:table-cell>
          <table:table-cell office:value-type="percentage" office:value="0.00619779035300458" calcext:value-type="percentage">
            <text:p>0,62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7332" calcext:value-type="float">
            <text:p>7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,8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00136388434260775" calcext:value-type="percentage">
            <text:p>0,01%</text:p>
          </table:table-cell>
          <table:table-cell office:value-type="percentage" office:value="0.000272590977238653" calcext:value-type="percentage">
            <text:p>0,03%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,8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00136388434260775" calcext:value-type="percentage">
            <text:p>0,01%</text:p>
          </table:table-cell>
          <table:table-cell office:value-type="percentage" office:value="0.000272590977238653" calcext:value-type="percentage">
            <text:p>0,03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-1" calcext:value-type="float">
            <text:p>-1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,17%</text:p>
          </table:table-cell>
          <table:table-cell office:value-type="percentage" office:value="0.343494482813368" calcext:value-type="percentage">
            <text:p>34,35%</text:p>
          </table:table-cell>
          <table:table-cell office:value-type="percentage" office:value="0.590152755046372" calcext:value-type="percentage">
            <text:p>59,02%</text:p>
          </table:table-cell>
          <table:table-cell office:value-type="percentage" office:value="0.434241557529229" calcext:value-type="percentage">
            <text:p>43,42%</text:p>
          </table:table-cell>
          <table:table-cell office:value-type="string" calcext:value-type="string">
            <text:p>|</text:p>
          </table:table-cell>
          <table:table-cell office:value-type="percentage" office:value="0.980861065330876" calcext:value-type="percentage">
            <text:p>98,09%</text:p>
          </table:table-cell>
          <table:table-cell office:value-type="percentage" office:value="0.302849884893229" calcext:value-type="percentage">
            <text:p>30,28%</text:p>
          </table:table-cell>
          <table:table-cell office:value-type="percentage" office:value="0.559384164222874" calcext:value-type="percentage">
            <text:p>55,94%</text:p>
          </table:table-cell>
          <table:table-cell office:value-type="percentage" office:value="0.392954627388371" calcext:value-type="percentage">
            <text:p>39,3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2597" calcext:value-type="float">
            <text:p>12597</text:p>
          </table:table-cell>
          <table:table-cell office:value-type="float" office:value="7332" calcext:value-type="float">
            <text:p>7332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|</text:p>
          </table:table-cell>
          <table:table-cell office:value-type="percentage" office:value="0.981692416357481" calcext:value-type="percentage">
            <text:p>98,17%</text:p>
          </table:table-cell>
          <table:table-cell office:value-type="percentage" office:value="0.343494482813368" calcext:value-type="percentage">
            <text:p>34,35%</text:p>
          </table:table-cell>
          <table:table-cell office:value-type="percentage" office:value="0.590152755046372" calcext:value-type="percentage">
            <text:p>59,02%</text:p>
          </table:table-cell>
          <table:table-cell office:value-type="percentage" office:value="0.434241557529229" calcext:value-type="percentage">
            <text:p>43,42%</text:p>
          </table:table-cell>
          <table:table-cell office:value-type="string" calcext:value-type="string">
            <text:p>|</text:p>
          </table:table-cell>
          <table:table-cell office:value-type="percentage" office:value="0.980861065330876" calcext:value-type="percentage">
            <text:p>98,09%</text:p>
          </table:table-cell>
          <table:table-cell office:value-type="percentage" office:value="0.302849884893229" calcext:value-type="percentage">
            <text:p>30,28%</text:p>
          </table:table-cell>
          <table:table-cell office:value-type="percentage" office:value="0.559384164222874" calcext:value-type="percentage">
            <text:p>55,94%</text:p>
          </table:table-cell>
          <table:table-cell office:value-type="percentage" office:value="0.392954627388371" calcext:value-type="percentage">
            <text:p>39,30%</text:p>
          </table:table-cell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,78%</text:p>
          </table:table-cell>
          <table:table-cell office:value-type="percentage" office:value="0.482839595375723" calcext:value-type="percentage">
            <text:p>48,28%</text:p>
          </table:table-cell>
          <table:table-cell office:value-type="percentage" office:value="0.364566284779051" calcext:value-type="percentage">
            <text:p>36,46%</text:p>
          </table:table-cell>
          <table:table-cell office:value-type="percentage" office:value="0.415449176251166" calcext:value-type="percentage">
            <text:p>41,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,75%</text:p>
          </table:table-cell>
          <table:table-cell office:value-type="percentage" office:value="0.450325144508671" calcext:value-type="percentage">
            <text:p>45,03%</text:p>
          </table:table-cell>
          <table:table-cell office:value-type="percentage" office:value="0.348573825503356" calcext:value-type="percentage">
            <text:p>34,86%</text:p>
          </table:table-cell>
          <table:table-cell office:value-type="percentage" office:value="0.39296973518285" calcext:value-type="percentage">
            <text:p>39,30%</text:p>
          </table:table-cell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,78%</text:p>
          </table:table-cell>
          <table:table-cell office:value-type="percentage" office:value="0.482839595375723" calcext:value-type="percentage">
            <text:p>48,28%</text:p>
          </table:table-cell>
          <table:table-cell office:value-type="percentage" office:value="0.364566284779051" calcext:value-type="percentage">
            <text:p>36,46%</text:p>
          </table:table-cell>
          <table:table-cell office:value-type="percentage" office:value="0.415449176251166" calcext:value-type="percentage">
            <text:p>41,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,75%</text:p>
          </table:table-cell>
          <table:table-cell office:value-type="percentage" office:value="0.450325144508671" calcext:value-type="percentage">
            <text:p>45,03%</text:p>
          </table:table-cell>
          <table:table-cell office:value-type="percentage" office:value="0.348573825503356" calcext:value-type="percentage">
            <text:p>34,86%</text:p>
          </table:table-cell>
          <table:table-cell office:value-type="percentage" office:value="0.39296973518285" calcext:value-type="percentage">
            <text:p>39,30%</text:p>
          </table:table-cell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,78%</text:p>
          </table:table-cell>
          <table:table-cell office:value-type="percentage" office:value="0.482839595375723" calcext:value-type="percentage">
            <text:p>48,28%</text:p>
          </table:table-cell>
          <table:table-cell office:value-type="percentage" office:value="0.364566284779051" calcext:value-type="percentage">
            <text:p>36,46%</text:p>
          </table:table-cell>
          <table:table-cell office:value-type="percentage" office:value="0.415449176251166" calcext:value-type="percentage">
            <text:p>41,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,75%</text:p>
          </table:table-cell>
          <table:table-cell office:value-type="percentage" office:value="0.450325144508671" calcext:value-type="percentage">
            <text:p>45,03%</text:p>
          </table:table-cell>
          <table:table-cell office:value-type="percentage" office:value="0.348573825503356" calcext:value-type="percentage">
            <text:p>34,86%</text:p>
          </table:table-cell>
          <table:table-cell office:value-type="percentage" office:value="0.39296973518285" calcext:value-type="percentage">
            <text:p>39,30%</text:p>
          </table:table-cell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536" calcext:value-type="float">
            <text:p>5536</text:p>
          </table:table-cell>
          <table:table-cell office:value-type="float" office:value="7332" calcext:value-type="float">
            <text:p>7332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|</text:p>
          </table:table-cell>
          <table:table-cell office:value-type="percentage" office:value="0.987786284331794" calcext:value-type="percentage">
            <text:p>98,78%</text:p>
          </table:table-cell>
          <table:table-cell office:value-type="percentage" office:value="0.482839595375723" calcext:value-type="percentage">
            <text:p>48,28%</text:p>
          </table:table-cell>
          <table:table-cell office:value-type="percentage" office:value="0.364566284779051" calcext:value-type="percentage">
            <text:p>36,46%</text:p>
          </table:table-cell>
          <table:table-cell office:value-type="percentage" office:value="0.415449176251166" calcext:value-type="percentage">
            <text:p>41,54%</text:p>
          </table:table-cell>
          <table:table-cell office:value-type="string" calcext:value-type="string">
            <text:p>|</text:p>
          </table:table-cell>
          <table:table-cell office:value-type="percentage" office:value="0.987494012486503" calcext:value-type="percentage">
            <text:p>98,75%</text:p>
          </table:table-cell>
          <table:table-cell office:value-type="percentage" office:value="0.450325144508671" calcext:value-type="percentage">
            <text:p>45,03%</text:p>
          </table:table-cell>
          <table:table-cell office:value-type="percentage" office:value="0.348573825503356" calcext:value-type="percentage">
            <text:p>34,86%</text:p>
          </table:table-cell>
          <table:table-cell office:value-type="percentage" office:value="0.39296973518285" calcext:value-type="percentage">
            <text:p>39,30%</text:p>
          </table:table-cell>
        </table:table-row>
        <table:table-row table:style-name="ro2" table:visibility="filter">
          <table:table-cell/>
          <table:table-cell table:number-columns-repeated="2" office:value-type="float" office:value="0.3" calcext:value-type="float">
            <text:p>0,3</text:p>
          </table:table-cell>
          <table:table-cell office:value-type="float" office:value="3597" calcext:value-type="float">
            <text:p>3597</text:p>
          </table:table-cell>
          <table:table-cell office:value-type="float" office:value="7332" calcext:value-type="float">
            <text:p>7332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|</text:p>
          </table:table-cell>
          <table:table-cell office:value-type="percentage" office:value="0.988219820902308" calcext:value-type="percentage">
            <text:p>98,82%</text:p>
          </table:table-cell>
          <table:table-cell office:value-type="percentage" office:value="0.510703363914373" calcext:value-type="percentage">
            <text:p>51,07%</text:p>
          </table:table-cell>
          <table:table-cell office:value-type="percentage" office:value="0.250545553737043" calcext:value-type="percentage">
            <text:p>25,05%</text:p>
          </table:table-cell>
          <table:table-cell office:value-type="percentage" office:value="0.336169823405618" calcext:value-type="percentage">
            <text:p>33,62%</text:p>
          </table:table-cell>
          <table:table-cell office:value-type="string" calcext:value-type="string">
            <text:p>|</text:p>
          </table:table-cell>
          <table:table-cell office:value-type="percentage" office:value="0.988031467935343" calcext:value-type="percentage">
            <text:p>98,80%</text:p>
          </table:table-cell>
          <table:table-cell office:value-type="percentage" office:value="0.478454267445093" calcext:value-type="percentage">
            <text:p>47,85%</text:p>
          </table:table-cell>
          <table:table-cell office:value-type="percentage" office:value="0.2384977827051" calcext:value-type="percentage">
            <text:p>23,85%</text:p>
          </table:table-cell>
          <table:table-cell office:value-type="percentage" office:value="0.318320540090632" calcext:value-type="percentage">
            <text:p>31,83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2469" calcext:value-type="float">
            <text:p>2469</text:p>
          </table:table-cell>
          <table:table-cell office:value-type="float" office:value="7332" calcext:value-type="float">
            <text:p>733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|</text:p>
          </table:table-cell>
          <table:table-cell office:value-type="percentage" office:value="0.987674246791099" calcext:value-type="percentage">
            <text:p>98,77%</text:p>
          </table:table-cell>
          <table:table-cell office:value-type="percentage" office:value="0.447549615228838" calcext:value-type="percentage">
            <text:p>44,75%</text:p>
          </table:table-cell>
          <table:table-cell office:value-type="percentage" office:value="0.150709219858156" calcext:value-type="percentage">
            <text:p>15,07%</text:p>
          </table:table-cell>
          <table:table-cell office:value-type="percentage" office:value="0.225487195184165" calcext:value-type="percentage">
            <text:p>22,55%</text:p>
          </table:table-cell>
          <table:table-cell office:value-type="string" calcext:value-type="string">
            <text:p>|</text:p>
          </table:table-cell>
          <table:table-cell office:value-type="percentage" office:value="0.987563832982878" calcext:value-type="percentage">
            <text:p>98,76%</text:p>
          </table:table-cell>
          <table:table-cell office:value-type="percentage" office:value="0.420008100445525" calcext:value-type="percentage">
            <text:p>42,00%</text:p>
          </table:table-cell>
          <table:table-cell office:value-type="percentage" office:value="0.142758810572687" calcext:value-type="percentage">
            <text:p>14,28%</text:p>
          </table:table-cell>
          <table:table-cell office:value-type="percentage" office:value="0.213089489366074" calcext:value-type="percentage">
            <text:p>21,31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943" calcext:value-type="float">
            <text:p>943</text:p>
          </table:table-cell>
          <table:table-cell office:value-type="float" office:value="7332" calcext:value-type="float">
            <text:p>733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|</text:p>
          </table:table-cell>
          <table:table-cell office:value-type="percentage" office:value="0.988320492315686" calcext:value-type="percentage">
            <text:p>98,83%</text:p>
          </table:table-cell>
          <table:table-cell office:value-type="percentage" office:value="0.573700954400848" calcext:value-type="percentage">
            <text:p>57,37%</text:p>
          </table:table-cell>
          <table:table-cell office:value-type="percentage" office:value="0.0737861429350791" calcext:value-type="percentage">
            <text:p>7,38%</text:p>
          </table:table-cell>
          <table:table-cell office:value-type="percentage" office:value="0.130755287009063" calcext:value-type="percentage">
            <text:p>13,08%</text:p>
          </table:table-cell>
          <table:table-cell office:value-type="string" calcext:value-type="string">
            <text:p>|</text:p>
          </table:table-cell>
          <table:table-cell office:value-type="percentage" office:value="0.988250671819311" calcext:value-type="percentage">
            <text:p>98,83%</text:p>
          </table:table-cell>
          <table:table-cell office:value-type="percentage" office:value="0.528101802757158" calcext:value-type="percentage">
            <text:p>52,81%</text:p>
          </table:table-cell>
          <table:table-cell office:value-type="percentage" office:value="0.0683221292358348" calcext:value-type="percentage">
            <text:p>6,83%</text:p>
          </table:table-cell>
          <table:table-cell office:value-type="percentage" office:value="0.120991253644315" calcext:value-type="percentage">
            <text:p>12,1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466" calcext:value-type="float">
            <text:p>466</text:p>
          </table:table-cell>
          <table:table-cell office:value-type="float" office:value="7332" calcext:value-type="float">
            <text:p>733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|</text:p>
          </table:table-cell>
          <table:table-cell office:value-type="percentage" office:value="0.988565675919236" calcext:value-type="percentage">
            <text:p>98,86%</text:p>
          </table:table-cell>
          <table:table-cell office:value-type="percentage" office:value="0.811158798283262" calcext:value-type="percentage">
            <text:p>81,12%</text:p>
          </table:table-cell>
          <table:table-cell office:value-type="percentage" office:value="0.0515548281505728" calcext:value-type="percentage">
            <text:p>5,16%</text:p>
          </table:table-cell>
          <table:table-cell office:value-type="percentage" office:value="0.0969479353680431" calcext:value-type="percentage">
            <text:p>9,69%</text:p>
          </table:table-cell>
          <table:table-cell office:value-type="string" calcext:value-type="string">
            <text:p>|</text:p>
          </table:table-cell>
          <table:table-cell office:value-type="percentage" office:value="0.988529953804811" calcext:value-type="percentage">
            <text:p>98,85%</text:p>
          </table:table-cell>
          <table:table-cell office:value-type="percentage" office:value="0.763948497854077" calcext:value-type="percentage">
            <text:p>76,39%</text:p>
          </table:table-cell>
          <table:table-cell office:value-type="percentage" office:value="0.0487004103967168" calcext:value-type="percentage">
            <text:p>4,87%</text:p>
          </table:table-cell>
          <table:table-cell office:value-type="percentage" office:value="0.0915637860082305" calcext:value-type="percentage">
            <text:p>9,16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3169769349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office:value-type="float" office:value="-1" calcext:value-type="float">
            <text:p>-1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,64%</text:p>
          </table:table-cell>
          <table:table-cell office:value-type="percentage" office:value="0.433671503788365" calcext:value-type="percentage">
            <text:p>43,37%</text:p>
          </table:table-cell>
          <table:table-cell office:value-type="percentage" office:value="0.460583742498636" calcext:value-type="percentage">
            <text:p>46,06%</text:p>
          </table:table-cell>
          <table:table-cell office:value-type="percentage" office:value="0.446722666843045" calcext:value-type="percentage">
            <text:p>44,67%</text:p>
          </table:table-cell>
          <table:table-cell office:value-type="string" calcext:value-type="string">
            <text:p>|</text:p>
          </table:table-cell>
          <table:table-cell office:value-type="percentage" office:value="0.985834557898241" calcext:value-type="percentage">
            <text:p>98,58%</text:p>
          </table:table-cell>
          <table:table-cell office:value-type="percentage" office:value="0.387569025298575" calcext:value-type="percentage">
            <text:p>38,76%</text:p>
          </table:table-cell>
          <table:table-cell office:value-type="percentage" office:value="0.432812275921411" calcext:value-type="percentage">
            <text:p>43,28%</text:p>
          </table:table-cell>
          <table:table-cell office:value-type="percentage" office:value="0.408943089430894" calcext:value-type="percentage">
            <text:p>40,89%</text:p>
          </table:table-cell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787" calcext:value-type="float">
            <text:p>7787</text:p>
          </table:table-cell>
          <table:table-cell office:value-type="float" office:value="7332" calcext:value-type="float">
            <text:p>733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|</text:p>
          </table:table-cell>
          <table:table-cell office:value-type="percentage" office:value="0.986417477856348" calcext:value-type="percentage">
            <text:p>98,64%</text:p>
          </table:table-cell>
          <table:table-cell office:value-type="percentage" office:value="0.433671503788365" calcext:value-type="percentage">
            <text:p>43,37%</text:p>
          </table:table-cell>
          <table:table-cell office:value-type="percentage" office:value="0.460583742498636" calcext:value-type="percentage">
            <text:p>46,06%</text:p>
          </table:table-cell>
          <table:table-cell office:value-type="percentage" office:value="0.446722666843045" calcext:value-type="percentage">
            <text:p>44,67%</text:p>
          </table:table-cell>
          <table:table-cell office:value-type="string" calcext:value-type="string">
            <text:p>|</text:p>
          </table:table-cell>
          <table:table-cell office:value-type="percentage" office:value="0.985834557898241" calcext:value-type="percentage">
            <text:p>98,58%</text:p>
          </table:table-cell>
          <table:table-cell office:value-type="percentage" office:value="0.387569025298575" calcext:value-type="percentage">
            <text:p>38,76%</text:p>
          </table:table-cell>
          <table:table-cell office:value-type="percentage" office:value="0.432812275921411" calcext:value-type="percentage">
            <text:p>43,28%</text:p>
          </table:table-cell>
          <table:table-cell office:value-type="percentage" office:value="0.408943089430894" calcext:value-type="percentage">
            <text:p>40,89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,85%</text:p>
          </table:table-cell>
          <table:table-cell office:value-type="percentage" office:value="0.552912223133716" calcext:value-type="percentage">
            <text:p>55,29%</text:p>
          </table:table-cell>
          <table:table-cell office:value-type="percentage" office:value="0.183851609383524" calcext:value-type="percentage">
            <text:p>18,39%</text:p>
          </table:table-cell>
          <table:table-cell office:value-type="percentage" office:value="0.275946775844422" calcext:value-type="percentage">
            <text:p>27,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,84%</text:p>
          </table:table-cell>
          <table:table-cell office:value-type="percentage" office:value="0.528712059064807" calcext:value-type="percentage">
            <text:p>52,87%</text:p>
          </table:table-cell>
          <table:table-cell office:value-type="percentage" office:value="0.177230853842981" calcext:value-type="percentage">
            <text:p>17,72%</text:p>
          </table:table-cell>
          <table:table-cell office:value-type="percentage" office:value="0.265472144990217" calcext:value-type="percentage">
            <text:p>26,55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,85%</text:p>
          </table:table-cell>
          <table:table-cell office:value-type="percentage" office:value="0.552912223133716" calcext:value-type="percentage">
            <text:p>55,29%</text:p>
          </table:table-cell>
          <table:table-cell office:value-type="percentage" office:value="0.183851609383524" calcext:value-type="percentage">
            <text:p>18,39%</text:p>
          </table:table-cell>
          <table:table-cell office:value-type="percentage" office:value="0.275946775844422" calcext:value-type="percentage">
            <text:p>27,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,84%</text:p>
          </table:table-cell>
          <table:table-cell office:value-type="percentage" office:value="0.528712059064807" calcext:value-type="percentage">
            <text:p>52,87%</text:p>
          </table:table-cell>
          <table:table-cell office:value-type="percentage" office:value="0.177230853842981" calcext:value-type="percentage">
            <text:p>17,72%</text:p>
          </table:table-cell>
          <table:table-cell office:value-type="percentage" office:value="0.265472144990217" calcext:value-type="percentage">
            <text:p>26,55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,85%</text:p>
          </table:table-cell>
          <table:table-cell office:value-type="percentage" office:value="0.552912223133716" calcext:value-type="percentage">
            <text:p>55,29%</text:p>
          </table:table-cell>
          <table:table-cell office:value-type="percentage" office:value="0.183851609383524" calcext:value-type="percentage">
            <text:p>18,39%</text:p>
          </table:table-cell>
          <table:table-cell office:value-type="percentage" office:value="0.275946775844422" calcext:value-type="percentage">
            <text:p>27,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,84%</text:p>
          </table:table-cell>
          <table:table-cell office:value-type="percentage" office:value="0.528712059064807" calcext:value-type="percentage">
            <text:p>52,87%</text:p>
          </table:table-cell>
          <table:table-cell office:value-type="percentage" office:value="0.177230853842981" calcext:value-type="percentage">
            <text:p>17,72%</text:p>
          </table:table-cell>
          <table:table-cell office:value-type="percentage" office:value="0.265472144990217" calcext:value-type="percentage">
            <text:p>26,55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2438" calcext:value-type="float">
            <text:p>2438</text:p>
          </table:table-cell>
          <table:table-cell office:value-type="float" office:value="7332" calcext:value-type="float">
            <text:p>733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|</text:p>
          </table:table-cell>
          <table:table-cell office:value-type="percentage" office:value="0.988513716480073" calcext:value-type="percentage">
            <text:p>98,85%</text:p>
          </table:table-cell>
          <table:table-cell office:value-type="percentage" office:value="0.552912223133716" calcext:value-type="percentage">
            <text:p>55,29%</text:p>
          </table:table-cell>
          <table:table-cell office:value-type="percentage" office:value="0.183851609383524" calcext:value-type="percentage">
            <text:p>18,39%</text:p>
          </table:table-cell>
          <table:table-cell office:value-type="percentage" office:value="0.275946775844422" calcext:value-type="percentage">
            <text:p>27,59%</text:p>
          </table:table-cell>
          <table:table-cell office:value-type="string" calcext:value-type="string">
            <text:p>|</text:p>
          </table:table-cell>
          <table:table-cell office:value-type="percentage" office:value="0.988417916264116" calcext:value-type="percentage">
            <text:p>98,84%</text:p>
          </table:table-cell>
          <table:table-cell office:value-type="percentage" office:value="0.528712059064807" calcext:value-type="percentage">
            <text:p>52,87%</text:p>
          </table:table-cell>
          <table:table-cell office:value-type="percentage" office:value="0.177230853842981" calcext:value-type="percentage">
            <text:p>17,72%</text:p>
          </table:table-cell>
          <table:table-cell office:value-type="percentage" office:value="0.265472144990217" calcext:value-type="percentage">
            <text:p>26,55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2358" calcext:value-type="float">
            <text:p>2358</text:p>
          </table:table-cell>
          <table:table-cell office:value-type="float" office:value="7332" calcext:value-type="float">
            <text:p>7332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|</text:p>
          </table:table-cell>
          <table:table-cell office:value-type="percentage" office:value="0.988439024786276" calcext:value-type="percentage">
            <text:p>98,84%</text:p>
          </table:table-cell>
          <table:table-cell office:value-type="percentage" office:value="0.544953350296862" calcext:value-type="percentage">
            <text:p>54,50%</text:p>
          </table:table-cell>
          <table:table-cell office:value-type="percentage" office:value="0.175259138025095" calcext:value-type="percentage">
            <text:p>17,53%</text:p>
          </table:table-cell>
          <table:table-cell office:value-type="percentage" office:value="0.265221878224974" calcext:value-type="percentage">
            <text:p>26,52%</text:p>
          </table:table-cell>
          <table:table-cell office:value-type="string" calcext:value-type="string">
            <text:p>|</text:p>
          </table:table-cell>
          <table:table-cell office:value-type="percentage" office:value="0.988346472035268" calcext:value-type="percentage">
            <text:p>98,83%</text:p>
          </table:table-cell>
          <table:table-cell office:value-type="percentage" office:value="0.52078032230704" calcext:value-type="percentage">
            <text:p>52,08%</text:p>
          </table:table-cell>
          <table:table-cell office:value-type="percentage" office:value="0.168797250859107" calcext:value-type="percentage">
            <text:p>16,88%</text:p>
          </table:table-cell>
          <table:table-cell office:value-type="percentage" office:value="0.25495691892453" calcext:value-type="percentage">
            <text:p>25,50%</text:p>
          </table:table-cell>
        </table:table-row>
        <table:table-row table:style-name="ro2" table:visibility="filter">
          <table:table-cell/>
          <table:table-cell table:number-columns-repeated="2" office:value-type="float" office:value="0.4" calcext:value-type="float">
            <text:p>0,4</text:p>
          </table:table-cell>
          <table:table-cell office:value-type="float" office:value="796" calcext:value-type="float">
            <text:p>796</text:p>
          </table:table-cell>
          <table:table-cell office:value-type="float" office:value="7332" calcext:value-type="float">
            <text:p>7332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|</text:p>
          </table:table-cell>
          <table:table-cell office:value-type="percentage" office:value="0.988416292531642" calcext:value-type="percentage">
            <text:p>98,84%</text:p>
          </table:table-cell>
          <table:table-cell office:value-type="percentage" office:value="0.624371859296482" calcext:value-type="percentage">
            <text:p>62,44%</text:p>
          </table:table-cell>
          <table:table-cell office:value-type="percentage" office:value="0.067785051827605" calcext:value-type="percentage">
            <text:p>6,78%</text:p>
          </table:table-cell>
          <table:table-cell office:value-type="percentage" office:value="0.122293307086614" calcext:value-type="percentage">
            <text:p>12,23%</text:p>
          </table:table-cell>
          <table:table-cell office:value-type="string" calcext:value-type="string">
            <text:p>|</text:p>
          </table:table-cell>
          <table:table-cell office:value-type="percentage" office:value="0.988365956824953" calcext:value-type="percentage">
            <text:p>98,84%</text:p>
          </table:table-cell>
          <table:table-cell office:value-type="percentage" office:value="0.585427135678392" calcext:value-type="percentage">
            <text:p>58,54%</text:p>
          </table:table-cell>
          <table:table-cell office:value-type="percentage" office:value="0.0638268730310917" calcext:value-type="percentage">
            <text:p>6,38%</text:p>
          </table:table-cell>
          <table:table-cell office:value-type="percentage" office:value="0.115104359639373" calcext:value-type="percentage">
            <text:p>11,51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584" calcext:value-type="float">
            <text:p>584</text:p>
          </table:table-cell>
          <table:table-cell office:value-type="float" office:value="7332" calcext:value-type="float">
            <text:p>733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|</text:p>
          </table:table-cell>
          <table:table-cell office:value-type="percentage" office:value="0.988484489295544" calcext:value-type="percentage">
            <text:p>98,85%</text:p>
          </table:table-cell>
          <table:table-cell office:value-type="percentage" office:value="0.705479452054795" calcext:value-type="percentage">
            <text:p>70,55%</text:p>
          </table:table-cell>
          <table:table-cell office:value-type="percentage" office:value="0.0561920349154392" calcext:value-type="percentage">
            <text:p>5,62%</text:p>
          </table:table-cell>
          <table:table-cell office:value-type="percentage" office:value="0.104092976250632" calcext:value-type="percentage">
            <text:p>10,41%</text:p>
          </table:table-cell>
          <table:table-cell office:value-type="string" calcext:value-type="string">
            <text:p>|</text:p>
          </table:table-cell>
          <table:table-cell office:value-type="percentage" office:value="0.98844064851875" calcext:value-type="percentage">
            <text:p>98,84%</text:p>
          </table:table-cell>
          <table:table-cell office:value-type="percentage" office:value="0.659246575342466" calcext:value-type="percentage">
            <text:p>65,92%</text:p>
          </table:table-cell>
          <table:table-cell office:value-type="percentage" office:value="0.052703627652293" calcext:value-type="percentage">
            <text:p>5,27%</text:p>
          </table:table-cell>
          <table:table-cell office:value-type="percentage" office:value="0.0976042590949423" calcext:value-type="percentage">
            <text:p>9,76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1546036875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1546036875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office:value-type="percentage" office:value="0.499325236167341" calcext:value-type="percentage">
            <text:p>49,93%</text:p>
          </table:table-cell>
          <table:table-cell office:value-type="percentage" office:value="0.353246044735406" calcext:value-type="percentage">
            <text:p>35,32%</text:p>
          </table:table-cell>
          <table:table-cell office:value-type="percentage" office:value="0.413771067976675" calcext:value-type="percentage">
            <text:p>41,38%</text:p>
          </table:table-cell>
          <table:table-cell office:value-type="string" calcext:value-type="string">
            <text:p>|</text:p>
          </table:table-cell>
          <table:table-cell office:value-type="percentage" office:value="0.987727829962735" calcext:value-type="percentage">
            <text:p>98,77%</text:p>
          </table:table-cell>
          <table:table-cell office:value-type="percentage" office:value="0.457104299209562" calcext:value-type="percentage">
            <text:p>45,71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385528455284553" calcext:value-type="percentage">
            <text:p>38,55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187" calcext:value-type="float">
            <text:p>5187</text:p>
          </table:table-cell>
          <table:table-cell office:value-type="float" office:value="7332" calcext:value-type="float">
            <text:p>733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|</text:p>
          </table:table-cell>
          <table:table-cell office:value-type="percentage" office:value="0.988083427374506" calcext:value-type="percentage">
            <text:p>98,81%</text:p>
          </table:table-cell>
          <table:table-cell office:value-type="percentage" office:value="0.499325236167341" calcext:value-type="percentage">
            <text:p>49,93%</text:p>
          </table:table-cell>
          <table:table-cell office:value-type="percentage" office:value="0.353246044735406" calcext:value-type="percentage">
            <text:p>35,32%</text:p>
          </table:table-cell>
          <table:table-cell office:value-type="percentage" office:value="0.413771067976675" calcext:value-type="percentage">
            <text:p>41,38%</text:p>
          </table:table-cell>
          <table:table-cell office:value-type="string" calcext:value-type="string">
            <text:p>|</text:p>
          </table:table-cell>
          <table:table-cell office:value-type="percentage" office:value="0.987727829962735" calcext:value-type="percentage">
            <text:p>98,77%</text:p>
          </table:table-cell>
          <table:table-cell office:value-type="percentage" office:value="0.457104299209562" calcext:value-type="percentage">
            <text:p>45,71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385528455284553" calcext:value-type="percentage">
            <text:p>38,55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,81%</text:p>
          </table:table-cell>
          <table:table-cell office:value-type="percentage" office:value="0.491203377902885" calcext:value-type="percentage">
            <text:p>49,12%</text:p>
          </table:table-cell>
          <table:table-cell office:value-type="percentage" office:value="0.0951991271140207" calcext:value-type="percentage">
            <text:p>9,52%</text:p>
          </table:table-cell>
          <table:table-cell office:value-type="percentage" office:value="0.159488175482692" calcext:value-type="percentage">
            <text:p>15,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,80%</text:p>
          </table:table-cell>
          <table:table-cell office:value-type="percentage" office:value="0.463054187192118" calcext:value-type="percentage">
            <text:p>46,31%</text:p>
          </table:table-cell>
          <table:table-cell office:value-type="percentage" office:value="0.0902358749314317" calcext:value-type="percentage">
            <text:p>9,02%</text:p>
          </table:table-cell>
          <table:table-cell office:value-type="percentage" office:value="0.151038677837714" calcext:value-type="percentage">
            <text:p>15,1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,81%</text:p>
          </table:table-cell>
          <table:table-cell office:value-type="percentage" office:value="0.491203377902885" calcext:value-type="percentage">
            <text:p>49,12%</text:p>
          </table:table-cell>
          <table:table-cell office:value-type="percentage" office:value="0.0951991271140207" calcext:value-type="percentage">
            <text:p>9,52%</text:p>
          </table:table-cell>
          <table:table-cell office:value-type="percentage" office:value="0.159488175482692" calcext:value-type="percentage">
            <text:p>15,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,80%</text:p>
          </table:table-cell>
          <table:table-cell office:value-type="percentage" office:value="0.463054187192118" calcext:value-type="percentage">
            <text:p>46,31%</text:p>
          </table:table-cell>
          <table:table-cell office:value-type="percentage" office:value="0.0902358749314317" calcext:value-type="percentage">
            <text:p>9,02%</text:p>
          </table:table-cell>
          <table:table-cell office:value-type="percentage" office:value="0.151038677837714" calcext:value-type="percentage">
            <text:p>15,1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,81%</text:p>
          </table:table-cell>
          <table:table-cell office:value-type="percentage" office:value="0.491203377902885" calcext:value-type="percentage">
            <text:p>49,12%</text:p>
          </table:table-cell>
          <table:table-cell office:value-type="percentage" office:value="0.0951991271140207" calcext:value-type="percentage">
            <text:p>9,52%</text:p>
          </table:table-cell>
          <table:table-cell office:value-type="percentage" office:value="0.159488175482692" calcext:value-type="percentage">
            <text:p>15,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,80%</text:p>
          </table:table-cell>
          <table:table-cell office:value-type="percentage" office:value="0.463054187192118" calcext:value-type="percentage">
            <text:p>46,31%</text:p>
          </table:table-cell>
          <table:table-cell office:value-type="percentage" office:value="0.0902358749314317" calcext:value-type="percentage">
            <text:p>9,02%</text:p>
          </table:table-cell>
          <table:table-cell office:value-type="percentage" office:value="0.151038677837714" calcext:value-type="percentage">
            <text:p>15,1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421" calcext:value-type="float">
            <text:p>1421</text:p>
          </table:table-cell>
          <table:table-cell office:value-type="float" office:value="7332" calcext:value-type="float">
            <text:p>733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|</text:p>
          </table:table-cell>
          <table:table-cell office:value-type="percentage" office:value="0.988054200189977" calcext:value-type="percentage">
            <text:p>98,81%</text:p>
          </table:table-cell>
          <table:table-cell office:value-type="percentage" office:value="0.491203377902885" calcext:value-type="percentage">
            <text:p>49,12%</text:p>
          </table:table-cell>
          <table:table-cell office:value-type="percentage" office:value="0.0951991271140207" calcext:value-type="percentage">
            <text:p>9,52%</text:p>
          </table:table-cell>
          <table:table-cell office:value-type="percentage" office:value="0.159488175482692" calcext:value-type="percentage">
            <text:p>15,95%</text:p>
          </table:table-cell>
          <table:table-cell office:value-type="string" calcext:value-type="string">
            <text:p>|</text:p>
          </table:table-cell>
          <table:table-cell office:value-type="percentage" office:value="0.987989250891023" calcext:value-type="percentage">
            <text:p>98,80%</text:p>
          </table:table-cell>
          <table:table-cell office:value-type="percentage" office:value="0.463054187192118" calcext:value-type="percentage">
            <text:p>46,31%</text:p>
          </table:table-cell>
          <table:table-cell office:value-type="percentage" office:value="0.0902358749314317" calcext:value-type="percentage">
            <text:p>9,02%</text:p>
          </table:table-cell>
          <table:table-cell office:value-type="percentage" office:value="0.151038677837714" calcext:value-type="percentage">
            <text:p>15,1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961" calcext:value-type="float">
            <text:p>961</text:p>
          </table:table-cell>
          <table:table-cell office:value-type="float" office:value="7332" calcext:value-type="float">
            <text:p>733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|</text:p>
          </table:table-cell>
          <table:table-cell office:value-type="percentage" office:value="0.988089922304401" calcext:value-type="percentage">
            <text:p>98,81%</text:p>
          </table:table-cell>
          <table:table-cell office:value-type="percentage" office:value="0.49843912591051" calcext:value-type="percentage">
            <text:p>49,84%</text:p>
          </table:table-cell>
          <table:table-cell office:value-type="percentage" office:value="0.0653300600109111" calcext:value-type="percentage">
            <text:p>6,53%</text:p>
          </table:table-cell>
          <table:table-cell office:value-type="percentage" office:value="0.115519112504522" calcext:value-type="percentage">
            <text:p>11,55%</text:p>
          </table:table-cell>
          <table:table-cell office:value-type="string" calcext:value-type="string">
            <text:p>|</text:p>
          </table:table-cell>
          <table:table-cell office:value-type="percentage" office:value="0.98804283406266" calcext:value-type="percentage">
            <text:p>98,80%</text:p>
          </table:table-cell>
          <table:table-cell office:value-type="percentage" office:value="0.468262226847034" calcext:value-type="percentage">
            <text:p>46,83%</text:p>
          </table:table-cell>
          <table:table-cell office:value-type="percentage" office:value="0.0616185129398877" calcext:value-type="percentage">
            <text:p>6,16%</text:p>
          </table:table-cell>
          <table:table-cell office:value-type="percentage" office:value="0.10890609874153" calcext:value-type="percentage">
            <text:p>10,89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448" calcext:value-type="float">
            <text:p>448</text:p>
          </table:table-cell>
          <table:table-cell office:value-type="float" office:value="7332" calcext:value-type="float">
            <text:p>733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|</text:p>
          </table:table-cell>
          <table:table-cell office:value-type="percentage" office:value="0.988474746900701" calcext:value-type="percentage">
            <text:p>98,85%</text:p>
          </table:table-cell>
          <table:table-cell office:value-type="percentage" office:value="0.761160714285714" calcext:value-type="percentage">
            <text:p>76,12%</text:p>
          </table:table-cell>
          <table:table-cell office:value-type="percentage" office:value="0.0465084560829242" calcext:value-type="percentage">
            <text:p>4,65%</text:p>
          </table:table-cell>
          <table:table-cell office:value-type="percentage" office:value="0.0876606683804627" calcext:value-type="percentage">
            <text:p>8,77%</text:p>
          </table:table-cell>
          <table:table-cell office:value-type="string" calcext:value-type="string">
            <text:p>|</text:p>
          </table:table-cell>
          <table:table-cell office:value-type="percentage" office:value="0.988450390913593" calcext:value-type="percentage">
            <text:p>98,85%</text:p>
          </table:table-cell>
          <table:table-cell office:value-type="percentage" office:value="0.727678571428571" calcext:value-type="percentage">
            <text:p>72,77%</text:p>
          </table:table-cell>
          <table:table-cell office:value-type="percentage" office:value="0.0445537788711221" calcext:value-type="percentage">
            <text:p>4,46%</text:p>
          </table:table-cell>
          <table:table-cell office:value-type="percentage" office:value="0.0839665164198326" calcext:value-type="percentage">
            <text:p>8,40%</text:p>
          </table:table-cell>
        </table:table-row>
        <table:table-row table:style-name="ro2" table:visibility="filter">
          <table:table-cell/>
          <table:table-cell table:number-columns-repeated="2" office:value-type="float" office:value="0.5" calcext:value-type="float">
            <text:p>0,5</text:p>
          </table:table-cell>
          <table:table-cell office:value-type="float" office:value="311" calcext:value-type="float">
            <text:p>311</text:p>
          </table:table-cell>
          <table:table-cell office:value-type="float" office:value="7332" calcext:value-type="float">
            <text:p>733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|</text:p>
          </table:table-cell>
          <table:table-cell office:value-type="percentage" office:value="0.988547814862023" calcext:value-type="percentage">
            <text:p>98,85%</text:p>
          </table:table-cell>
          <table:table-cell office:value-type="percentage" office:value="0.948553054662379" calcext:value-type="percentage">
            <text:p>94,86%</text:p>
          </table:table-cell>
          <table:table-cell office:value-type="percentage" office:value="0.0402345881069285" calcext:value-type="percentage">
            <text:p>4,02%</text:p>
          </table:table-cell>
          <table:table-cell office:value-type="percentage" office:value="0.0771948187884339" calcext:value-type="percentage">
            <text:p>7,72%</text:p>
          </table:table-cell>
          <table:table-cell office:value-type="string" calcext:value-type="string">
            <text:p>|</text:p>
          </table:table-cell>
          <table:table-cell office:value-type="percentage" office:value="0.988547814862023" calcext:value-type="percentage">
            <text:p>98,85%</text:p>
          </table:table-cell>
          <table:table-cell office:value-type="percentage" office:value="0.948553054662379" calcext:value-type="percentage">
            <text:p>94,86%</text:p>
          </table:table-cell>
          <table:table-cell office:value-type="percentage" office:value="0.0402345881069285" calcext:value-type="percentage">
            <text:p>4,02%</text:p>
          </table:table-cell>
          <table:table-cell office:value-type="percentage" office:value="0.0771948187884339" calcext:value-type="percentage">
            <text:p>7,72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-1" calcext:value-type="float">
            <text:p>-1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,83%</text:p>
          </table:table-cell>
          <table:table-cell office:value-type="percentage" office:value="0.517814090543799" calcext:value-type="percentage">
            <text:p>51,78%</text:p>
          </table:table-cell>
          <table:table-cell office:value-type="percentage" office:value="0.263638843426077" calcext:value-type="percentage">
            <text:p>26,36%</text:p>
          </table:table-cell>
          <table:table-cell office:value-type="percentage" office:value="0.34938996836873" calcext:value-type="percentage">
            <text:p>34,94%</text:p>
          </table:table-cell>
          <table:table-cell office:value-type="string" calcext:value-type="string">
            <text:p>|</text:p>
          </table:table-cell>
          <table:table-cell office:value-type="percentage" office:value="0.988049328992555" calcext:value-type="percentage">
            <text:p>98,80%</text:p>
          </table:table-cell>
          <table:table-cell office:value-type="percentage" office:value="0.474685239753549" calcext:value-type="percentage">
            <text:p>47,47%</text:p>
          </table:table-cell>
          <table:table-cell office:value-type="percentage" office:value="0.247106400780923" calcext:value-type="percentage">
            <text:p>24,71%</text:p>
          </table:table-cell>
          <table:table-cell office:value-type="percentage" office:value="0.325018341892883" calcext:value-type="percentage">
            <text:p>32,5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7332" calcext:value-type="float">
            <text:p>73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|</text:p>
          </table:table-cell>
          <table:table-cell office:value-type="percentage" office:value="0.988310749920843" calcext:value-type="percentage">
            <text:p>98,83%</text:p>
          </table:table-cell>
          <table:table-cell office:value-type="percentage" office:value="0.517814090543799" calcext:value-type="percentage">
            <text:p>51,78%</text:p>
          </table:table-cell>
          <table:table-cell office:value-type="percentage" office:value="0.263638843426077" calcext:value-type="percentage">
            <text:p>26,36%</text:p>
          </table:table-cell>
          <table:table-cell office:value-type="percentage" office:value="0.34938996836873" calcext:value-type="percentage">
            <text:p>34,94%</text:p>
          </table:table-cell>
          <table:table-cell office:value-type="string" calcext:value-type="string">
            <text:p>|</text:p>
          </table:table-cell>
          <table:table-cell office:value-type="percentage" office:value="0.988049328992555" calcext:value-type="percentage">
            <text:p>98,80%</text:p>
          </table:table-cell>
          <table:table-cell office:value-type="percentage" office:value="0.474685239753549" calcext:value-type="percentage">
            <text:p>47,47%</text:p>
          </table:table-cell>
          <table:table-cell office:value-type="percentage" office:value="0.247106400780923" calcext:value-type="percentage">
            <text:p>24,71%</text:p>
          </table:table-cell>
          <table:table-cell office:value-type="percentage" office:value="0.325018341892883" calcext:value-type="percentage">
            <text:p>32,5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,82%</text:p>
          </table:table-cell>
          <table:table-cell office:value-type="percentage" office:value="0.521793275217933" calcext:value-type="percentage">
            <text:p>52,18%</text:p>
          </table:table-cell>
          <table:table-cell office:value-type="percentage" office:value="0.0571467539552646" calcext:value-type="percentage">
            <text:p>5,71%</text:p>
          </table:table-cell>
          <table:table-cell office:value-type="percentage" office:value="0.103011677934849" calcext:value-type="percentage">
            <text:p>10,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,81%</text:p>
          </table:table-cell>
          <table:table-cell office:value-type="percentage" office:value="0.495641344956414" calcext:value-type="percentage">
            <text:p>49,56%</text:p>
          </table:table-cell>
          <table:table-cell office:value-type="percentage" office:value="0.0544385173026946" calcext:value-type="percentage">
            <text:p>5,44%</text:p>
          </table:table-cell>
          <table:table-cell office:value-type="percentage" office:value="0.0981020458466847" calcext:value-type="percentage">
            <text:p>9,81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05" calcext:value-type="float">
            <text:p>0,05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,82%</text:p>
          </table:table-cell>
          <table:table-cell office:value-type="percentage" office:value="0.521793275217933" calcext:value-type="percentage">
            <text:p>52,18%</text:p>
          </table:table-cell>
          <table:table-cell office:value-type="percentage" office:value="0.0571467539552646" calcext:value-type="percentage">
            <text:p>5,71%</text:p>
          </table:table-cell>
          <table:table-cell office:value-type="percentage" office:value="0.103011677934849" calcext:value-type="percentage">
            <text:p>10,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,81%</text:p>
          </table:table-cell>
          <table:table-cell office:value-type="percentage" office:value="0.495641344956414" calcext:value-type="percentage">
            <text:p>49,56%</text:p>
          </table:table-cell>
          <table:table-cell office:value-type="percentage" office:value="0.0544385173026946" calcext:value-type="percentage">
            <text:p>5,44%</text:p>
          </table:table-cell>
          <table:table-cell office:value-type="percentage" office:value="0.0981020458466847" calcext:value-type="percentage">
            <text:p>9,81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,82%</text:p>
          </table:table-cell>
          <table:table-cell office:value-type="percentage" office:value="0.521793275217933" calcext:value-type="percentage">
            <text:p>52,18%</text:p>
          </table:table-cell>
          <table:table-cell office:value-type="percentage" office:value="0.0571467539552646" calcext:value-type="percentage">
            <text:p>5,71%</text:p>
          </table:table-cell>
          <table:table-cell office:value-type="percentage" office:value="0.103011677934849" calcext:value-type="percentage">
            <text:p>10,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,81%</text:p>
          </table:table-cell>
          <table:table-cell office:value-type="percentage" office:value="0.495641344956414" calcext:value-type="percentage">
            <text:p>49,56%</text:p>
          </table:table-cell>
          <table:table-cell office:value-type="percentage" office:value="0.0544385173026946" calcext:value-type="percentage">
            <text:p>5,44%</text:p>
          </table:table-cell>
          <table:table-cell office:value-type="percentage" office:value="0.0981020458466847" calcext:value-type="percentage">
            <text:p>9,81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803" calcext:value-type="float">
            <text:p>803</text:p>
          </table:table-cell>
          <table:table-cell office:value-type="float" office:value="7332" calcext:value-type="float">
            <text:p>733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|</text:p>
          </table:table-cell>
          <table:table-cell office:value-type="percentage" office:value="0.988151624138407" calcext:value-type="percentage">
            <text:p>98,82%</text:p>
          </table:table-cell>
          <table:table-cell office:value-type="percentage" office:value="0.521793275217933" calcext:value-type="percentage">
            <text:p>52,18%</text:p>
          </table:table-cell>
          <table:table-cell office:value-type="percentage" office:value="0.0571467539552646" calcext:value-type="percentage">
            <text:p>5,71%</text:p>
          </table:table-cell>
          <table:table-cell office:value-type="percentage" office:value="0.103011677934849" calcext:value-type="percentage">
            <text:p>10,30%</text:p>
          </table:table-cell>
          <table:table-cell office:value-type="string" calcext:value-type="string">
            <text:p>|</text:p>
          </table:table-cell>
          <table:table-cell office:value-type="percentage" office:value="0.988117525756456" calcext:value-type="percentage">
            <text:p>98,81%</text:p>
          </table:table-cell>
          <table:table-cell office:value-type="percentage" office:value="0.495641344956414" calcext:value-type="percentage">
            <text:p>49,56%</text:p>
          </table:table-cell>
          <table:table-cell office:value-type="percentage" office:value="0.0544385173026946" calcext:value-type="percentage">
            <text:p>5,44%</text:p>
          </table:table-cell>
          <table:table-cell office:value-type="percentage" office:value="0.0981020458466847" calcext:value-type="percentage">
            <text:p>9,81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10" calcext:value-type="float">
            <text:p>410</text:p>
          </table:table-cell>
          <table:table-cell office:value-type="float" office:value="7332" calcext:value-type="float">
            <text:p>733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|</text:p>
          </table:table-cell>
          <table:table-cell office:value-type="percentage" office:value="0.988474746900701" calcext:value-type="percentage">
            <text:p>98,85%</text:p>
          </table:table-cell>
          <table:table-cell office:value-type="percentage" office:value="0.785365853658537" calcext:value-type="percentage">
            <text:p>78,54%</text:p>
          </table:table-cell>
          <table:table-cell office:value-type="percentage" office:value="0.0439170758319695" calcext:value-type="percentage">
            <text:p>4,39%</text:p>
          </table:table-cell>
          <table:table-cell office:value-type="percentage" office:value="0.0831826401446655" calcext:value-type="percentage">
            <text:p>8,32%</text:p>
          </table:table-cell>
          <table:table-cell office:value-type="string" calcext:value-type="string">
            <text:p>|</text:p>
          </table:table-cell>
          <table:table-cell office:value-type="percentage" office:value="0.988453638378541" calcext:value-type="percentage">
            <text:p>98,85%</text:p>
          </table:table-cell>
          <table:table-cell office:value-type="percentage" office:value="0.753658536585366" calcext:value-type="percentage">
            <text:p>75,37%</text:p>
          </table:table-cell>
          <table:table-cell office:value-type="percentage" office:value="0.0422188823609783" calcext:value-type="percentage">
            <text:p>4,22%</text:p>
          </table:table-cell>
          <table:table-cell office:value-type="percentage" office:value="0.0799585974899728" calcext:value-type="percentage">
            <text:p>8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271" calcext:value-type="float">
            <text:p>271</text:p>
          </table:table-cell>
          <table:table-cell office:value-type="float" office:value="7332" calcext:value-type="float">
            <text:p>733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|</text:p>
          </table:table-cell>
          <table:table-cell office:value-type="percentage" office:value="0.988492607957913" calcext:value-type="percentage">
            <text:p>98,85%</text:p>
          </table:table-cell>
          <table:table-cell office:value-type="percentage" office:value="0.952029520295203" calcext:value-type="percentage">
            <text:p>95,20%</text:p>
          </table:table-cell>
          <table:table-cell office:value-type="percentage" office:value="0.0351882160392799" calcext:value-type="percentage">
            <text:p>3,52%</text:p>
          </table:table-cell>
          <table:table-cell office:value-type="percentage" office:value="0.0678679468630804" calcext:value-type="percentage">
            <text:p>6,79%</text:p>
          </table:table-cell>
          <table:table-cell office:value-type="string" calcext:value-type="string">
            <text:p>|</text:p>
          </table:table-cell>
          <table:table-cell office:value-type="percentage" office:value="0.988492607957913" calcext:value-type="percentage">
            <text:p>98,85%</text:p>
          </table:table-cell>
          <table:table-cell office:value-type="percentage" office:value="0.952029520295203" calcext:value-type="percentage">
            <text:p>95,20%</text:p>
          </table:table-cell>
          <table:table-cell office:value-type="percentage" office:value="0.0351882160392799" calcext:value-type="percentage">
            <text:p>3,52%</text:p>
          </table:table-cell>
          <table:table-cell office:value-type="percentage" office:value="0.0678679468630804" calcext:value-type="percentage">
            <text:p>6,79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table:number-columns-repeated="2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,84%</text:p>
          </table:table-cell>
          <table:table-cell office:value-type="percentage" office:value="0.536283185840708" calcext:value-type="percentage">
            <text:p>53,63%</text:p>
          </table:table-cell>
          <table:table-cell office:value-type="percentage" office:value="0.206628477905074" calcext:value-type="percentage">
            <text:p>20,66%</text:p>
          </table:table-cell>
          <table:table-cell office:value-type="percentage" office:value="0.298316432017328" calcext:value-type="percentage">
            <text:p>29,83%</text:p>
          </table:table-cell>
          <table:table-cell office:value-type="string" calcext:value-type="string">
            <text:p>|</text:p>
          </table:table-cell>
          <table:table-cell office:value-type="percentage" office:value="0.98823768195952" calcext:value-type="percentage">
            <text:p>98,82%</text:p>
          </table:table-cell>
          <table:table-cell office:value-type="percentage" office:value="0.494867256637168" calcext:value-type="percentage">
            <text:p>49,49%</text:p>
          </table:table-cell>
          <table:table-cell office:value-type="percentage" office:value="0.193762993762994" calcext:value-type="percentage">
            <text:p>19,38%</text:p>
          </table:table-cell>
          <table:table-cell office:value-type="percentage" office:value="0.278486055776892" calcext:value-type="percentage">
            <text:p>27,85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7332" calcext:value-type="float">
            <text:p>733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|</text:p>
          </table:table-cell>
          <table:table-cell office:value-type="percentage" office:value="0.988427658658959" calcext:value-type="percentage">
            <text:p>98,84%</text:p>
          </table:table-cell>
          <table:table-cell office:value-type="percentage" office:value="0.536283185840708" calcext:value-type="percentage">
            <text:p>53,63%</text:p>
          </table:table-cell>
          <table:table-cell office:value-type="percentage" office:value="0.206628477905074" calcext:value-type="percentage">
            <text:p>20,66%</text:p>
          </table:table-cell>
          <table:table-cell office:value-type="percentage" office:value="0.298316432017328" calcext:value-type="percentage">
            <text:p>29,83%</text:p>
          </table:table-cell>
          <table:table-cell office:value-type="string" calcext:value-type="string">
            <text:p>|</text:p>
          </table:table-cell>
          <table:table-cell office:value-type="percentage" office:value="0.98823768195952" calcext:value-type="percentage">
            <text:p>98,82%</text:p>
          </table:table-cell>
          <table:table-cell office:value-type="percentage" office:value="0.494867256637168" calcext:value-type="percentage">
            <text:p>49,49%</text:p>
          </table:table-cell>
          <table:table-cell office:value-type="percentage" office:value="0.193762993762994" calcext:value-type="percentage">
            <text:p>19,38%</text:p>
          </table:table-cell>
          <table:table-cell office:value-type="percentage" office:value="0.278486055776892" calcext:value-type="percentage">
            <text:p>27,85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,84%</text:p>
          </table:table-cell>
          <table:table-cell office:value-type="percentage" office:value="0.791666666666667" calcext:value-type="percentage">
            <text:p>79,17%</text:p>
          </table:table-cell>
          <table:table-cell office:value-type="percentage" office:value="0.0310965630114566" calcext:value-type="percentage">
            <text:p>3,11%</text:p>
          </table:table-cell>
          <table:table-cell office:value-type="percentage" office:value="0.0598425196850394" calcext:value-type="percentage">
            <text:p>5,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,84%</text:p>
          </table:table-cell>
          <table:table-cell office:value-type="percentage" office:value="0.767361111111111" calcext:value-type="percentage">
            <text:p>76,74%</text:p>
          </table:table-cell>
          <table:table-cell office:value-type="percentage" office:value="0.0301706484641638" calcext:value-type="percentage">
            <text:p>3,02%</text:p>
          </table:table-cell>
          <table:table-cell office:value-type="percentage" office:value="0.0580585840010508" calcext:value-type="percentage">
            <text:p>5,81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,84%</text:p>
          </table:table-cell>
          <table:table-cell office:value-type="percentage" office:value="0.791666666666667" calcext:value-type="percentage">
            <text:p>79,17%</text:p>
          </table:table-cell>
          <table:table-cell office:value-type="percentage" office:value="0.0310965630114566" calcext:value-type="percentage">
            <text:p>3,11%</text:p>
          </table:table-cell>
          <table:table-cell office:value-type="percentage" office:value="0.0598425196850394" calcext:value-type="percentage">
            <text:p>5,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,84%</text:p>
          </table:table-cell>
          <table:table-cell office:value-type="percentage" office:value="0.767361111111111" calcext:value-type="percentage">
            <text:p>76,74%</text:p>
          </table:table-cell>
          <table:table-cell office:value-type="percentage" office:value="0.0301706484641638" calcext:value-type="percentage">
            <text:p>3,02%</text:p>
          </table:table-cell>
          <table:table-cell office:value-type="percentage" office:value="0.0580585840010508" calcext:value-type="percentage">
            <text:p>5,81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,84%</text:p>
          </table:table-cell>
          <table:table-cell office:value-type="percentage" office:value="0.791666666666667" calcext:value-type="percentage">
            <text:p>79,17%</text:p>
          </table:table-cell>
          <table:table-cell office:value-type="percentage" office:value="0.0310965630114566" calcext:value-type="percentage">
            <text:p>3,11%</text:p>
          </table:table-cell>
          <table:table-cell office:value-type="percentage" office:value="0.0598425196850394" calcext:value-type="percentage">
            <text:p>5,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,84%</text:p>
          </table:table-cell>
          <table:table-cell office:value-type="percentage" office:value="0.767361111111111" calcext:value-type="percentage">
            <text:p>76,74%</text:p>
          </table:table-cell>
          <table:table-cell office:value-type="percentage" office:value="0.0301706484641638" calcext:value-type="percentage">
            <text:p>3,02%</text:p>
          </table:table-cell>
          <table:table-cell office:value-type="percentage" office:value="0.0580585840010508" calcext:value-type="percentage">
            <text:p>5,81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288" calcext:value-type="float">
            <text:p>288</text:p>
          </table:table-cell>
          <table:table-cell office:value-type="float" office:value="7332" calcext:value-type="float">
            <text:p>733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|</text:p>
          </table:table-cell>
          <table:table-cell office:value-type="percentage" office:value="0.988367580557427" calcext:value-type="percentage">
            <text:p>98,84%</text:p>
          </table:table-cell>
          <table:table-cell office:value-type="percentage" office:value="0.791666666666667" calcext:value-type="percentage">
            <text:p>79,17%</text:p>
          </table:table-cell>
          <table:table-cell office:value-type="percentage" office:value="0.0310965630114566" calcext:value-type="percentage">
            <text:p>3,11%</text:p>
          </table:table-cell>
          <table:table-cell office:value-type="percentage" office:value="0.0598425196850394" calcext:value-type="percentage">
            <text:p>5,98%</text:p>
          </table:table-cell>
          <table:table-cell office:value-type="string" calcext:value-type="string">
            <text:p>|</text:p>
          </table:table-cell>
          <table:table-cell office:value-type="percentage" office:value="0.98835621443011" calcext:value-type="percentage">
            <text:p>98,84%</text:p>
          </table:table-cell>
          <table:table-cell office:value-type="percentage" office:value="0.767361111111111" calcext:value-type="percentage">
            <text:p>76,74%</text:p>
          </table:table-cell>
          <table:table-cell office:value-type="percentage" office:value="0.0301706484641638" calcext:value-type="percentage">
            <text:p>3,02%</text:p>
          </table:table-cell>
          <table:table-cell office:value-type="percentage" office:value="0.0580585840010508" calcext:value-type="percentage">
            <text:p>5,81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209" calcext:value-type="float">
            <text:p>209</text:p>
          </table:table-cell>
          <table:table-cell office:value-type="float" office:value="7332" calcext:value-type="float">
            <text:p>733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|</text:p>
          </table:table-cell>
          <table:table-cell office:value-type="percentage" office:value="0.988401678939378" calcext:value-type="percentage">
            <text:p>98,84%</text:p>
          </table:table-cell>
          <table:table-cell office:value-type="percentage" office:value="0.952153110047847" calcext:value-type="percentage">
            <text:p>95,22%</text:p>
          </table:table-cell>
          <table:table-cell office:value-type="percentage" office:value="0.0271412984178942" calcext:value-type="percentage">
            <text:p>2,71%</text:p>
          </table:table-cell>
          <table:table-cell office:value-type="percentage" office:value="0.0527781461344649" calcext:value-type="percentage">
            <text:p>5,28%</text:p>
          </table:table-cell>
          <table:table-cell office:value-type="string" calcext:value-type="string">
            <text:p>|</text:p>
          </table:table-cell>
          <table:table-cell office:value-type="percentage" office:value="0.988401678939378" calcext:value-type="percentage">
            <text:p>98,84%</text:p>
          </table:table-cell>
          <table:table-cell office:value-type="percentage" office:value="0.952153110047847" calcext:value-type="percentage">
            <text:p>95,22%</text:p>
          </table:table-cell>
          <table:table-cell office:value-type="percentage" office:value="0.0271412984178942" calcext:value-type="percentage">
            <text:p>2,71%</text:p>
          </table:table-cell>
          <table:table-cell office:value-type="percentage" office:value="0.0527781461344649" calcext:value-type="percentage">
            <text:p>5,28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,81%</text:p>
          </table:table-cell>
          <table:table-cell office:value-type="percentage" office:value="0.511932255581216" calcext:value-type="percentage">
            <text:p>51,19%</text:p>
          </table:table-cell>
          <table:table-cell office:value-type="percentage" office:value="0.0906983087834152" calcext:value-type="percentage">
            <text:p>9,07%</text:p>
          </table:table-cell>
          <table:table-cell office:value-type="percentage" office:value="0.154095701540957" calcext:value-type="percentage">
            <text:p>15,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,81%</text:p>
          </table:table-cell>
          <table:table-cell office:value-type="percentage" office:value="0.474980754426482" calcext:value-type="percentage">
            <text:p>47,50%</text:p>
          </table:table-cell>
          <table:table-cell office:value-type="percentage" office:value="0.0847062053816584" calcext:value-type="percentage">
            <text:p>8,47%</text:p>
          </table:table-cell>
          <table:table-cell office:value-type="percentage" office:value="0.143772573692182" calcext:value-type="percentage">
            <text:p>14,38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7332" calcext:value-type="float">
            <text:p>733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|</text:p>
          </table:table-cell>
          <table:table-cell office:value-type="percentage" office:value="0.988145129208512" calcext:value-type="percentage">
            <text:p>98,81%</text:p>
          </table:table-cell>
          <table:table-cell office:value-type="percentage" office:value="0.511932255581216" calcext:value-type="percentage">
            <text:p>51,19%</text:p>
          </table:table-cell>
          <table:table-cell office:value-type="percentage" office:value="0.0906983087834152" calcext:value-type="percentage">
            <text:p>9,07%</text:p>
          </table:table-cell>
          <table:table-cell office:value-type="percentage" office:value="0.154095701540957" calcext:value-type="percentage">
            <text:p>15,41%</text:p>
          </table:table-cell>
          <table:table-cell office:value-type="string" calcext:value-type="string">
            <text:p>|</text:p>
          </table:table-cell>
          <table:table-cell office:value-type="percentage" office:value="0.988067190049767" calcext:value-type="percentage">
            <text:p>98,81%</text:p>
          </table:table-cell>
          <table:table-cell office:value-type="percentage" office:value="0.474980754426482" calcext:value-type="percentage">
            <text:p>47,50%</text:p>
          </table:table-cell>
          <table:table-cell office:value-type="percentage" office:value="0.0847062053816584" calcext:value-type="percentage">
            <text:p>8,47%</text:p>
          </table:table-cell>
          <table:table-cell office:value-type="percentage" office:value="0.143772573692182" calcext:value-type="percentage">
            <text:p>14,38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table:number-columns-repeated="2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,81%</text:p>
          </table:table-cell>
          <table:table-cell office:value-type="percentage" office:value="0.493055555555556" calcext:value-type="percentage">
            <text:p>49,31%</text:p>
          </table:table-cell>
          <table:table-cell office:value-type="percentage" office:value="0.07746863066012" calcext:value-type="percentage">
            <text:p>7,75%</text:p>
          </table:table-cell>
          <table:table-cell office:value-type="percentage" office:value="0.133899104196134" calcext:value-type="percentage">
            <text:p>13,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,80%</text:p>
          </table:table-cell>
          <table:table-cell office:value-type="percentage" office:value="0.456597222222222" calcext:value-type="percentage">
            <text:p>45,66%</text:p>
          </table:table-cell>
          <table:table-cell office:value-type="percentage" office:value="0.0721536351165981" calcext:value-type="percentage">
            <text:p>7,22%</text:p>
          </table:table-cell>
          <table:table-cell office:value-type="percentage" office:value="0.124615020137408" calcext:value-type="percentage">
            <text:p>12,46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7332" calcext:value-type="float">
            <text:p>733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|</text:p>
          </table:table-cell>
          <table:table-cell office:value-type="percentage" office:value="0.988068813782241" calcext:value-type="percentage">
            <text:p>98,81%</text:p>
          </table:table-cell>
          <table:table-cell office:value-type="percentage" office:value="0.493055555555556" calcext:value-type="percentage">
            <text:p>49,31%</text:p>
          </table:table-cell>
          <table:table-cell office:value-type="percentage" office:value="0.07746863066012" calcext:value-type="percentage">
            <text:p>7,75%</text:p>
          </table:table-cell>
          <table:table-cell office:value-type="percentage" office:value="0.133899104196134" calcext:value-type="percentage">
            <text:p>13,39%</text:p>
          </table:table-cell>
          <table:table-cell office:value-type="string" calcext:value-type="string">
            <text:p>|</text:p>
          </table:table-cell>
          <table:table-cell office:value-type="percentage" office:value="0.98800061701834" calcext:value-type="percentage">
            <text:p>98,80%</text:p>
          </table:table-cell>
          <table:table-cell office:value-type="percentage" office:value="0.456597222222222" calcext:value-type="percentage">
            <text:p>45,66%</text:p>
          </table:table-cell>
          <table:table-cell office:value-type="percentage" office:value="0.0721536351165981" calcext:value-type="percentage">
            <text:p>7,22%</text:p>
          </table:table-cell>
          <table:table-cell office:value-type="percentage" office:value="0.124615020137408" calcext:value-type="percentage">
            <text:p>12,46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 table:visibility="filter">
          <table:table-cell/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string" calcext:value-type="string">
            <text:p>|</text:p>
          </table:table-cell>
          <table:table-cell office:value-type="percentage" office:value="0.988094793501823" calcext:value-type="percentage">
            <text:p>98,81%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calcext:conditional-formats>
          <calcext:conditional-format calcext:target-range-address="Sheet3.K5:Sheet3.K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J5:Sheet3.J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I5:Sheet3.I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N5:Sheet3.N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O5:Sheet3.O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P5:Sheet3.P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ispie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9" office:value-type="string" calcext:value-type="string">
            <text:p>bar</text:p>
          </table:table-cell>
          <table:table-cell/>
          <table:table-cell table:style-name="ce40" office:value-type="string" calcext:value-type="string">
            <text:p>Aft</text:p>
          </table:table-cell>
          <table:table-cell table:style-name="ce41" office:value-type="string" calcext:value-type="string">
            <text:p>naam s ien dyr Mosen</text:p>
          </table:table-cell>
          <table:table-cell table:style-name="ce40" office:value-type="string" calcext:value-type="string">
            <text:p>wider</text:p>
          </table:table-cell>
          <table:table-cell table:style-name="ce46" office:value-type="string" calcext:value-type="string">
            <text:p>ab</text:p>
          </table:table-cell>
          <table:table-cell/>
          <table:table-cell table:style-name="ce64" office:value-type="string" calcext:value-type="string">
            <text:p>aft</text:p>
          </table:table-cell>
          <table:table-cell table:number-columns-repeated="2"/>
        </table:table-row>
        <table:table-row table:style-name="ro1">
          <table:table-cell/>
          <table:table-cell table:style-name="ce39"/>
          <table:table-cell/>
          <table:table-cell table:style-name="ce41" table:number-columns-repeated="2"/>
          <table:table-cell table:style-name="ce40"/>
          <table:table-cell table:style-name="ce46"/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COMPARISON:Contrast</text:p>
          </table:table-cell>
        </table:table-row>
        <table:table-row table:style-name="ro1">
          <table:table-cell/>
          <table:table-cell table:style-name="ce39" office:value-type="string" calcext:value-type="string">
            <text:p>de</text:p>
          </table:table-cell>
          <table:table-cell/>
          <table:table-cell table:style-name="ce40" office:value-type="string" calcext:value-type="string">
            <text:p>und</text:p>
          </table:table-cell>
          <table:table-cell table:style-name="ce41" office:value-type="string" calcext:value-type="string">
            <text:p>nahm alles</text:p>
          </table:table-cell>
          <table:table-cell table:style-name="ce40" office:value-type="string" calcext:value-type="string">
            <text:p>wieder</text:p>
          </table:table-cell>
          <table:table-cell table:style-name="ce46" office:value-type="string" calcext:value-type="string">
            <text:p>von ihren Händen</text:p>
          </table:table-cell>
          <table:table-cell table:number-columns-repeated="2"/>
          <table:table-cell office:value-type="string" calcext:value-type="string">
            <text:p>de,cs</text:p>
          </table:table-cell>
          <table:table-cell office:value-type="string" calcext:value-type="string">
            <text:p>EXPANSION:Conjunction</text:p>
          </table:table-cell>
        </table:table-row>
        <table:table-row table:style-name="ro1">
          <table:table-cell/>
          <table:table-cell table:style-name="ce39" office:value-type="string" calcext:value-type="string">
            <text:p>cs</text:p>
          </table:table-cell>
          <table:table-cell/>
          <table:table-cell table:style-name="ce40" office:value-type="string" calcext:value-type="string">
            <text:p>potom</text:p>
          </table:table-cell>
          <table:table-cell table:style-name="ce41" office:value-type="string" calcext:value-type="string">
            <text:p>vzvav</text:p>
          </table:table-cell>
          <table:table-cell table:style-name="ce40" office:value-type="string" calcext:value-type="string">
            <text:p>Ø</text:p>
          </table:table-cell>
          <table:table-cell table:style-name="ce46" office:value-type="string" calcext:value-type="string">
            <text:p>z rukou jejich</text:p>
          </table:table-cell>
          <table:table-cell table:number-columns-repeated="2"/>
          <table:table-cell office:value-type="string" calcext:value-type="string">
            <text:p>de,cs,fr,it,nl</text:p>
          </table:table-cell>
          <table:table-cell office:value-type="string" calcext:value-type="string">
            <text:p>TEMPORAL:Asynchronous:Precedence</text:p>
          </table:table-cell>
        </table:table-row>
        <table:table-row table:style-name="ro1">
          <table:table-cell/>
          <table:table-cell table:style-name="ce39" office:value-type="string" calcext:value-type="string">
            <text:p>en</text:p>
          </table:table-cell>
          <table:table-cell/>
          <table:table-cell table:style-name="ce40" office:value-type="string" calcext:value-type="string">
            <text:p>Ø</text:p>
          </table:table-cell>
          <table:table-cell table:style-name="ce41" office:value-type="string" calcext:value-type="string">
            <text:p>Moses took them</text:p>
          </table:table-cell>
          <table:table-cell table:style-name="ce40" office:value-type="string" calcext:value-type="string">
            <text:p>Ø</text:p>
          </table:table-cell>
          <table:table-cell table:style-name="ce46" office:value-type="string" calcext:value-type="string">
            <text:p>from their hands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NTIGENCY:Condition</text:p>
          </table:table-cell>
        </table:table-row>
        <table:table-row table:style-name="ro1">
          <table:table-cell/>
          <table:table-cell table:style-name="ce39" office:value-type="string" calcext:value-type="string">
            <text:p>fr</text:p>
          </table:table-cell>
          <table:table-cell/>
          <table:table-cell table:style-name="ce40" office:value-type="string" calcext:value-type="string">
            <text:p>puis</text:p>
          </table:table-cell>
          <table:table-cell table:style-name="ce41" office:value-type="string" calcext:value-type="string">
            <text:p>Moïse les ôta </text:p>
          </table:table-cell>
          <table:table-cell table:style-name="ce40" office:value-type="string" calcext:value-type="string">
            <text:p>(puis)</text:p>
          </table:table-cell>
          <table:table-cell table:style-name="ce46" office:value-type="string" calcext:value-type="string">
            <text:p>de leurs mains</text:p>
          </table:table-cell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EXPANSION:Equivalence</text:p>
          </table:table-cell>
        </table:table-row>
        <table:table-row table:style-name="ro3">
          <table:table-cell/>
          <table:table-cell table:style-name="ce39" office:value-type="string" calcext:value-type="string">
            <text:p>it</text:p>
          </table:table-cell>
          <table:table-cell/>
          <table:table-cell table:style-name="ce42" office:value-type="string" calcext:value-type="string">
            <text:p>poi</text:p>
          </table:table-cell>
          <table:table-cell table:style-name="ce41" office:value-type="string" calcext:value-type="string">
            <text:p>Mosè prese quelle cose </text:p>
          </table:table-cell>
          <table:table-cell table:style-name="ce42" office:value-type="string" calcext:value-type="string">
            <text:p>(poi)</text:p>
          </table:table-cell>
          <table:table-cell table:style-name="ce46" office:value-type="string" calcext:value-type="string">
            <text:p>d’in su le lor mani</text:p>
          </table:table-cell>
          <table:table-cell table:number-columns-repeated="2"/>
          <table:table-cell office:value-type="string" calcext:value-type="string">
            <text:p>en,pt</text:p>
          </table:table-cell>
          <table:table-cell office:value-type="string" calcext:value-type="string">
            <text:p>no translation/alignment</text:p>
          </table:table-cell>
        </table:table-row>
        <table:table-row table:style-name="ro1">
          <table:table-cell/>
          <table:table-cell table:style-name="ce39" office:value-type="string" calcext:value-type="string">
            <text:p>nl</text:p>
          </table:table-cell>
          <table:table-cell table:style-name="ce39" office:value-type="string" calcext:value-type="string">
            <text:p>Mozes nam het </text:p>
          </table:table-cell>
          <table:table-cell table:style-name="ce40" office:value-type="string" calcext:value-type="string">
            <text:p>daarna</text:p>
          </table:table-cell>
          <table:table-cell table:style-name="ce41"/>
          <table:table-cell table:style-name="ce40" office:value-type="string" calcext:value-type="string">
            <text:p>weer</text:p>
          </table:table-cell>
          <table:table-cell table:style-name="ce46" office:value-type="string" calcext:value-type="string">
            <text:p>van hen over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pt</text:p>
          </table:table-cell>
          <table:table-cell/>
          <table:table-cell table:style-name="ce40" office:value-type="string" calcext:value-type="string">
            <text:p>Ø</text:p>
          </table:table-cell>
          <table:table-cell table:style-name="ce41"/>
          <table:table-cell table:style-name="ce40" office:value-type="string" calcext:value-type="string">
            <text:p>então</text:p>
          </table:table-cell>
          <table:table-cell office:value-type="string" calcext:value-type="string">
            <text:p>Moisés os tomou das mãos deles</text:p>
          </table:table-cell>
          <table:table-cell/>
          <table:table-cell table:style-name="ce64" office:value-type="string" calcext:value-type="string">
            <text:p>wider</text:p>
          </table:table-cell>
          <table:table-cell table:number-columns-repeated="2"/>
        </table:table-row>
        <table:table-row table:style-name="ro1">
          <table:table-cell/>
          <table:table-cell table:style-name="ce39" office:value-type="string" calcext:value-type="string">
            <text:p>es</text:p>
          </table:table-cell>
          <table:table-cell/>
          <table:table-cell table:style-name="ce59" office:value-type="string" calcext:value-type="string">
            <text:p>después</text:p>
          </table:table-cell>
          <table:table-cell office:value-type="string" calcext:value-type="string">
            <text:p>tomó aquellas cosas Moisés </text:p>
          </table:table-cell>
          <table:table-cell table:style-name="ce40" office:value-type="string" calcext:value-type="string">
            <text:p>Ø</text:p>
          </table:table-cell>
          <table:table-cell office:value-type="string" calcext:value-type="string">
            <text:p>de las manos de ellos</text:p>
          </table:table-cell>
          <table:table-cell table:number-columns-repeated="2"/>
          <table:table-cell office:value-type="string" calcext:value-type="string">
            <text:p>de,nl</text:p>
          </table:table-cell>
          <table:table-cell office:value-type="string" calcext:value-type="string">
            <text:p>no annot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s,en</text:p>
          </table:table-cell>
          <table:table-cell office:value-type="string" calcext:value-type="string">
            <text:p>no translation/align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ORAL:Asynchronous:Precedence</text:p>
          </table:table-cell>
          <table:table-cell/>
          <table:table-cell office:value-type="string" calcext:value-type="string">
            <text:p>TEMPORAL:Asynchronous:Precedence</text:p>
          </table:table-cell>
          <table:table-cell table:number-columns-repeated="3"/>
          <table:table-cell office:value-type="string" calcext:value-type="string">
            <text:p>fr,it,pt,es</text:p>
          </table:table-cell>
          <table:table-cell office:value-type="string" calcext:value-type="string">
            <text:p>TEMPORAL:Asynchronous:Precedenc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t</text:p>
          </table:table-cell>
          <table:table-cell office:value-type="string" calcext:value-type="string">
            <text:p>CONTIGENCY:Cause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ly interesting, because no other language provides annotations for both discourse markers (fr,it just align with the same target word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teressant: die ähnlichste Übersetzung ist nicht de, sondern n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ifferent voting schem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 majority vo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 the least counterindicated suggestion</text:p>
          </table:table-cell>
          <table:table-cell table:number-columns-repeated="5"/>
          <table:table-cell office:value-type="string" calcext:value-type="string">
            <text:p>af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as liegt darin, dass die schemata unterschiedliche granularitäten bieten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cs</text:p>
          </table:table-cell>
          <table:table-cell office:value-type="string" calcext:value-type="string">
            <text:p>no annotation (alignment error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e,en</text:p>
          </table:table-cell>
          <table:table-cell office:value-type="string" calcext:value-type="string">
            <text:p>CONTIGENCY:Cause:Rea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/>
          <table:table-cell table:style-name="ce40" office:value-type="string" calcext:value-type="string">
            <text:p>Aft</text:p>
          </table:table-cell>
          <table:table-cell table:style-name="ce41" office:value-type="string" calcext:value-type="string">
            <text:p>gversammlt</text:p>
          </table:table-cell>
          <table:table-cell table:style-name="ce44" office:value-type="string" calcext:value-type="string">
            <text:p>dyr </text:p>
          </table:table-cell>
          <table:table-cell office:value-type="string" calcext:value-type="string">
            <text:p>Salman de Dietwärt von Isryheel</text:p>
          </table:table-cell>
          <table:table-cell/>
          <table:table-cell office:value-type="string" calcext:value-type="string">
            <text:p>de,en,it,pt</text:p>
          </table:table-cell>
          <table:table-cell office:value-type="string" calcext:value-type="string">
            <text:p>CONTIGENCY:Cause:Result</text:p>
          </table:table-cell>
          <table:table-cell/>
        </table:table-row>
        <table:table-row table:style-name="ro1">
          <table:table-cell table:number-columns-repeated="5"/>
          <table:table-cell table:style-name="ce41"/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COMPARISON:Conc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table:style-name="ce43" office:value-type="string" calcext:value-type="string">
            <text:p>(do)</text:p>
          </table:table-cell>
          <table:table-cell/>
          <table:table-cell table:style-name="ce40" office:value-type="string" calcext:value-type="string">
            <text:p>tedy</text:p>
          </table:table-cell>
          <table:table-cell office:value-type="string" calcext:value-type="string">
            <text:p>shromáždil šalomoun k sobě do jeruzaléma starší lidu izraelského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OMPARISON:Contr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/>
          <table:table-cell table:style-name="ce40" office:value-type="string" calcext:value-type="string">
            <text:p>Da</text:p>
          </table:table-cell>
          <table:table-cell table:style-name="ce41" office:value-type="string" calcext:value-type="string">
            <text:p>versammelt</text:p>
          </table:table-cell>
          <table:table-cell table:style-name="ce45" office:value-type="string" calcext:value-type="string">
            <text:p>der</text:p>
          </table:table-cell>
          <table:table-cell office:value-type="string" calcext:value-type="string">
            <text:p>König Salomo zu sich die Ältesten in Israe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ONTIGENCY:Con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table:style-name="ce40" office:value-type="string" calcext:value-type="string">
            <text:p>then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solomon assembled the elders of israe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XPANSION:Conjun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/>
          <table:table-cell table:style-name="ce42" office:value-type="string" calcext:value-type="string">
            <text:p>Ø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alors le roi salomon assembla …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XPANSION:Disjun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/>
          <table:table-cell table:style-name="ce40" office:value-type="string" calcext:value-type="string">
            <text:p>allora</text:p>
          </table:table-cell>
          <table:table-cell/>
          <table:table-cell table:style-name="ce45" office:value-type="string" calcext:value-type="string">
            <text:p>il</text:p>
          </table:table-cell>
          <table:table-cell office:value-type="string" calcext:value-type="string">
            <text:p>re salomone adunò …</text:p>
          </table:table-cell>
          <table:table-cell/>
          <table:table-cell office:value-type="string" calcext:value-type="string">
            <text:p>en,it,pt</text:p>
          </table:table-cell>
          <table:table-cell office:value-type="string" calcext:value-type="string">
            <text:p>TEMPORAL:Asynchronous:Preced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/>
          <table:table-cell table:style-name="ce42" office:value-type="string" calcext:value-type="string">
            <text:p>Ø</text:p>
          </table:table-cell>
          <table:table-cell/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o riep alle leiders …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TEMPORAL:Synchrono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/>
          <table:table-cell table:style-name="ce40" office:value-type="string" calcext:value-type="string">
            <text:p>então </text:p>
          </table:table-cell>
          <table:table-cell table:style-name="ce41" office:value-type="string" calcext:value-type="string">
            <text:p>congregou </text:p>
          </table:table-cell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ão diante de si em jerusalém …</text:p>
          </table:table-cell>
          <table:table-cell/>
          <table:table-cell office:value-type="string" calcext:value-type="string">
            <text:p>fr,nl,es</text:p>
          </table:table-cell>
          <table:table-cell office:value-type="string" calcext:value-type="string">
            <text:p>no translation/align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/>
          <table:table-cell table:style-name="ce42" office:value-type="string" calcext:value-type="string">
            <text:p>Ø</text:p>
          </table:table-cell>
          <table:table-cell table:style-name="ce41" office:value-type="string" calcext:value-type="string">
            <text:p>entonces juntó</text:p>
          </table:table-cell>
          <table:table-cell table:style-name="ce44" office:value-type="string" calcext:value-type="string">
            <text:p>Ø</text:p>
          </table:table-cell>
          <table:table-cell office:value-type="string" calcext:value-type="string">
            <text:p>salomón los ancianos de israel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lignment error for Czech, counterbalanced by other languages (dyr is not a discourse marker)</text:p>
          </table:table-cell>
          <table:table-cell table:number-columns-repeated="5"/>
          <table:table-cell office:value-type="string" calcext:value-type="string">
            <text:p>dyr</text:p>
          </table:table-cell>
          <table:table-cell office:value-type="string" calcext:value-type="string">
            <text:p>(not a discourse cu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semble points to CONTIGENCY:Cause:Result, closely followed by TEMPORAL:Asynchronous:Preced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textually, either would be possible, this describes how Solomon called in the elders after completing the temple</text:p>
          </table:table-cell>
          <table:table-cell table:number-columns-repeated="5"/>
          <table:table-cell office:value-type="string" calcext:value-type="string">
            <text:p>cs</text:p>
          </table:table-cell>
          <table:table-cell office:value-type="string" calcext:value-type="string">
            <text:p>COMPARISON:Concession (etc.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at can be a consequence or a temporal sequence</text:p>
          </table:table-cell>
          <table:table-cell table:number-columns-repeated="5"/>
          <table:table-cell office:value-type="string" calcext:value-type="string">
            <text:p>de,nl</text:p>
          </table:table-cell>
          <table:table-cell office:value-type="string" calcext:value-type="string">
            <text:p>no annotation (not a discourse cue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llerdings: das deutsche DimLex kennt die temporale Lesart von <text:span text:style-name="T1">da</text:span><text:span text:style-name="T2"> nicht, das ist möglicherweise eine Lücke</text:span></text:p>
          </table:table-cell>
          <table:table-cell table:number-columns-repeated="5"/>
          <table:table-cell office:value-type="string" calcext:value-type="string">
            <text:p>en,fr,pt,es</text:p>
          </table:table-cell>
          <table:table-cell office:value-type="string" calcext:value-type="string">
            <text:p>no translation/alignm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tsächlich scheint mir die kausale lesart hier für das deutsche fast ausgeschlossen zu sein, die ist eher bei subordination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9:Sheet1.R82" table:display-filter-buttons="true">
          <table:sort>
            <table:sort-by table:field-number="17" table:data-type="automatic"/>
          </table:sort>
        </table:database-range>
        <table:database-range table:name="__Anonymous_Sheet_DB__2" table:target-range-address="Sheet3.B4:Sheet3.P179" table:display-filter-buttons="true" table:orientation="column">
          <table:filter>
            <table:filter-and>
              <table:filter-condition table:field-number="12" table:value="10" table:operator="top values"/>
              <table:filter-condition table:field-number="7" table:value="10" table:operator="top value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10:15:41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4T16:16:55.308463562</meta:creation-date>
    <meta:editing-duration>PT6H22M39S</meta:editing-duration>
    <meta:editing-cycles>18</meta:editing-cycles>
    <meta:generator>LibreOffice/6.4.7.2$Windows_X86_64 LibreOffice_project/639b8ac485750d5696d7590a72ef1b496725cfb5</meta:generator>
    <dc:date>2021-10-12T10:35:56.751000000</dc:date>
    <meta:document-statistic meta:table-count="4" meta:cell-count="434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percentage-style style:name="N10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 chart:link-data-style-to-source="true" chart:error-category="cell-range" chart:error-upper-range="Sheet1.Y4:Sheet1.Y9" chart:error-lower-range="Sheet1.Y4:Sheet1.Y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Y4:Sheet1.Y9" chart:error-lower-range="Sheet1.Y4:Sheet1.Y9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107">
      <style:chart-properties chart:symbol-type="none" chart:link-data-style-to-source="true" chart:error-category="cell-range" chart:error-upper-range="Sheet1.Z4:Sheet1.Z9" chart:error-lower-range="Sheet1.Z4:Sheet1.Z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Z4:Sheet1.Z9" chart:error-lower-range="Sheet1.Z4:Sheet1.Z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68cm" svg:y="3.96cm" style:legend-expansion="high" chart:style-name="ch2"/>
        <chart:plot-area chart:style-name="ch3" table:cell-range-address="Sheet1.V3:Sheet1.X3 Sheet1.Y4:Sheet1.Y4 Sheet1.W4:Sheet1.X9" chart:data-source-has-labels="both" svg:x="0.32cm" svg:y="0.18cm" svg:width="13.028cm" svg:height="8.64cm">
          <chartooo:coordinate-region svg:x="1.77cm" svg:y="0.375cm" svg:width="11.578cm" svg:height="7.806cm"/>
          <chart:axis chart:dimension="x" chart:name="primary-x" chart:style-name="ch4" chartooo:axis-type="text">
            <chart:categories table:cell-range-address="Sheet1.Y4:Sheet1.Y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9" chart:label-cell-address="Sheet1.W3:Sheet1.W3" chart:class="chart:line">
            <chart:error-indicator chart:style-name="ch8" chart:dimension="y"/>
            <chart:data-point chart:repeated="3"/>
            <chart:data-point chart:style-name="ch9"/>
            <chart:data-point chart:repeated="2"/>
          </chart:series>
          <chart:series chart:style-name="ch10" chart:values-cell-range-address="Sheet1.X4:Sheet1.X9" chart:label-cell-address="Sheet1.X3:Sheet1.X3" chart:class="chart:line">
            <chart:error-indicator chart:style-name="ch11" chart:dimension="y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dm</text:p>
                <draw:g>
                  <svg:desc>Sheet1.W3:Sheet1.W3</svg:desc>
                </draw:g>
              </table:table-cell>
              <table:table-cell office:value-type="string">
                <text:p>Spalte Y</text:p>
              </table:table-cell>
              <table:table-cell office:value-type="string">
                <text:p>Spalte Y</text:p>
              </table:table-cell>
              <table:table-cell office:value-type="string">
                <text:p>f_pdtb</text:p>
                <draw:g>
                  <svg:desc>Sheet1.X3:Sheet1.X3</svg:desc>
                </draw:g>
              </table:table-cell>
              <table:table-cell office:value-type="string">
                <text:p>Spalte Z</text:p>
              </table:table-cell>
              <table:table-cell office:value-type="string">
                <text:p>Spalte Z</text:p>
              </table:table-cell>
            </table:table-row>
          </table:table-header-rows>
          <table:table-rows>
            <table:table-row>
              <table:table-cell office:value-type="float" office:value="0.140363272813714">
                <text:p>0.140363272813714</text:p>
                <draw:g>
                  <svg:desc>Sheet1.Y4:Sheet1.Y4</svg:desc>
                </draw:g>
              </table:table-cell>
              <table:table-cell office:value-type="float" office:value="0.288574917691343">
                <text:p>0.288574917691343</text:p>
                <draw:g>
                  <svg:desc>Sheet1.W4:Sheet1.W9</svg:desc>
                </draw:g>
              </table:table-cell>
              <table:table-cell office:value-type="float" office:value="0.140363272813714">
                <text:p>0.140363272813714</text:p>
                <draw:g>
                  <svg:desc>Sheet1.Y4:Sheet1.Y9</svg:desc>
                </draw:g>
              </table:table-cell>
              <table:table-cell office:value-type="float" office:value="0.140363272813714">
                <text:p>0.140363272813714</text:p>
                <draw:g>
                  <svg:desc>Sheet1.Y4:Sheet1.Y9</svg:desc>
                </draw:g>
              </table:table-cell>
              <table:table-cell office:value-type="float" office:value="0.212255770807049">
                <text:p>0.212255770807049</text:p>
                <draw:g>
                  <svg:desc>Sheet1.X4:Sheet1.X9</svg:desc>
                </draw:g>
              </table:table-cell>
              <table:table-cell office:value-type="float" office:value="0.15552566722873">
                <text:p>0.15552566722873</text:p>
                <draw:g>
                  <svg:desc>Sheet1.Z4:Sheet1.Z9</svg:desc>
                </draw:g>
              </table:table-cell>
              <table:table-cell office:value-type="float" office:value="0.15552566722873">
                <text:p>0.15552566722873</text:p>
                <draw:g>
                  <svg:desc>Sheet1.Z4:Sheet1.Z9</svg:desc>
                </draw:g>
              </table:table-cell>
            </table:table-row>
            <table:table-row>
              <table:table-cell office:value-type="string"/>
              <table:table-cell office:value-type="float" office:value="0.358172120543579">
                <text:p>0.358172120543579</text:p>
              </table:table-cell>
              <table:table-cell office:value-type="float" office:value="0.0483097097531922">
                <text:p>0.0483097097531922</text:p>
              </table:table-cell>
              <table:table-cell office:value-type="float" office:value="0.0483097097531922">
                <text:p>0.0483097097531922</text:p>
              </table:table-cell>
              <table:table-cell office:value-type="float" office:value="0.270779053081145">
                <text:p>0.270779053081145</text:p>
              </table:table-cell>
              <table:table-cell office:value-type="float" office:value="0.0910588285243398">
                <text:p>0.0910588285243398</text:p>
              </table:table-cell>
              <table:table-cell office:value-type="float" office:value="0.0910588285243398">
                <text:p>0.0910588285243398</text:p>
              </table:table-cell>
            </table:table-row>
            <table:table-row>
              <table:table-cell office:value-type="string"/>
              <table:table-cell office:value-type="float" office:value="0.389829994360556">
                <text:p>0.389829994360556</text:p>
              </table:table-cell>
              <table:table-cell office:value-type="float" office:value="0.0358043366777389">
                <text:p>0.0358043366777389</text:p>
              </table:table-cell>
              <table:table-cell office:value-type="float" office:value="0.0358043366777389">
                <text:p>0.0358043366777389</text:p>
              </table:table-cell>
              <table:table-cell office:value-type="float" office:value="0.304368811587377">
                <text:p>0.304368811587377</text:p>
              </table:table-cell>
              <table:table-cell office:value-type="float" office:value="0.0660897519016815">
                <text:p>0.0660897519016815</text:p>
              </table:table-cell>
              <table:table-cell office:value-type="float" office:value="0.0660897519016815">
                <text:p>0.0660897519016815</text:p>
              </table:table-cell>
            </table:table-row>
            <table:table-row>
              <table:table-cell office:value-type="string"/>
              <table:table-cell office:value-type="float" office:value="0.416649146190621">
                <text:p>0.416649146190621</text:p>
              </table:table-cell>
              <table:table-cell office:value-type="float" office:value="0.0285391928427744">
                <text:p>0.0285391928427744</text:p>
              </table:table-cell>
              <table:table-cell office:value-type="float" office:value="0.0285391928427744">
                <text:p>0.0285391928427744</text:p>
              </table:table-cell>
              <table:table-cell office:value-type="float" office:value="0.337605396992057">
                <text:p>0.337605396992057</text:p>
              </table:table-cell>
              <table:table-cell office:value-type="float" office:value="0.0549723562608996">
                <text:p>0.0549723562608996</text:p>
              </table:table-cell>
              <table:table-cell office:value-type="float" office:value="0.0549723562608996">
                <text:p>0.0549723562608996</text:p>
              </table:table-cell>
            </table:table-row>
            <table:table-row>
              <table:table-cell office:value-type="string"/>
              <table:table-cell office:value-type="float" office:value="0.432579222642019">
                <text:p>0.432579222642019</text:p>
              </table:table-cell>
              <table:table-cell office:value-type="float" office:value="0.0178856946907332">
                <text:p>0.0178856946907332</text:p>
              </table:table-cell>
              <table:table-cell office:value-type="float" office:value="0.0178856946907332">
                <text:p>0.0178856946907332</text:p>
              </table:table-cell>
              <table:table-cell office:value-type="float" office:value="0.368583097842314">
                <text:p>0.368583097842314</text:p>
              </table:table-cell>
              <table:table-cell office:value-type="float" office:value="0.0438091531241052">
                <text:p>0.0438091531241052</text:p>
              </table:table-cell>
              <table:table-cell office:value-type="float" office:value="0.0438091531241052">
                <text:p>0.0438091531241052</text:p>
              </table:table-cell>
            </table:table-row>
            <table:table-row>
              <table:table-cell office:value-type="string"/>
              <table:table-cell office:value-type="float" office:value="0.446722666843045">
                <text:p>0.446722666843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418592008698">
                <text:p>0.40418592008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